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pitch="variable"/>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Gentium" svg:font-family="Gentium" style:font-family-generic="roman" style:font-pitch="variable"/>
    <style:font-face style:name="Junicode" svg:font-family="Junicode" style:font-family-generic="system" style:font-pitch="variable"/>
    <style:font-face style:name="Latha" svg:font-family="Latha"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_20__28_WW_29_">
      <style:paragraph-properties fo:text-align="justify" style:justify-single-word="false"/>
    </style:style>
    <style:style style:name="P2" style:family="paragraph" style:parent-style-name="Standard_20__28_WW_29_">
      <style:paragraph-properties fo:text-align="justify" style:justify-single-word="false"/>
      <style:text-properties fo:color="#000000" loext:opacity="100%" style:font-name="Gentium" style:font-name-complex="Junicode">
        <loext:char-complex-color loext:theme-type="dark1" loext:color-type="theme"/>
      </style:text-properties>
    </style:style>
    <style:style style:name="P3" style:family="paragraph" style:parent-style-name="Footnote">
      <style:paragraph-properties fo:text-align="justify" style:justify-single-word="false"/>
    </style:style>
    <style:style style:name="P4" style:family="paragraph" style:parent-style-name="Standard">
      <style:paragraph-properties fo:text-align="justify" style:justify-single-word="false"/>
      <style:text-properties fo:color="#000000" loext:opacity="100%" style:font-name="Gentium" fo:language="en" fo:country="US">
        <loext:char-complex-color loext:theme-type="dark1" loext:color-type="theme"/>
      </style:text-properties>
    </style:style>
    <style:style style:name="P5" style:family="paragraph" style:parent-style-name="Text_20_body_20__28_WW_29_">
      <style:paragraph-properties fo:margin-top="0in" fo:margin-bottom="0in" style:contextual-spacing="false" fo:text-align="justify" style:justify-single-word="false"/>
      <style:text-properties fo:color="#000000" loext:opacity="100%" style:font-name="Gentium">
        <loext:char-complex-color loext:theme-type="dark1" loext:color-type="theme"/>
      </style:text-properties>
    </style:style>
    <style:style style:name="P6" style:family="paragraph" style:parent-style-name="Text_20_body_20__28_WW_29_">
      <style:paragraph-properties fo:margin-top="0in" fo:margin-bottom="0in" style:contextual-spacing="false" fo:text-align="justify" style:justify-single-word="false"/>
    </style:style>
    <style:style style:name="P7" style:family="paragraph" style:parent-style-name="Text_20_body_20__28_WW_29_">
      <style:paragraph-properties fo:margin-top="0in" fo:margin-bottom="0in" style:contextual-spacing="false" fo:text-align="justify" style:justify-single-word="false"/>
      <style:text-properties fo:color="#000000" loext:opacity="100%" style:font-name="Gentium" style:font-name-complex="Junicode">
        <loext:char-complex-color loext:theme-type="dark1" loext:color-type="theme"/>
      </style:text-properties>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color="#000000" loext:opacity="100%" style:font-name="Gentium" fo:font-weight="bold" style:font-weight-asian="bold" style:font-name-complex="Times New Roman1" style:font-weight-complex="bold">
        <loext:char-complex-color loext:theme-type="dark1" loext:color-type="theme"/>
      </style:text-properties>
    </style:style>
    <style:style style:name="P10" style:family="paragraph" style:parent-style-name="Standard">
      <style:paragraph-properties fo:text-align="justify" style:justify-single-word="false"/>
      <style:text-properties fo:color="#000000" loext:opacity="100%" style:font-name="Gentium" style:font-name-complex="Times New Roman1">
        <loext:char-complex-color loext:theme-type="dark1" loext:color-type="theme"/>
      </style:text-properties>
    </style:style>
    <style:style style:name="P11" style:family="paragraph" style:parent-style-name="Standard_20__28_WW_29_">
      <style:paragraph-properties fo:text-align="justify" style:justify-single-word="false"/>
      <style:text-properties fo:color="#000000" loext:opacity="100%" style:font-name="Gentium">
        <loext:char-complex-color loext:theme-type="dark1" loext:color-type="theme"/>
      </style:text-properties>
    </style:style>
    <style:style style:name="P12" style:family="paragraph" style:parent-style-name="Standard">
      <style:paragraph-properties fo:margin-top="0.0016in" fo:margin-bottom="0in" style:contextual-spacing="false" fo:text-align="justify" style:justify-single-word="false"/>
      <style:text-properties fo:color="#000000" loext:opacity="100%" style:font-name="Gentium" style:font-name-complex="Times New Roman1">
        <loext:char-complex-color loext:theme-type="dark1" loext:color-type="theme"/>
      </style:text-properties>
    </style:style>
    <style:style style:name="P13" style:family="paragraph" style:parent-style-name="Standard">
      <style:paragraph-properties fo:margin-top="0.0016in" fo:margin-bottom="0in" style:contextual-spacing="false" fo:text-align="justify" style:justify-single-word="false"/>
    </style:style>
    <style:style style:name="P14" style:family="paragraph" style:parent-style-name="Standard">
      <style:paragraph-properties fo:margin-top="0.0016in" fo:margin-bottom="0in" style:contextual-spacing="false" fo:text-align="justify" style:justify-single-word="false"/>
      <style:text-properties fo:color="#000000" loext:opacity="100%" style:font-name="Gentium" fo:language="fr" fo:country="FR" style:font-name-complex="Times New Roman1">
        <loext:char-complex-color loext:theme-type="dark1" loext:color-type="theme"/>
      </style:text-properties>
    </style:style>
    <style:style style:name="P15" style:family="paragraph" style:parent-style-name="Standard">
      <style:paragraph-properties fo:text-align="justify" style:justify-single-word="false"/>
      <style:text-properties fo:color="#000000" loext:opacity="100%" style:font-name="Gentium">
        <loext:char-complex-color loext:theme-type="dark1" loext:color-type="theme"/>
      </style:text-properties>
    </style:style>
    <style:style style:name="P16" style:family="paragraph" style:parent-style-name="Footnote_20__28_WW_29_">
      <style:paragraph-properties fo:margin-left="0in" fo:text-align="justify" style:justify-single-word="false" fo:text-indent="0in" style:auto-text-indent="false"/>
    </style:style>
    <style:style style:name="P17" style:family="paragraph" style:parent-style-name="Standard">
      <style:paragraph-properties fo:text-align="justify" style:justify-single-word="false"/>
      <style:text-properties fo:color="#000000" loext:opacity="100%" style:font-name="Gentium" fo:font-weight="bold" style:font-weight-asian="bold" style:font-weight-complex="bold">
        <loext:char-complex-color loext:theme-type="dark1" loext:color-type="theme"/>
      </style:text-properties>
    </style:style>
    <style:style style:name="P18" style:family="paragraph" style:parent-style-name="Standard">
      <style:paragraph-properties fo:text-align="justify" style:justify-single-word="false"/>
      <style:text-properties fo:color="#000000" loext:opacity="100%" style:font-name="Gentium" fo:language="en" fo:country="IN">
        <loext:char-complex-color loext:theme-type="dark1" loext:color-type="theme"/>
      </style:text-properties>
    </style:style>
    <style:style style:name="P19" style:family="paragraph" style:parent-style-name="Standard">
      <style:paragraph-properties fo:text-align="justify" style:justify-single-word="false"/>
      <style:text-properties fo:color="#000000" loext:opacity="100%" style:font-name="Gentium" fo:language="fr" fo:country="FR">
        <loext:char-complex-color loext:theme-type="dark1" loext:color-type="theme"/>
      </style:text-properties>
    </style:style>
    <style:style style:name="P20" style:family="paragraph" style:parent-style-name="Standard">
      <style:text-properties style:font-name="Gentium"/>
    </style:style>
    <style:style style:name="P21" style:family="paragraph" style:parent-style-name="Footer">
      <style:paragraph-properties fo:padding="0in" fo:border="none"/>
    </style:style>
    <style:style style:name="T1" style:family="text">
      <style:text-properties fo:color="#000000" loext:opacity="100%" style:font-name="Gentium" style:font-name-complex="Junicode">
        <loext:char-complex-color loext:theme-type="dark1" loext:color-type="theme"/>
      </style:text-properties>
    </style:style>
    <style:style style:name="T2" style:family="text">
      <style:text-properties fo:color="#000000" loext:opacity="100%" style:font-name="Gentium">
        <loext:char-complex-color loext:theme-type="dark1" loext:color-type="theme"/>
      </style:text-properties>
    </style:style>
    <style:style style:name="T3" style:family="text">
      <style:text-properties fo:color="#000000" loext:opacity="100%" style:text-position="super 58%" style:font-name="Gentium">
        <loext:char-complex-color loext:theme-type="dark1" loext:color-type="theme"/>
      </style:text-properties>
    </style:style>
    <style:style style:name="T4" style:family="text">
      <style:text-properties fo:color="#000000" loext:opacity="100%" style:font-name="Gentium" fo:font-style="italic" style:font-style-asian="italic" style:font-style-complex="italic">
        <loext:char-complex-color loext:theme-type="dark1" loext:color-type="theme"/>
      </style:text-properties>
    </style:style>
    <style:style style:name="T5" style:family="text">
      <style:text-properties fo:color="#000000" loext:opacity="100%" style:font-name="Gentium" fo:font-style="italic" style:font-style-asian="italic" style:font-name-complex="Junicode" style:font-style-complex="italic">
        <loext:char-complex-color loext:theme-type="dark1" loext:color-type="theme"/>
      </style:text-properties>
    </style:style>
    <style:style style:name="T6" style:family="text">
      <style:text-properties style:font-name="Gentium" fo:font-size="10pt" fo:language="en" fo:country="US" style:font-size-asian="10pt" style:font-size-complex="10pt"/>
    </style:style>
    <style:style style:name="T7" style:family="text">
      <style:text-properties style:font-name="Gentium" fo:font-size="10pt" style:font-size-asian="10pt" style:font-size-complex="10pt"/>
    </style:style>
    <style:style style:name="T8" style:family="text">
      <style:text-properties style:font-name="Gentium" fo:font-size="10pt" fo:language="en" fo:country="US" fo:font-style="italic" style:font-size-asian="10pt" style:font-style-asian="italic" style:font-size-complex="10pt" style:font-style-complex="italic"/>
    </style:style>
    <style:style style:name="T9" style:family="text">
      <style:text-properties fo:color="#000000" loext:opacity="100%" style:text-position="super 58%" style:font-name="Gentium" style:font-name-complex="Junicode">
        <loext:char-complex-color loext:theme-type="dark1" loext:color-type="theme"/>
      </style:text-properties>
    </style:style>
    <style:style style:name="T10" style:family="text">
      <style:text-properties fo:color="#000000" loext:opacity="100%" style:font-name="Gentium" fo:language="en" fo:country="US">
        <loext:char-complex-color loext:theme-type="dark1" loext:color-type="theme"/>
      </style:text-properties>
    </style:style>
    <style:style style:name="T11" style:family="text">
      <style:text-properties style:font-name="Gentium" fo:font-size="10pt" fo:font-style="italic" style:font-size-asian="10pt" style:font-style-asian="italic" style:font-size-complex="10pt" style:font-style-complex="italic"/>
    </style:style>
    <style:style style:name="T12" style:family="text">
      <style:text-properties fo:color="#000000" loext:opacity="100%" style:font-name="Gentium" fo:language="en" fo:country="US" fo:font-style="italic" style:font-style-asian="italic">
        <loext:char-complex-color loext:theme-type="dark1" loext:color-type="theme"/>
      </style:text-properties>
    </style:style>
    <style:style style:name="T13" style:family="text">
      <style:text-properties fo:color="#000000" loext:opacity="100%" style:text-position="super 58%" style:font-name="Gentium" fo:language="en" fo:country="US">
        <loext:char-complex-color loext:theme-type="dark1" loext:color-type="theme"/>
      </style:text-properties>
    </style:style>
    <style:style style:name="T14" style:family="text">
      <style:text-properties fo:color="#000000" loext:opacity="100%" style:font-name="Gentium" fo:language="en" fo:country="US" fo:font-style="italic" style:font-style-asian="italic" style:font-style-complex="italic">
        <loext:char-complex-color loext:theme-type="dark1" loext:color-type="theme"/>
      </style:text-properties>
    </style:style>
    <style:style style:name="T15" style:family="text">
      <style:text-properties fo:color="#000000" loext:opacity="100%" style:font-name="Gentium" fo:language="en" fo:country="US" style:font-style-complex="italic">
        <loext:char-complex-color loext:theme-type="dark1" loext:color-type="theme"/>
      </style:text-properties>
    </style:style>
    <style:style style:name="T16" style:family="text">
      <style:text-properties fo:color="#000000" loext:opacity="100%" style:font-name="Gentium" fo:font-weight="bold" style:font-weight-asian="bold" style:font-name-complex="Times New Roman1" style:font-weight-complex="bold">
        <loext:char-complex-color loext:theme-type="dark1" loext:color-type="theme"/>
      </style:text-properties>
    </style:style>
    <style:style style:name="T17" style:family="text">
      <style:text-properties fo:color="#000000" loext:opacity="100%" style:font-name="Gentium" style:font-name-complex="Times New Roman1">
        <loext:char-complex-color loext:theme-type="dark1" loext:color-type="theme"/>
      </style:text-properties>
    </style:style>
    <style:style style:name="T18" style:family="text">
      <style:text-properties fo:color="#000000" loext:opacity="100%" style:font-name="Gentium" fo:font-style="italic" style:font-style-asian="italic" style:font-name-complex="Times New Roman1" style:font-style-complex="italic">
        <loext:char-complex-color loext:theme-type="dark1" loext:color-type="theme"/>
      </style:text-properties>
    </style:style>
    <style:style style:name="T19" style:family="text">
      <style:text-properties fo:color="#000000" loext:opacity="100%" style:font-name="Gentium" fo:font-style="italic" style:font-style-asian="italic">
        <loext:char-complex-color loext:theme-type="dark1" loext:color-type="theme"/>
      </style:text-properties>
    </style:style>
    <style:style style:name="T20" style:family="text">
      <style:text-properties fo:color="#000000" loext:opacity="100%" style:font-name="Gentium" style:font-style-complex="italic">
        <loext:char-complex-color loext:theme-type="dark1" loext:color-type="theme"/>
      </style:text-properties>
    </style:style>
    <style:style style:name="T21" style:family="text">
      <style:text-properties fo:color="#000000" loext:opacity="100%" style:font-name="Gentium" fo:font-style="italic" style:font-style-asian="italic" style:font-name-complex="Times New Roman1">
        <loext:char-complex-color loext:theme-type="dark1" loext:color-type="theme"/>
      </style:text-properties>
    </style:style>
    <style:style style:name="T22" style:family="text">
      <style:text-properties fo:color="#000000" loext:opacity="100%" style:font-name="Gentium" fo:language="fr" fo:country="FR" style:font-name-complex="Times New Roman1">
        <loext:char-complex-color loext:theme-type="dark1" loext:color-type="theme"/>
      </style:text-properties>
    </style:style>
    <style:style style:name="T23" style:family="text">
      <style:text-properties fo:color="#000000" loext:opacity="100%" style:font-name="Gentium" fo:language="fr" fo:country="FR" fo:font-style="italic" style:font-style-asian="italic" style:font-name-complex="Times New Roman1">
        <loext:char-complex-color loext:theme-type="dark1" loext:color-type="theme"/>
      </style:text-properties>
    </style:style>
    <style:style style:name="T24" style:family="text">
      <style:text-properties fo:color="#000000" loext:opacity="100%" style:text-position="super 58%" style:font-name="Gentium" style:font-name-complex="Times New Roman1">
        <loext:char-complex-color loext:theme-type="dark1" loext:color-type="theme"/>
      </style:text-properties>
    </style:style>
    <style:style style:name="T25" style:family="text">
      <style:text-properties fo:color="#000000" loext:opacity="100%" style:font-name="Gentium" fo:language="fr" fo:country="FR">
        <loext:char-complex-color loext:theme-type="dark1" loext:color-type="theme"/>
      </style:text-properties>
    </style:style>
    <style:style style:name="T26" style:family="text">
      <style:text-properties style:font-name="Gentium"/>
    </style:style>
    <style:style style:name="T27" style:family="text">
      <style:text-properties style:font-name="Gentium" fo:font-style="italic" style:font-style-asian="italic" style:font-style-complex="italic"/>
    </style:style>
    <style:style style:name="T28" style:family="text">
      <style:text-properties fo:color="#000000" loext:opacity="100%" style:font-name="Gentium" fo:font-size="10pt" style:font-size-asian="10pt" style:font-size-complex="10pt">
        <loext:char-complex-color loext:theme-type="dark1" loext:color-type="theme"/>
      </style:text-properties>
    </style:style>
    <style:style style:name="T29" style:family="text">
      <style:text-properties fo:color="#000000" loext:opacity="100%" style:font-name="Gentium" fo:font-weight="bold" style:font-weight-asian="bold" style:font-weight-complex="bold">
        <loext:char-complex-color loext:theme-type="dark1" loext:color-type="theme"/>
      </style:text-properties>
    </style:style>
    <style:style style:name="T30" style:family="text">
      <style:text-properties fo:color="#000000" loext:opacity="100%" style:text-position="super 58%" style:font-name="Gentium" style:font-style-complex="italic">
        <loext:char-complex-color loext:theme-type="dark1" loext:color-type="theme"/>
      </style:text-properties>
    </style:style>
    <style:style style:name="T31" style:family="text">
      <style:text-properties fo:color="#000000" loext:opacity="100%" style:font-name="Gentium" fo:language="fr" fo:country="FR" fo:font-style="italic" style:font-style-asian="italic" style:font-style-complex="italic">
        <loext:char-complex-color loext:theme-type="dark1" loext:color-type="theme"/>
      </style:text-properties>
    </style:style>
    <style:style style:name="T32" style:family="text">
      <style:text-properties fo:color="#000000" loext:opacity="100%" style:font-name="Gentium" fo:language="en" fo:country="IN">
        <loext:char-complex-color loext:theme-type="dark1" loext:color-type="theme"/>
      </style:text-properties>
    </style:style>
    <style:style style:name="T33" style:family="text">
      <style:text-properties fo:color="#000000" loext:opacity="100%" style:font-name="Gentium" fo:language="en" fo:country="IN" fo:font-style="italic" style:font-style-asian="italic" style:font-style-complex="italic">
        <loext:char-complex-color loext:theme-type="dark1" loext:color-type="theme"/>
      </style:text-properties>
    </style:style>
    <style:style style:name="T34" style:family="text">
      <style:text-properties style:font-name="Gentium" fo:font-size="10pt" fo:language="en" fo:country="IN" fo:font-style="italic" style:font-size-asian="10pt" style:font-style-asian="italic" style:font-size-complex="10pt" style:font-style-complex="italic"/>
    </style:style>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137. </text:span><text:span text:style-name="T2">a</text:span><text:bookmark-start text:name="_GoBack"/><text:span text:style-name="T2">) </text:span><text:span text:style-name="T1">Lālkuṭi, </text:span><text:span text:style-name="T2">Lālkuṭi taluk, Tiruchirāpaḷḷi district, Saptaṛṣīśvara temple; b) </text:span><text:span text:style-name="T1">on the western wall section of the northern façade of the sanctuary, inscription in the middle</text:span><text:span text:style-name="T2">; c) personally located and read in situ; d) </text:span><text:span text:style-name="T1">ARE 1928–1929, no. 117; SII 19, no. 146</text:span><text:span text:style-name="T2">; e) 5</text:span><text:span text:style-name="T3">th</text:span><text:span text:style-name="T2"> regnal year of Kōpparakesarivarman; f) probably Parāntaka I (</text:span><text:span text:style-name="T4">circa</text:span><text:span text:style-name="T2"> 912 A.D.); g) inscription not read with anyone.</text:span><text:bookmark-end text:name="_GoBack"/></text:p>
      <text:p text:style-name="P2" loext:marker-style-name="T1"/>
      <text:p text:style-name="P1" loext:marker-style-name="T2"><text:span text:style-name="T1">(1) </text:span><text:span text:style-name="T5">svasti śrī</text:span><text:span text:style-name="T1"> kopparakecariva</text:span><text:span text:style-name="T5">nm</text:span><text:span text:style-name="T1">makku yāṇṭu 5 ˚āva</text:span></text:p>
      <text:p text:style-name="P1" loext:marker-style-name="T2"><text:span text:style-name="T1">(2) tu ˚iṭaiyāṟṟunāṭṭu tiruttava[t]tuṟai ˚</text:span><text:span text:style-name="T5">īśva</text:span></text:p>
      <text:p text:style-name="P1" loext:marker-style-name="T2"><text:span text:style-name="T1">(3) </text:span><text:span text:style-name="T5">ra bhaṭṭāra</text:span><text:span text:style-name="T1">karkku ˚aṭikaḷ paḻuveṭṭaraiya X kumaraṉ maṟa</text:span></text:p>
      <text:p text:style-name="P1" loext:marker-style-name="T2"><text:span text:style-name="T1">(4) vaṉ </text:span><text:span text:style-name="T5">cantrāditya</text:span><text:span text:style-name="T1">vat ˚iravum paka[lum] ˚oru noṉ</text:span></text:p>
      <text:p text:style-name="P1" loext:marker-style-name="T1"><text:span text:style-name="T1">(5) tātiruviḷakkiṉukku vaitta p[o]ṉ 30 m ˚urikku</text:span><text:span text:style-name="T1"><text:note text:id="ftn1" text:note-class="footnote"><text:note-citation>1</text:note-citation><text:note-body><text:p text:style-name="P3" loext:marker-style-name="T6"><text:span text:style-name="T7"><text:s/></text:span><text:span text:style-name="T8">urikku</text:span><text:span text:style-name="T6"> goes out of the frame set for of this inscription as if it was added later.</text:span></text:p></text:note-body></text:note></text:span></text:p>
      <text:p text:style-name="P1" loext:marker-style-name="T1"><text:span text:style-name="T1">(6) [[mmup]]</text:span><text:span text:style-name="T1"><text:note text:id="ftn2" text:note-class="footnote"><text:note-citation>2</text:note-citation><text:note-body><text:p text:style-name="P3" loext:marker-style-name="T6"><text:span text:style-name="T7"><text:s/></text:span><text:span text:style-name="T6">These letters are no longer legible. But we still see traces and they were added out of the frame set for the inscription, as the </text:span><text:span text:style-name="T8">urikku</text:span><text:span text:style-name="T6"> of the previous line was.</text:span></text:p></text:note-body></text:note></text:span><text:span text:style-name="T1">patiṉ kaḻañcu ippoṉ koṇṭu nica</text:span></text:p>
      <text:p text:style-name="P1" loext:marker-style-name="T1"><text:span text:style-name="T1">(7) ti muṭṭāmāl ˚oru nontāviḷakku ˚eri</text:span><text:span text:style-name="T1"/></text:p>
      <text:p text:style-name="P1" loext:marker-style-name="T1"><text:span text:style-name="T1">(8) ppomāṉom ˚ittaḷi paṭṭu ˚uṭaiyā</text:span><text:span text:style-name="T1"/></text:p>
      <text:p text:style-name="P1" loext:marker-style-name="T2"><text:span text:style-name="T1">(9) ṉ </text:span><text:span text:style-name="T5">śi</text:span><text:span text:style-name="T1">vakocari ˚eṟaṉ kalimaṟiyum ˚eṟa</text:span></text:p>
      <text:p text:style-name="P1" loext:marker-style-name="T2"><text:span text:style-name="T1">(10) ṉ kaṇṭaṉum ˚ivviruvem ˚itu </text:span><text:span text:style-name="T5">panmāhe</text:span></text:p>
      <text:p text:style-name="P1" loext:marker-style-name="T1"><text:span text:style-name="T1">(11) </text:span><text:span text:style-name="T5">śvara</text:span><text:span text:style-name="T1"> </text:span><text:span text:style-name="T5">rakṣai</text:span></text:p>
      <text:p text:style-name="P2" loext:marker-style-name="T1"/>
      <text:p text:style-name="P1" loext:marker-style-name="T1"><text:span text:style-name="T1">Fortune! Prosperity! This is the 5</text:span><text:span text:style-name="T9">th</text:span><text:span text:style-name="T1"> year of Kōpparakesarivarman. For Bhaṭṭārakar, the Lord (</text:span><text:span text:style-name="T5">īśvara</text:span><text:span text:style-name="T1">) of Tiruttavattuṟai in Iṭaiyāṟṟunāṭu, Aṭikaḷ Paḻuvēṭṭaraiyar Kumaraṉ Maṟavaṉ, for one perpetual holy lamp (</text:span><text:span text:style-name="T5">oru nontātiruviḷakku</text:span><text:span text:style-name="T1">) night and day as long as the sun and the moon endure, placed (</text:span><text:span text:style-name="T5">vaitta</text:span><text:span text:style-name="T1">) 30 [</text:span><text:span text:style-name="T5">kaḻañcu</text:span><text:span text:style-name="T1">s] of gold (</text:span><text:span text:style-name="T5">poṉ</text:span><text:span text:style-name="T1">); for one </text:span><text:span text:style-name="T5">uri</text:span><text:span text:style-name="T1"> (</text:span><text:span text:style-name="T5">urikku</text:span><text:span text:style-name="T1">), thirty </text:span><text:span text:style-name="T5">kaḻañcu</text:span><text:span text:style-name="T1">s [of gold]; having taken (</text:span><text:span text:style-name="T5">koṇṭu</text:span><text:span text:style-name="T1">) this gold (</text:span><text:span text:style-name="T5">ippoṉ</text:span><text:span text:style-name="T1">), everyday (</text:span><text:span text:style-name="T5">nicati</text:span><text:span text:style-name="T1">) without fail (</text:span><text:span text:style-name="T5">muṭṭāmāl</text:span><text:span text:style-name="T1">) we will burn (</text:span><text:span text:style-name="T5">erippōmāṉōm</text:span><text:span text:style-name="T1">) one (</text:span><text:span text:style-name="T5">oru</text:span><text:span text:style-name="T1">) perpetual lamp (</text:span><text:span text:style-name="T5">nontāviḷakku</text:span><text:span text:style-name="T1">), Śivakocari Eraṉ Kalimaṟi and Eraṉ Kaṇṭaṉ, the Paṭṭuṭaiyāṉ of this temple (</text:span><text:span text:style-name="T5">ittaḷi</text:span><text:span text:style-name="T1">), we the two (</text:span><text:span text:style-name="T5">ivviruvem &gt; ivviruvōm</text:span><text:span text:style-name="T1">). This is under the protection of the Paṉmāheśvaras.</text:span></text:p>
      <text:p text:style-name="P4" loext:marker-style-name="T10"/>
      <text:p text:style-name="P4" loext:marker-style-name="T10"/>
      <text:p text:style-name="P1" loext:marker-style-name="T1"><text:span text:style-name="T2">#138. a) </text:span><text:span text:style-name="T1">Lālkuṭi, </text:span><text:span text:style-name="T2">Lālkuṭi taluk, Tiruchirāpaḷḷi district, Saptaṛṣīśvara temple; b) on the westernmost wall section of the northern façade of the sanctuary, lower inscription; c) personally located and read in situ; d) ARE 1892, no. 85; SII 4, no. 532; e) 6</text:span><text:span text:style-name="T3">th</text:span><text:span text:style-name="T2"> regnal year of Kōpparakesarivarman; f) either Parāntaka I (</text:span><text:span text:style-name="T4">circa</text:span><text:span text:style-name="T2"> 913 A.D.) or Uttamacōḻa (</text:span><text:span text:style-name="T4">circa</text:span><text:span text:style-name="T2"> 977 A.D.); g) inscription not read with anyone; h) the script is similar to the one of #137, and therefore the Parakesarivarman would be Parāntaka I; however, the donation is made on behalf of a </text:span><text:span text:style-name="T1">Maṟavaraṅ Kaṇṭaṉ, which is the name of the little king who ruled during the reign of Uttamacōḻa; but we do not know if he is the same little king here, because the name </text:span><text:soft-page-break/><text:span text:style-name="T1">Paḻuvēṭṭaraiyar does not appear</text:span><text:span text:style-name="T2">.</text:span></text:p>
      <text:p text:style-name="P5" loext:marker-style-name="T2"/>
      <text:p text:style-name="P6" loext:marker-style-name="T2"><text:span text:style-name="T2">(1) </text:span><text:span text:style-name="T4">svasti śrī</text:span><text:span text:style-name="T2"> kopparakecariva</text:span><text:span text:style-name="T4">nma</text:span><text:span text:style-name="T2">kku yāṇṭu 6 ˚āva</text:span></text:p>
      <text:p text:style-name="P6" loext:marker-style-name="T2"><text:span text:style-name="T2">(2) tu ˚iṭaiyāṟṟunāṭṭu tiruttavattuṟai ˚</text:span><text:span text:style-name="T4">īśvabhaṭṭāra</text:span><text:span text:style-name="T2">kku</text:span></text:p>
      <text:p text:style-name="P6" loext:marker-style-name="T2"><text:span text:style-name="T2">(3) kavirapolkaṭṭi kuṭi kaṇṭaṉ coḻam paricai kiḻaṉ ma</text:span><text:span text:style-name="T4">ra</text:span><text:span text:style-name="T2">va</text:span></text:p>
      <text:p text:style-name="P6" loext:marker-style-name="T2"><text:span text:style-name="T2">(4) raṅ kaṇṭaṉai cātti cantirātittaval ˚iravum pakalu</text:span><text:span text:style-name="T2"/></text:p>
      <text:p text:style-name="P6" loext:marker-style-name="T2"><text:span text:style-name="T2">(5) m nicati ˚uḻakku neylā ˚erippatāka vaitta ˚āṭu 90</text:span><text:span text:style-name="T2"/></text:p>
      <text:p text:style-name="P6" loext:marker-style-name="T2"><text:span text:style-name="T2">(6) toṇṇuṟum cāvāmuvāppe</text:span><text:span text:style-name="T4">rā</text:span><text:span text:style-name="T2">ṭāka vaicceṉ ka</text:span></text:p>
      <text:p text:style-name="P6" loext:marker-style-name="T2"><text:span text:style-name="T2">(7) ṇṭaṉ coḻaneṉ ˚itu </text:span><text:span text:style-name="T4">panmāheśvara rakṣai</text:span><text:span text:style-name="T2"> nonttāviḷakku</text:span><text:span text:style-name="T2"><text:note text:id="ftn3" text:note-class="footnote"><text:note-citation>3</text:note-citation><text:note-body><text:p text:style-name="P3" loext:marker-style-name="T6"><text:span text:style-name="T7"><text:s/></text:span><text:span text:style-name="T6">This last word has been added later, in smaller letters. It was probably added when the copyist realized that the word was forgotten in the donation. Indeed, </text:span><text:span text:style-name="T11">nontāviḷakku</text:span><text:span text:style-name="T6"> does not come in the text while it is expected.</text:span></text:p></text:note-body></text:note></text:span></text:p>
      <text:p text:style-name="P7" loext:marker-style-name="T1"/>
      <text:p text:style-name="Text_20_body_20__28_WW_29_"><text:span text:style-name="T1">Fortune! Prosperity! This is the 6</text:span><text:span text:style-name="T9">th</text:span><text:span text:style-name="T1"> year of Kōpparakesarivarman. For Bhaṭṭārakar, the lord (</text:span><text:span text:style-name="T5">īśva</text:span><text:span text:style-name="T1"> &gt; </text:span><text:span text:style-name="T5">īśvara</text:span><text:span text:style-name="T1">) of Tiruttavattuṟai in Iṭaiyāṟṟunāṭu, Kaṇṭaṉ Cōḻam of a family (</text:span><text:span text:style-name="T5">kuṭi</text:span><text:span text:style-name="T1">) of Kavirapolkaṭṭi, lord (</text:span><text:span text:style-name="T5">kiḻaṉ</text:span><text:span text:style-name="T1">) of Paricai, on behalf (</text:span><text:span text:style-name="T5">cātti</text:span><text:span text:style-name="T1">) of Maṟavaraṅ (</text:span><text:span text:style-name="T5">maravaraṅ</text:span><text:span text:style-name="T1"> &gt; </text:span><text:span text:style-name="T5">maṟavaraṅ</text:span><text:span text:style-name="T1">) Kaṇṭaṉ, for burning (</text:span><text:span text:style-name="T5">erippatāka</text:span><text:span text:style-name="T1">) one </text:span><text:span text:style-name="T5">uḻakku</text:span><text:span text:style-name="T1"> of </text:span><text:span text:style-name="T5">ghee</text:span><text:span text:style-name="T1"> (</text:span><text:span text:style-name="T5">neylā</text:span><text:span text:style-name="T1"> &gt; </text:span><text:span text:style-name="T5">ney</text:span><text:span text:style-name="T1">) everyday (</text:span><text:span text:style-name="T5">nicati</text:span><text:span text:style-name="T1">) night and day as long as the sun and the moon endure, placed (</text:span><text:span text:style-name="T5">vaitta</text:span><text:span text:style-name="T1">) 90 goats (</text:span><text:span text:style-name="T5">āṭu</text:span><text:span text:style-name="T1">); as ninety (</text:span><text:span text:style-name="T5">toṇṇuṟum</text:span><text:span text:style-name="T1"> &gt; </text:span><text:span text:style-name="T5">toṇṇūṟum</text:span><text:span text:style-name="T1">) undying and non-ageing great goats (</text:span><text:span text:style-name="T4">cāvāmuvāpperāṭāka</text:span><text:span text:style-name="T2">) I have placed (</text:span><text:span text:style-name="T4">vaiccēṉ</text:span><text:span text:style-name="T2">), I Kaṇṭaṉ Cōḻan. This is under the protection of the Panmāheśvaras. Perpetual lamp (</text:span><text:span text:style-name="T4">nonttāviḷakku</text:span><text:span text:style-name="T2"> &gt; </text:span><text:span text:style-name="T4">nontāviḷakku</text:span><text:span text:style-name="T2">).</text:span></text:p>
      <text:p text:style-name="Text_20_body_20__28_WW_29_"/>
      <text:p text:style-name="Text_20_body_20__28_WW_29_"/>
      <text:p text:style-name="Text_20_body_20__28_WW_29_"><text:span text:style-name="T10">#139. </text:span><text:span text:style-name="T2">a) </text:span><text:span text:style-name="T10">Tiruppaḻaṉam, Tanjavur taluk and district, Āpatsāhayeśvara temple</text:span><text:span text:style-name="T2">; b) on the </text:span><text:span text:style-name="T10">northernmost </text:span><text:span text:style-name="T2">wall section of the western façade of the sanctuary, upper inscription; c) site not visited personally, but inscription read on good pictures taken by N. Ramaswamy Babu; d) </text:span><text:span text:style-name="T10">ARE 1927–28, no. 148; SII 19, no. 172</text:span><text:span text:style-name="T2">; e) 6</text:span><text:span text:style-name="T3">th</text:span><text:span text:style-name="T2"> regnal year of Kōpparakesarivarman; f) probably Parāntaka I (</text:span><text:span text:style-name="T4">circa</text:span><text:span text:style-name="T2"> 913 A.D.); g) inscription not read with anyone.</text:span></text:p>
      <text:p text:style-name="P4" loext:marker-style-name="T10"/>
      <text:p text:style-name="P8" loext:marker-style-name="T10"><text:span text:style-name="T10">(1) </text:span><text:span text:style-name="T12">svasti śrī</text:span><text:span text:style-name="T10"> kopparakecaripaṉ</text:span></text:p>
      <text:p text:style-name="P8" loext:marker-style-name="T10"><text:span text:style-name="T10">(2) maṟku yāṇṭu 6 ˚āvatu miṟai</text:span><text:span text:style-name="T10"/></text:p>
      <text:p text:style-name="P8" loext:marker-style-name="T10"><text:span text:style-name="T10">(3) kkūttu ˚i</text:span><text:span text:style-name="T12">ṣa</text:span><text:span text:style-name="T10">panāyaṟṟut teva[tā]</text:span></text:p>
      <text:p text:style-name="P8" loext:marker-style-name="T10"><text:span text:style-name="T10">(4) naṉ tiruppaḻanattu ma</text:span><text:span text:style-name="T12">hāde</text:span><text:span text:style-name="T10">varkku ˚ira</text:span></text:p>
      <text:p text:style-name="P8" loext:marker-style-name="T10"><text:span text:style-name="T10">(5) vum pakalum cantirā</text:span><text:span text:style-name="T12">di</text:span><text:span text:style-name="T10">ttavaṟ ˚oru</text:span></text:p>
      <text:p text:style-name="P8" loext:marker-style-name="T10"><text:span text:style-name="T10">(6) no</text:span><text:span text:style-name="T10"><text:note text:id="ftn4" text:note-class="footnote"><text:note-citation>4</text:note-citation><text:note-body><text:p text:style-name="P3" loext:marker-style-name="T6"><text:span text:style-name="T7"><text:s/></text:span><text:span text:style-name="T6">The first part of the -</text:span><text:span text:style-name="T8">o</text:span><text:span text:style-name="T6"> is at the end of the previous line.</text:span></text:p></text:note-body></text:note></text:span><text:span text:style-name="T10">[n]tāviḷakku [˚erippa]taṟku [paḻuveṭṭa]</text:span></text:p>
      <text:p text:style-name="P8" loext:marker-style-name="T10"><text:span text:style-name="T10">(7) raiyar kumaran maṟavaṉoṭu tippāñca</text:span><text:span text:style-name="T10"/></text:p>
      <text:p text:style-name="P8" loext:marker-style-name="T10"><text:span text:style-name="T10">(8) ˚aḻakiyāṉ maṟavaṉ vatta poṉ 30</text:span><text:span text:style-name="T10"/></text:p>
      <text:p text:style-name="P8" loext:marker-style-name="T10"><text:span text:style-name="T10">(9) &lt;g type="kaḻañcu"/&gt; ˚ippoṉ koṇṭu viḷakkerippomā</text:span><text:span text:style-name="T10"/></text:p>
      <text:p text:style-name="P8" loext:marker-style-name="T10"><text:soft-page-break/><text:span text:style-name="T10">(10) ṉom ˚aṇiyamaṅkalattu </text:span><text:span text:style-name="T12">sabhai</text:span><text:span text:style-name="T10">yom</text:span></text:p>
      <text:p text:style-name="P8" loext:marker-style-name="T10"><text:span text:style-name="T10">(11) ˚eṅkaḷ ˚āṟumāvum viṟṟuk kuṭutto</text:span><text:span text:style-name="T10"/></text:p>
      <text:p text:style-name="P8" loext:marker-style-name="T10"><text:span text:style-name="T10">(12) m ˚aṇiyamaṅkalattu </text:span><text:span text:style-name="T12">sabhai</text:span><text:span text:style-name="T10">yom ˚i</text:span></text:p>
      <text:p text:style-name="P8" loext:marker-style-name="T10"><text:span text:style-name="T10">(13) tu [pa]ṉmā</text:span><text:span text:style-name="T12">heśvara rakṣai</text:span><text:span text:style-name="T10"> ||</text:span></text:p>
      <text:p text:style-name="P4" loext:marker-style-name="T10"/>
      <text:p text:style-name="P8" loext:marker-style-name="T10"><text:span text:style-name="T10">Fortune! Prosperity! This is the 6</text:span><text:span text:style-name="T13">th</text:span><text:span text:style-name="T10"> year of Kōpparakesarivarman. For Mahādeva of Tiruppaḻanam, a </text:span><text:span text:style-name="T14">devadāna</text:span><text:span text:style-name="T10"> of Miṟaikūttu I</text:span><text:span text:style-name="T12">ṣa</text:span><text:span text:style-name="T10">panāyaṟu, for burning (</text:span><text:span text:style-name="T14">erippataṟku</text:span><text:span text:style-name="T10">) one perpetual lamp (</text:span><text:span text:style-name="T14">nontāviḷakku</text:span><text:span text:style-name="T10">) night and day as long as the sun and the moon endure, along with the Paḻuvēṭṭaraiyar Kumaraṉ Maṟavaṉ (</text:span><text:span text:style-name="T14">maṟavaṉōṭu</text:span><text:span text:style-name="T10">), Tippāñcaḻakiyāṉ Maṟavaṉ gave (</text:span><text:span text:style-name="T14">vatta &gt; vaitta</text:span><text:span text:style-name="T10">) 30 </text:span><text:span text:style-name="T14">kaḻañcu</text:span><text:span text:style-name="T15">s</text:span><text:span text:style-name="T10"> of gold (</text:span><text:span text:style-name="T14">poṉ</text:span><text:span text:style-name="T10">); having taken (</text:span><text:span text:style-name="T14">koṇṭu</text:span><text:span text:style-name="T10">) this gold (</text:span><text:span text:style-name="T14">ippoṉ</text:span><text:span text:style-name="T10">), we will burn (</text:span><text:span text:style-name="T14">erippōmāṉōm</text:span><text:span text:style-name="T10">) a lamp (</text:span><text:span text:style-name="T14">viḷakku</text:span><text:span text:style-name="T10">), we the Sabhā (</text:span><text:span text:style-name="T14">sabhaiyōm</text:span><text:span text:style-name="T10">) of Aṇiyamaṅkalam; we the Sabhā of Aṇiyamaṅkalam have given (</text:span><text:span text:style-name="T14">kuṭuttōm</text:span><text:span text:style-name="T10">) having sold (</text:span><text:span text:style-name="T14">viṟṟu</text:span><text:span text:style-name="T10">) our (</text:span><text:span text:style-name="T14">eṅkaḷ</text:span><text:span text:style-name="T10">) complete six </text:span><text:span text:style-name="T14">mā</text:span><text:span text:style-name="T10">s (</text:span><text:span text:style-name="T14">āṟu-māvum</text:span><text:span text:style-name="T10">). This is under the protection of the Paṉmāheśvaras.</text:span></text:p>
      <text:p text:style-name="P9" loext:marker-style-name="T16"/>
      <text:p text:style-name="P10" loext:marker-style-name="T17"/>
      <text:p text:style-name="P8" loext:marker-style-name="T10"><text:span text:style-name="T2">#140. a) </text:span><text:span text:style-name="T10">Tiruvaiyāṟu, Tiruvaiyāṟu taluk, Tanjavur district, Pañcanātīśvara temple</text:span><text:span text:style-name="T2">; b) </text:span><text:span text:style-name="T17">on the southern façade of the </text:span><text:span text:style-name="T18">mukha-maṇḍapa</text:span><text:span text:style-name="T17">, on the eastern side of the door</text:span><text:span text:style-name="T2">; c) personally located and read in situ; d) ARE 1894, no. 238; SII 5, no. 53; e) 19</text:span><text:span text:style-name="T3">th</text:span><text:span text:style-name="T2"> regnal year of Kōvirājakesarivarman; f) perhaps Āditya I (</text:span><text:span text:style-name="T4">circa</text:span><text:span text:style-name="T2"> 890 A.D.); g) inscription not read with anyone.</text:span></text:p>
      <text:p text:style-name="P11" loext:marker-style-name="T2"/>
      <text:p text:style-name="P1" loext:marker-style-name="T2"><text:span text:style-name="T2">(1) {built over} </text:span><text:span text:style-name="T4">s</text:span><text:span text:style-name="T19">ti śrī</text:span><text:span text:style-name="T2"> </text:span><text:span text:style-name="T4">ko</text:span><text:span text:style-name="T2">vi</text:span><text:span text:style-name="T4">rājake</text:span><text:span text:style-name="T19">sarivamma</text:span><text:span text:style-name="T2">kku yāṇṭu [19] ˚āva[tu] [[tiruvaiyā]]ṟṟu</text:span></text:p>
      <text:p text:style-name="P1" loext:marker-style-name="T2"><text:span text:style-name="T2">(2) {built over} ā</text:span><text:span text:style-name="T19">de</text:span><text:span text:style-name="T2">varkku kaccippeṭṭuk kutiraicceri ˚amma</text:span><text:span text:style-name="T4">ka</text:span><text:span text:style-name="T2">ṉār makaḷār [[coḻaperu]]māṉa[ṭ]i</text:span></text:p>
      <text:p text:style-name="P1" loext:marker-style-name="T2"><text:span text:style-name="T2">(3) {built over} t[[e]]viyār ˚a[ḻi]cikāṭṭaṭikaḷ cantirātittaval ˚oru nontāvi[ḷa]kku [tiru]vaiyā</text:span><text:span text:style-name="T2"/></text:p>
      <text:p text:style-name="P1" loext:marker-style-name="T2"><text:span text:style-name="T2">(4) {built over} nicati ˚uriy ney ˚erivataṟku kuṭutta poṉ 30-m ˚immuppatiṉ kaḻa[[ñcu]]</text:span><text:span text:style-name="T2"/></text:p>
      <text:p text:style-name="P1" loext:marker-style-name="T2"><text:span text:style-name="T2">(5) {built over} [nicati ˚uri ˚erivataṟku </text:span><text:span text:style-name="T19">de</text:span><text:span text:style-name="T2">vap X X X X ttāṟu veṭṭi maṇal ūrntum]</text:span></text:p>
      <text:p text:style-name="P1" loext:marker-style-name="T2"><text:span text:style-name="T2">(6) {built over} ṉ nilattukku ˚ellai kiḻpāṟ[ke][[llai ma]] X kāṭṭukku mekkum te[[ṉpā]]</text:span><text:span text:style-name="T2"/></text:p>
      <text:p text:style-name="P1" loext:marker-style-name="T2"><text:span text:style-name="T2">(7) {built over} llaip paḻuveṭṭaraiyar nampi maṟavaṉār tiruppaḷḷittāmattukku ma[[ya]]</text:span><text:span text:style-name="T2"/></text:p>
      <text:p text:style-name="P1" loext:marker-style-name="T2"><text:span text:style-name="T2">(8) {built over} c[[e]]yku vaṭakum melpāṟke[[llai te]]vaṉ [mayakkalukku </text:span><text:span text:style-name="T4">ki</text:span><text:span text:style-name="T2">ḻakum vaṭapā]</text:span></text:p>
      <text:p text:style-name="P1" loext:marker-style-name="T2"><text:span text:style-name="T2">(9) {built over} [lai ˚antaṉūr pāynta tiyāmukavāykkā] [[l niṉṟu ponta vāykkālu]]</text:span><text:span text:style-name="T2"/></text:p>
      <text:p text:style-name="P1" loext:marker-style-name="T2"><text:span text:style-name="T2">(10) {built over} m ˚innāṉkellaiyilumakappaṭṭa nirnilam pattu [mā] ˚aḻici[kā]</text:span><text:span text:style-name="T2"/></text:p>
      <text:p text:style-name="P1" loext:marker-style-name="T2"><text:span text:style-name="T2">(11) {built over} ṉa</text:span><text:span text:style-name="T19">tdharmmam rakṣi</text:span><text:span text:style-name="T2">ppār </text:span><text:span text:style-name="T19">śrī</text:span><text:span text:style-name="T2">pātameṉṟalai melana ˚itu [</text:span><text:span text:style-name="T19">pan</text:span><text:span text:style-name="T20">]</text:span><text:span text:style-name="T19">māhe</text:span></text:p>
      <text:p text:style-name="P1" loext:marker-style-name="T2"><text:span text:style-name="T2">(12) {built over} </text:span><text:span text:style-name="T4">kṣe</text:span><text:span text:style-name="T2"> || ˚inney ˚eriya kuṭutta nilaiviḷakkut ta[rā] ˚oṉṟu[m] ||</text:span></text:p>
      <text:p text:style-name="P11" loext:marker-style-name="T2"/>
      <text:p text:style-name="P1" loext:marker-style-name="T2"><text:span text:style-name="T2">Fortune! Prosperity! This is the 19</text:span><text:span text:style-name="T3">th</text:span><text:span text:style-name="T2"> year of Kōvirājakesarivarman. For {{Ma}}hādeva of Tiruvaiyāṟu, the daughter (</text:span><text:span text:style-name="T4">makaḷār</text:span><text:span text:style-name="T2">) of Ammakaṉār of Kutiraicceri in Kaccippeṭṭu, queen (</text:span><text:span text:style-name="T4">tēviyār</text:span><text:span text:style-name="T2">) of Cōḻaperumāṉaṭi{{kaḷ}}, Aḻicikāṭṭaṭikaḷ, for one (</text:span><text:span text:style-name="T4">oru</text:span><text:span text:style-name="T2">) perpetual lamp (</text:span><text:span text:style-name="T4">nontāviḷakku</text:span><text:span text:style-name="T2">) as long as the sun and the moon endure, to burn (</text:span><text:span text:style-name="T4">erivataṟku</text:span><text:span text:style-name="T2">) one </text:span><text:span text:style-name="T4">uri</text:span><text:span text:style-name="T2"> of </text:span><text:span text:style-name="T4">ghee</text:span><text:span text:style-name="T2"> (</text:span><text:span text:style-name="T4">ney</text:span><text:span text:style-name="T2">) everyday </text:span><text:soft-page-break/><text:span text:style-name="T2">(</text:span><text:span text:style-name="T4">nicati</text:span><text:span text:style-name="T2">) [in] Tiruvaiyā{{ṟu}}, gave (</text:span><text:span text:style-name="T4">kuṭutta</text:span><text:span text:style-name="T2">) 30 [</text:span><text:span text:style-name="T4">kaḻañcu</text:span><text:span text:style-name="T2">s] of gold (</text:span><text:span text:style-name="T4">poṉ</text:span><text:span text:style-name="T2">); these thirty (</text:span><text:span text:style-name="T4">immuppatiṉ</text:span><text:span text:style-name="T2">) </text:span><text:span text:style-name="T4">kaḻañcu</text:span><text:span text:style-name="T2">s … for burning (</text:span><text:span text:style-name="T4">erivataṟku</text:span><text:span text:style-name="T2">) one </text:span><text:span text:style-name="T4">uri</text:span><text:span text:style-name="T2"> [of </text:span><text:span text:style-name="T4">ghee</text:span><text:span text:style-name="T2">] everyday (</text:span><text:span text:style-name="T4">nicati</text:span><text:span text:style-name="T2">) … the boundaries (</text:span><text:span text:style-name="T4">ellai</text:span><text:span text:style-name="T2">) for the land (</text:span><text:span text:style-name="T4">nilattukku</text:span><text:span text:style-name="T2">) … where the sand (</text:span><text:span text:style-name="T4">maṇal</text:span><text:span text:style-name="T2">) is loosened (</text:span><text:span text:style-name="T4">ūrntum</text:span><text:span text:style-name="T2">) … : the eastern side boundary (</text:span><text:span text:style-name="T4">kīḻpāṟkellai</text:span><text:span text:style-name="T2">) is to the west (</text:span><text:span text:style-name="T4">mēkkum</text:span><text:span text:style-name="T2">) of … ; the southern side boundary (</text:span><text:span text:style-name="T4">teṉpā</text:span><text:span text:style-name="T2">{{</text:span><text:span text:style-name="T4">ṟke</text:span><text:span text:style-name="T2">}}</text:span><text:span text:style-name="T4">llai</text:span><text:span text:style-name="T2">) is to the north (</text:span><text:span text:style-name="T4">vaṭakum</text:span><text:span text:style-name="T2">) of the </text:span><text:span text:style-name="T4">cey</text:span><text:span text:style-name="T2"> of land (</text:span><text:span text:style-name="T4">ceyku</text:span><text:span text:style-name="T2">) … of developed land (</text:span><text:span text:style-name="T4">maya</text:span><text:span text:style-name="T2">{{</text:span><text:span text:style-name="T4">kkal</text:span><text:span text:style-name="T2">}}?) for the holy garlands of flowers for the deity (</text:span><text:span text:style-name="T4">tiruppaḷḷittāmattukku</text:span><text:span text:style-name="T2">) [of?] Paḻuvēṭṭaraiyar Nampi Maṟavaṉār; the western side boundary (</text:span><text:span text:style-name="T4">mēlpāṟkellai</text:span><text:span text:style-name="T2">) is to the east (</text:span><text:span text:style-name="T4">kīḻakum</text:span><text:span text:style-name="T2">) of the developed land (</text:span><text:span text:style-name="T4">mayakkalukku</text:span><text:span text:style-name="T2">) of the god (</text:span><text:span text:style-name="T4">tēvaṉ</text:span><text:span text:style-name="T2">); the northern side boundary (</text:span><text:span text:style-name="T4">vaṭapā</text:span><text:span text:style-name="T2">{{</text:span><text:span text:style-name="T4">ṟkkel</text:span><text:span text:style-name="T2">}}</text:span><text:span text:style-name="T4">lai</text:span><text:span text:style-name="T2">) is to the south (</text:span><text:span text:style-name="T4">{{teṉku}}m</text:span><text:span text:style-name="T2">) of the water channel (</text:span><text:span text:style-name="T4">vāykkālu</text:span><text:span text:style-name="T2">{{</text:span><text:span text:style-name="T4">kku</text:span><text:span text:style-name="T2">}}) which goes (</text:span><text:span text:style-name="T4">pōnta</text:span><text:span text:style-name="T2">), stopping (</text:span><text:span text:style-name="T4">niṉṟu</text:span><text:span text:style-name="T2">) [at] the water channel (</text:span><text:span text:style-name="T4">vāykkal</text:span><text:span text:style-name="T2">) Tiyāmuka which flows (</text:span><text:span text:style-name="T4">pāynta</text:span><text:span text:style-name="T2">) in Antaṉūr; the ten (</text:span><text:span text:style-name="T4">pattu</text:span><text:span text:style-name="T2">) </text:span><text:span text:style-name="T4">mā</text:span><text:span text:style-name="T2">s of wet land (</text:span><text:span text:style-name="T4">nīrnilam</text:span><text:span text:style-name="T2">) which fall (</text:span><text:span text:style-name="T4">paṭṭa</text:span><text:span text:style-name="T2">) inside (</text:span><text:span text:style-name="T4">aka</text:span><text:span text:style-name="T2">) these four (</text:span><text:span text:style-name="T4">innāṉku</text:span><text:span text:style-name="T2">) boundaries (</text:span><text:span text:style-name="T4">ellaiyilum</text:span><text:span text:style-name="T2">). Aḻicikā{{ṭṭaṭikaḷ}} … may the sacred feet (</text:span><text:span text:style-name="T19">śrīpātam</text:span><text:span text:style-name="T2">) of those who protect (</text:span><text:span text:style-name="T19">rakṣippār</text:span><text:span text:style-name="T2">) the Dharma/donation (</text:span><text:span text:style-name="T4">dharmmam</text:span><text:span text:style-name="T2">) be upon (</text:span><text:span text:style-name="T4">mēlana</text:span><text:span text:style-name="T2">) my head (</text:span><text:span text:style-name="T4">eṉṟalai</text:span><text:span text:style-name="T2">). This {{is under the protection of the}} Panmāhe{{śvaras}}. To burn (</text:span><text:span text:style-name="T4">eriya</text:span><text:span text:style-name="T2">) this </text:span><text:span text:style-name="T4">ghee</text:span><text:span text:style-name="T2"> (</text:span><text:span text:style-name="T4">inney</text:span><text:span text:style-name="T2">), one (</text:span><text:span text:style-name="T4">oṉṟum</text:span><text:span text:style-name="T2">) standing (</text:span><text:span text:style-name="T4">nilai</text:span><text:span text:style-name="T2">) metal (</text:span><text:span text:style-name="T4">tarā</text:span><text:span text:style-name="T2">) lamp (</text:span><text:span text:style-name="T4">viḷakku</text:span><text:span text:style-name="T2">) was given (</text:span><text:span text:style-name="T4">kuṭutta</text:span><text:span text:style-name="T2">).</text:span></text:p>
      <text:p text:style-name="P12" loext:marker-style-name="T17"/>
      <text:p text:style-name="P13" loext:marker-style-name="T17"><text:span text:style-name="T17">#141. </text:span><text:span text:style-name="T2">a) </text:span><text:span text:style-name="T10">Tiruvaiyāṟu, Tiruvaiyāṟu taluk, Tanjavur district, Pañcanātīśvara temple</text:span><text:span text:style-name="T2">; b) </text:span><text:span text:style-name="T17">on the western façade of the sanctuary</text:span><text:span text:style-name="T2">; c) I could not access the inscription because, since a few years, the western and northern façades of the sanctuary are closed to the public (the hair of Śiva are said to have fallen on this side); d) </text:span><text:span text:style-name="T17">ARE 1894, no. 224; SII 5, no. 523</text:span><text:span text:style-name="T2">; e) 10</text:span><text:span text:style-name="T3">th</text:span><text:span text:style-name="T2"> regnal year of Kōrājakesarivarman; f) king difficult to identify; g) inscription not read with anyone; h) because I could neither access nor photograph the inscription, I have provided here the edition established in SII, </text:span><text:span text:style-name="T17">but without the supply of the missing letters</text:span><text:span text:style-name="T2">.</text:span></text:p>
      <text:p text:style-name="P12" loext:marker-style-name="T17"/>
      <text:p text:style-name="P13" loext:marker-style-name="T17"><text:span text:style-name="T17">(1) </text:span><text:span text:style-name="T21">svasri śrī</text:span><text:span text:style-name="T17"> ko ˚irācakecaripa</text:span><text:span text:style-name="T21">nma</text:span><text:span text:style-name="T17">kku yāṇṭu 10 ˚ā</text:span></text:p>
      <text:p text:style-name="P13" loext:marker-style-name="T17"><text:span text:style-name="T17">(2) vatu pāṇṭi[nā]ṭṭu vaṭavūrveli ˚iruṅkaṇṭi nila</text:span><text:span text:style-name="T17"/></text:p>
      <text:p text:style-name="P13" loext:marker-style-name="T17"><text:span text:style-name="T17">(3) [ṉ] nārāya[ṇa]ṉ tiruvaiyāṟṟu </text:span><text:span text:style-name="T21">mahade</text:span><text:span text:style-name="T17">var paṉaṅkāṭṭil</text:span></text:p>
      <text:p text:style-name="P13" loext:marker-style-name="T17"><text:span text:style-name="T17">(4) … ṟum veṭṭi kalli macakki tiruvaiyāṟṟu vi</text:span><text:span text:style-name="T21">ṣṇubha</text:span><text:span text:style-name="T17">ṭṭā</text:span></text:p>
      <text:p text:style-name="P13" loext:marker-style-name="T17"><text:span text:style-name="T17">(5) [rakarkku tiruvamiti]ṉukku ca</text:span><text:span text:style-name="T21">ndrā</text:span><text:span text:style-name="T17">titta[val] nicati [˚a]ññāḻi</text:span></text:p>
      <text:p text:style-name="P13" loext:marker-style-name="T17"><text:span text:style-name="T17">(6) nellukkum ca</text:span><text:span text:style-name="T21">ndrā</text:span><text:span text:style-name="T17">tittaval ˚oru </text:span><text:span text:style-name="T21">brāhmaṇa</text:span><text:span text:style-name="T17">ṉ uṇṇa</text:span></text:p>
      <text:p text:style-name="P13" loext:marker-style-name="T17"><text:span text:style-name="T17">(7) nicati kuṟuṇi nellukkum ˚amaiyttuk kuṭutta</text:span><text:span text:style-name="T17"/></text:p>
      <text:p text:style-name="P13" loext:marker-style-name="T17"><text:span text:style-name="T17">(8) . [nir] nilam ˚aṟumākāṇi ˚inilattukku ˚ellai kiḻ</text:span><text:span text:style-name="T17"/></text:p>
      <text:p text:style-name="P13" loext:marker-style-name="T17"><text:span text:style-name="T17">(9) [pāṟkkellai] paḻuveṭṭaraiyar macakkalukku mekku te[ṉ]</text:span><text:span text:style-name="T17"/></text:p>
      <text:p text:style-name="P13" loext:marker-style-name="T17"><text:span text:style-name="T17">(10) pāṟkkellai c[o]ḻamāteviyār viḷakkiṉukku caṅka</text:span><text:span text:style-name="T17"/></text:p>
      <text:p text:style-name="P13" loext:marker-style-name="T17"><text:span text:style-name="T17">(11) … taṉṉopātiyark kallik kuṭutta [mā]cceykku</text:span><text:span text:style-name="T17"/></text:p>
      <text:p text:style-name="P13" loext:marker-style-name="T17"><text:span text:style-name="T17">(12) vaṭakku[m mepāṟ]kellai [to]vi ˚a[raiya]rkku taṉṉopā</text:span><text:span text:style-name="T17"/></text:p>
      <text:p text:style-name="P13" loext:marker-style-name="T17"><text:span text:style-name="T17">(13) [ti] … taram paṭāraṉ kallik kuṭutta viḷakkuc cey mu</text:span><text:span text:style-name="T17"/></text:p>
      <text:p text:style-name="P13" loext:marker-style-name="T17"><text:span text:style-name="T17">(14) [ṉṟu mā kāṇikku] kiḻakkum vaṭapāṟkellai paḻuve</text:span><text:span text:style-name="T17"/></text:p>
      <text:p text:style-name="P13" loext:marker-style-name="T17"><text:soft-page-break/><text:span text:style-name="T17">(15) ṭṭaraiyar kumaraṅ kaṇṭaṉ macakkal ˚aḻiciku</text:span><text:span text:style-name="T17"/></text:p>
      <text:p text:style-name="P13" loext:marker-style-name="T17"><text:span text:style-name="T17">(16) ˚apaṭi … k[X]llai … [vaṭakkum] . kkuṭi kuṭikku teṟkum ˚ipperunāṉkellaiyil akappaṭṭa nirnim ˚aṟumākkāṇi ˚itaṭi nālu</text:span><text:span text:style-name="T17"/></text:p>
      <text:p text:style-name="P13" loext:marker-style-name="T22"><text:span text:style-name="T22">(17) [m pan]ma</text:span><text:span text:style-name="T23">heśvara rakṣai</text:span><text:span text:style-name="T22"> </text:span></text:p>
      <text:p text:style-name="P14" loext:marker-style-name="T22"/>
      <text:p text:style-name="P13" loext:marker-style-name="T17"><text:span text:style-name="T22">Fortune! </text:span><text:span text:style-name="T17">Prosperity! This is the 10</text:span><text:span text:style-name="T24">th</text:span><text:span text:style-name="T17"> year of Kōrājakesarivarman. Iruṅkaṇṭi Nilaṉ Nārāyaṇaṉ of Vaṭavūrvēli in Pāṇṭināṭu, having prepared the land (</text:span><text:span text:style-name="T18">macakki</text:span><text:span text:style-name="T17">), having dug (</text:span><text:span text:style-name="T18">kalli</text:span><text:span text:style-name="T17">), having cropped/cut (</text:span><text:span text:style-name="T18">veṭṭi</text:span><text:span text:style-name="T17">) … in the palmyra grove (</text:span><text:span text:style-name="T18">paṉaṅkāṭṭil</text:span><text:span text:style-name="T17">) of Mahādeva (</text:span><text:span text:style-name="T18">mahadeva &gt; mahādeva</text:span><text:span text:style-name="T17">) of Tiruvaiyāṟu, for the holy food offerings (</text:span><text:span text:style-name="T18">tiruvamitiṉukku</text:span><text:span text:style-name="T17"> &gt; </text:span><text:span text:style-name="T18">tiruvamutiṉukku</text:span><text:span text:style-name="T17">) of Viṣṇubhaṭṭārakar of Tiruvaiyāṟu, for five (</text:span><text:span text:style-name="T18">añ</text:span><text:span text:style-name="T17">) </text:span><text:span text:style-name="T18">nāḻi</text:span><text:span text:style-name="T17">s of paddy (</text:span><text:span text:style-name="T18">nellukku</text:span><text:span text:style-name="T17">) everyday (</text:span><text:span text:style-name="T18">nicati</text:span><text:span text:style-name="T17">), as long as the sun and the moon endure, for a </text:span><text:span text:style-name="T18">kuṟuṇi</text:span><text:span text:style-name="T17"> of paddy (</text:span><text:span text:style-name="T18">nellukku</text:span><text:span text:style-name="T17">) everyday (</text:span><text:span text:style-name="T18">nicati</text:span><text:span text:style-name="T17">), to feed (</text:span><text:span text:style-name="T18">uṇṇa</text:span><text:span text:style-name="T17">) one (</text:span><text:span text:style-name="T18">oru</text:span><text:span text:style-name="T17">) Brāhmaṇaṉ, as long as the sun and the moon endure, having appointed (</text:span><text:span text:style-name="T18">amaiyttu</text:span><text:span text:style-name="T17">), six </text:span><text:span text:style-name="T18">mā-kāṇi</text:span><text:span text:style-name="T17">s of wet land (</text:span><text:span text:style-name="T18">nīrnilam</text:span><text:span text:style-name="T17">) were given (</text:span><text:span text:style-name="T18">kuṭutta</text:span><text:span text:style-name="T17">); the boundaries (</text:span><text:span text:style-name="T18">ellai</text:span><text:span text:style-name="T17">) of this land (</text:span><text:span text:style-name="T18">inilattukku</text:span><text:span text:style-name="T17">) [are]: the eastern side boundary (</text:span><text:span text:style-name="T18">kīḻpāṟkkellai</text:span><text:span text:style-name="T17">) is to the west (</text:span><text:span text:style-name="T18">mēkku</text:span><text:span text:style-name="T17"> &gt; </text:span><text:span text:style-name="T18">mērkku</text:span><text:span text:style-name="T17">) of the developed land (</text:span><text:span text:style-name="T18">macakkalukku</text:span><text:span text:style-name="T17">) of Paḻuvēṭṭaraiyar; the southern side boundary (</text:span><text:span text:style-name="T18">teṉpāṟkkellai</text:span><text:span text:style-name="T17">) is to the north (</text:span><text:span text:style-name="T18">vaṭakkum</text:span><text:span text:style-name="T17">) of the </text:span><text:span text:style-name="T18">mā</text:span><text:span text:style-name="T17"> of land (</text:span><text:span text:style-name="T18">mācceykku</text:span><text:span text:style-name="T17">) which was given (</text:span><text:span text:style-name="T18">kuṭutta</text:span><text:span text:style-name="T17">), having been dug (</text:span><text:span text:style-name="T18">kalli</text:span><text:span text:style-name="T17">), [by?] Caṅka…taṉṉōpātiyar for a lamp (</text:span><text:span text:style-name="T18">viḷakkiṉukku</text:span><text:span text:style-name="T17">) [for? on behalf of?] the Cōḻa queen (</text:span><text:span text:style-name="T18">cōḻamātēviyār</text:span><text:span text:style-name="T17">); the western side boundary (</text:span><text:span text:style-name="T18">mēpāṟkellai</text:span><text:span text:style-name="T17">) is to the east (</text:span><text:span text:style-name="T18">kīḻakkum</text:span><text:span text:style-name="T17">) of the three (</text:span><text:span text:style-name="T18">muṉṟu</text:span><text:span text:style-name="T17">) </text:span><text:span text:style-name="T18">mā-kāṇi</text:span><text:span text:style-name="T17">s of land (</text:span><text:span text:style-name="T18">cey</text:span><text:span text:style-name="T17">) for a lamp (</text:span><text:span text:style-name="T18">viḷakku</text:span><text:span text:style-name="T17">) which was given (</text:span><text:span text:style-name="T18">kuṭutta</text:span><text:span text:style-name="T17">), having been dug (</text:span><text:span text:style-name="T18">kalli</text:span><text:span text:style-name="T17">), by Taṉṉōpāti…taram Paṭāraṉ for [on behalf of?] the king (</text:span><text:span text:style-name="T18">araiyarkku</text:span><text:span text:style-name="T17">) Tovi [?]; the northern side boundary (</text:span><text:span text:style-name="T18">vaṭapāṟkellai</text:span><text:span text:style-name="T17">) is to the south (</text:span><text:span text:style-name="T18">teṟkum</text:span><text:span text:style-name="T17">) of … north of (</text:span><text:span text:style-name="T18">vaṭakkum</text:span><text:span text:style-name="T17">) … Aḻiciku … the developed land (</text:span><text:span text:style-name="T18">macakkal</text:span><text:span text:style-name="T17">) [of?] Paḻuvēṭṭaraiyar Kumaraṉ Kaṇṭaṉ; the six </text:span><text:span text:style-name="T18">mā-kāṇi</text:span><text:span text:style-name="T17">s of wet land (</text:span><text:span text:style-name="T18">nīrnim &gt; nīrnilam</text:span><text:span text:style-name="T17">) which fall within (</text:span><text:span text:style-name="T18">akappaṭṭa</text:span><text:span text:style-name="T17">) these four great boundaries (</text:span><text:span text:style-name="T18">ipperunāṉkellaiyil</text:span><text:span text:style-name="T17">). This (</text:span><text:span text:style-name="T18">itu</text:span><text:span text:style-name="T17">) is under the protection of the Panmāheśvaras and the four (</text:span><text:span text:style-name="T18">nālum</text:span><text:span text:style-name="T17">) feet/servants (</text:span><text:span text:style-name="T18">aṭi</text:span><text:span text:style-name="T17">) [?].</text:span></text:p>
      <text:p text:style-name="P12" loext:marker-style-name="T17"/>
      <text:p text:style-name="P13" loext:marker-style-name="T17"><text:span text:style-name="T17">#142. </text:span><text:span text:style-name="T2">a) </text:span><text:span text:style-name="T10">Tiruvaiyāṟu, Tiruvaiyāṟu taluk, Tanjavur district, Pañcanātīśvara temple</text:span><text:span text:style-name="T2">; b) </text:span><text:span text:style-name="T17">on the easternmost pilaster of the southern façade of the </text:span><text:span text:style-name="T18">mukha-maṇḍapa</text:span><text:span text:style-name="T2">; c) I have located the inscription in situ, but could not read it because it is very damaged; d) </text:span><text:span text:style-name="T17">ARE 1894, no. 252; SII 5, no. 551</text:span><text:span text:style-name="T2">; e) 14</text:span><text:span text:style-name="T3">th</text:span><text:span text:style-name="T2"> regnal year of Kōpparakesarivarman; f) probably Parāntaka I (</text:span><text:span text:style-name="T4">circa</text:span><text:span text:style-name="T2"> 921 A.D.); g) inscription not read with anyone; h) I rely mostly on the edition established in SII, </text:span><text:span text:style-name="T17">because the inscription is today almost illegible</text:span><text:span text:style-name="T2">.</text:span></text:p>
      <text:p text:style-name="P12" loext:marker-style-name="T17"/>
      <text:p text:style-name="P13" loext:marker-style-name="T17"><text:span text:style-name="T17">(1) </text:span><text:span text:style-name="T21">svasti śrī</text:span><text:span text:style-name="T17"> ko</text:span></text:p>
      <text:p text:style-name="P13" loext:marker-style-name="T17"><text:span text:style-name="T17">(2) [p]parakecaripaṉ</text:span><text:span text:style-name="T17"/></text:p>
      <text:p text:style-name="P13" loext:marker-style-name="T17"><text:span text:style-name="T17">(3) maṟku yāṇṭu [14]</text:span><text:span text:style-name="T17"/></text:p>
      <text:p text:style-name="P13" loext:marker-style-name="T17"><text:span text:style-name="T17">(4) ˚āvatu tiruvaiyāṟṟu</text:span><text:span text:style-name="T17"/></text:p>
      <text:p text:style-name="P13" loext:marker-style-name="T17"><text:span text:style-name="T17">(5) </text:span><text:span text:style-name="T21">mahāde</text:span><text:span text:style-name="T17">varkku </text:span><text:span text:style-name="T21">nantā</text:span></text:p>
      <text:p text:style-name="P13" loext:marker-style-name="T17"><text:span text:style-name="T17">(6) viḷakku ˚iravum paka</text:span><text:span text:style-name="T17"/></text:p>
      <text:p text:style-name="P13" loext:marker-style-name="T17"><text:soft-page-break/><text:span text:style-name="T17">(7) lum ˚erivataṟku paḻu</text:span><text:span text:style-name="T17"/></text:p>
      <text:p text:style-name="P13" loext:marker-style-name="T17"><text:span text:style-name="T17">(8) veṭṭaraiyaṉ kaṇṭa</text:span><text:span text:style-name="T17"/></text:p>
      <text:p text:style-name="P13" loext:marker-style-name="T17"><text:span text:style-name="T17">(9) ṉ amutaṉ ˚oṉṟiṉukku</text:span><text:span text:style-name="T17"/></text:p>
      <text:p text:style-name="P13" loext:marker-style-name="T17"><text:span text:style-name="T17">(10) </text:span><text:span text:style-name="T21">candrāditya</text:span><text:span text:style-name="T17">val kuṭu[tta]</text:span></text:p>
      <text:p text:style-name="P13" loext:marker-style-name="T17"><text:span text:style-name="T17">(11) ˚āṭu toṇṇūṟu</text:span><text:span text:style-name="T17"/></text:p>
      <text:p text:style-name="P13" loext:marker-style-name="T22"><text:span text:style-name="T22">(12) itu paṉ</text:span><text:span text:style-name="T23">māheśva</text:span></text:p>
      <text:p text:style-name="P13" loext:marker-style-name="T22"><text:span text:style-name="T22">(13) </text:span><text:span text:style-name="T23">ra rakṣai</text:span></text:p>
      <text:p text:style-name="P14" loext:marker-style-name="T22"/>
      <text:p text:style-name="P8" loext:marker-style-name="T2"><text:span text:style-name="T25">Fortune! </text:span><text:span text:style-name="T2">Prosperity! This is the 14</text:span><text:span text:style-name="T3">th</text:span><text:span text:style-name="T2"> year of Kōpparakesarivarman. To Mahādeva of Tiruvaiyāṟu, for a perpetual lamp (</text:span><text:span text:style-name="T4">nantāviḷakku</text:span><text:span text:style-name="T2"> &gt; </text:span><text:span text:style-name="T4">nontāviḷakku</text:span><text:span text:style-name="T2">) to burn (</text:span><text:span text:style-name="T18">erivataṟku</text:span><text:span text:style-name="T17">) night and day, Paḻuvēṭṭaraiyaṉ Kaṇṭaṉ Amutaṉ, for one (</text:span><text:span text:style-name="T18">oṉṟiṉukku</text:span><text:span text:style-name="T17">) [lamp], as long as the sun and the moon endure, gave (</text:span><text:span text:style-name="T18">kuṭutta</text:span><text:span text:style-name="T17">) ninety (</text:span><text:span text:style-name="T18">toṇṇūṟu</text:span><text:span text:style-name="T17">) goats (</text:span><text:span text:style-name="T18">āṭu</text:span><text:span text:style-name="T17">). This is under the protection of the Paṉmāheśvaras.</text:span></text:p>
      <text:p text:style-name="P10" loext:marker-style-name="T17"/>
      <text:p text:style-name="P15" loext:marker-style-name="T2"/>
      <text:p text:style-name="P1" loext:marker-style-name="T2"><text:span text:style-name="T2">#143. a) </text:span><text:span text:style-name="T10">Tiruvicalūr, </text:span><text:span text:style-name="T17">Kumbakonam taluk and district, </text:span><text:span text:style-name="T2">Śivayoganātha temple; b) </text:span><text:span text:style-name="T17">on the middle part of the base (</text:span><text:span text:style-name="T18">kumuda</text:span><text:span text:style-name="T17">) of the western façade of the shrine </text:span><text:span text:style-name="T2">which is on the southern side of the main temple; c) personally located and read in situ; d) ARE 1995–96, no. 44; SII 32, part 2, no. 31; e) 9</text:span><text:span text:style-name="T3">th</text:span><text:span text:style-name="T2"> regnal year of Kōpparakesarivarman; f) probably Uttamacōḻa (</text:span><text:span text:style-name="T4">circa</text:span><text:span text:style-name="T2"> 980 A.D.); g) inscription read with G. Vijayavenugopal; h) there are many passages which remain difficult to understand.</text:span></text:p>
      <text:p text:style-name="P11" loext:marker-style-name="T2"/>
      <text:p text:style-name="P1" loext:marker-style-name="T2"><text:span text:style-name="T2">(1) </text:span><text:span text:style-name="T4">svasti śrī</text:span><text:span text:style-name="T2"> kopparake</text:span><text:span text:style-name="T4">sa</text:span><text:span text:style-name="T2">ripaṉ</text:span><text:span text:style-name="T4">ma</text:span><text:span text:style-name="T2">ṟku yāṇṭu 9</text:span><text:span text:style-name="T2"><text:note text:id="ftn5" text:note-class="footnote"><text:note-citation>5</text:note-citation><text:note-body><text:p text:style-name="P16" loext:marker-style-name="T26"><text:span text:style-name="T26">The number looks like a </text:span><text:span text:style-name="T27">na</text:span><text:span text:style-name="T26">, thus corresponding to 9. ARE reads 9 but SII 32 reads 5.</text:span></text:p></text:note-body></text:note></text:span><text:span text:style-name="T2"> ˚āvatu vaṭakarai tevatāṉa </text:span><text:span text:style-name="T4">brahmade</text:span><text:span text:style-name="T2">[yam] ˚āvaninā</text:span><text:span text:style-name="T4">rā</text:span><text:span text:style-name="T2">yaṇa</text:span><text:span text:style-name="T4">ca</text:span><text:span text:style-name="T2">tu</text:span><text:span text:style-name="T4">rvve</text:span><text:span text:style-name="T2">timaṅkalattut t[i][[ru]]vicalūr</text:span></text:p>
      <text:p text:style-name="P1" loext:marker-style-name="T2"><text:span text:style-name="T2">(2) parama</text:span><text:span text:style-name="T4">svāmi</text:span><text:span text:style-name="T2">kaḷ koyilil ˚aṭikaḷ paḻuveṭṭaraiyar maṟavaṉ kaṇṭaṉ ˚ivvūr </text:span><text:span text:style-name="T4">ca</text:span><text:span text:style-name="T2">tu</text:span><text:span text:style-name="T4">rve</text:span><text:span text:style-name="T2">ti</text:span><text:span text:style-name="T4">bha</text:span><text:span text:style-name="T2">ṭṭa tāṉam vaitta paricāvatu ˚it</text:span></text:p>
      <text:p text:style-name="P1" loext:marker-style-name="T2"><text:span text:style-name="T2">(3) tāṉattukku </text:span><text:span text:style-name="T4">bhoga</text:span><text:span text:style-name="T2">māka vaitta poṉ 600</text:span><text:span text:style-name="T2"><text:note text:id="ftn6" text:note-class="footnote"><text:note-citation>6</text:note-citation><text:note-body><text:p text:style-name="P16" loext:marker-style-name="T26"><text:span text:style-name="T26"><text:s/>This number is written with a six followed a </text:span><text:span text:style-name="T27">ka</text:span><text:span text:style-name="T26"> usually meant for 1. However, one after six would not make sense. I assume that the </text:span><text:span text:style-name="T27">ka</text:span><text:span text:style-name="T26"> is meant for hundred, usually marked with a double </text:span><text:span text:style-name="T27">ka.</text:span></text:p></text:note-body></text:note></text:span><text:span text:style-name="T2">m ṉāl [v]ācipaṭā[ta] ˚īḻakkācu ˚āyiraṅ kācum ˚ittāṉa viṉo</text:span><text:span text:style-name="T4">da</text:span><text:span text:style-name="T2">ṉ </text:span><text:span text:style-name="T4">ca</text:span><text:span text:style-name="T2">tu[</text:span><text:span text:style-name="T4">r</text:span><text:span text:style-name="T2">]</text:span><text:span text:style-name="T4">vve</text:span><text:span text:style-name="T2">ti</text:span><text:span text:style-name="T4">bha</text:span><text:span text:style-name="T2">ṭṭa tā[ṉa]p peruma[k]kaḷukku</text:span></text:p>
      <text:p text:style-name="P1" loext:marker-style-name="T2"><text:span text:style-name="T2">(4) tāṉamāka niroṭu ˚āṭṭi kuṭutta ˚ikkācukkaḷukkup pūvaḻi kāciṉvā[y] X X [nel]lu virutti ˚aṭṭuvārkkut tanikukkāka kuṭuttu ˚ivviruttiyāl vanta ˚ira</text:span><text:span text:style-name="T2"/></text:p>
      <text:p text:style-name="P1" loext:marker-style-name="T2"><text:span text:style-name="T2">(5) ṇṭāyirak kalam ˚iṉṉellut tiruvicalūr parama {broken about 10 letters} X paḻuveṭṭaraiyar maṟavaṉ kaṇṭaṉumuḷḷiṭṭu ˚ayma {broken about 5 or 6 letters} </text:span><text:span text:style-name="T4">ca</text:span><text:span text:style-name="T2">tu</text:span><text:span text:style-name="T4">rvve</text:span><text:span text:style-name="T2">ti</text:span><text:span text:style-name="T4">bha</text:span><text:span text:style-name="T2">ṭṭaka meṟppaṭu kuṟṟamillātā[[r]]</text:span></text:p>
      <text:p text:style-name="P1" loext:marker-style-name="T2"><text:span text:style-name="T2">(6) nicatam pati ṉāḻi nellu perāl koḷḷappeṟuvatākavum ˚ikkācu taniku koṇ[[ṭu]] {broken about 10 or 11 letters} ṟuti pūvaṟuti ˚ittāṉa </text:span><text:span text:style-name="T4">sabhai</text:span><text:span text:style-name="T2">yārkke kuṭuttu tam perāl {broken about 6 letters} l piṟap peṟuvārākavum ˚ivar piṟanta nāḷ</text:span></text:p>
      <text:p text:style-name="P1" loext:marker-style-name="T2"><text:soft-page-break/><text:span text:style-name="T2">(7) uttiraṭṭāti nāṉṟu mā</text:span><text:span text:style-name="T4">sa</text:span><text:span text:style-name="T2">n toṟum ˚i</text:span><text:span text:style-name="T4">śrī </text:span><text:span text:style-name="T2">koyilile </text:span><text:span text:style-name="T4">dā</text:span><text:span text:style-name="T2">naviṉo</text:span><text:span text:style-name="T4">da</text:span><text:span text:style-name="T2">ṉaṉ ṉeṉṉun tiru X X X [tti] {broken about 6 letters} X kam ˚ikkācu mutalil a[ḻikkap] pe[ṟutatākavum] {broken about 6 letters} [[m]]āṭa peṟutārākavum </text:span><text:span text:style-name="T4">grāmadrohi</text:span><text:span text:style-name="T2">kaḷāy ˚irupat</text:span></text:p>
      <text:p text:style-name="P1" loext:marker-style-name="T2"><text:span text:style-name="T2">(8) tu ˚aṅ kaḻaintu po[[ṉ ta]]ṇṭap paṭuvarkaḷākavum ˚ipparicu </text:span><text:span text:style-name="T4">ca</text:span><text:span text:style-name="T2">ntirātittavaṟ niṟaka X {broken about 13 letters} t[e] X</text:span></text:p>
      <text:p text:style-name="P11" loext:marker-style-name="T2"/>
      <text:p text:style-name="P1" loext:marker-style-name="T2"><text:span text:style-name="T2">Fortune! Prosperity! This is the 9</text:span><text:span text:style-name="T3">th</text:span><text:span text:style-name="T2"> year of Kōpparakesarivarman. In the temple (</text:span><text:span text:style-name="T4">kōyilil</text:span><text:span text:style-name="T2">) of Paramasvāmi of Tiruvicalūr in Avaṉinārāyaṇac-caturvētimaṅkalam, a </text:span><text:span text:style-name="T4">devadāna-brahmadeya</text:span><text:span text:style-name="T2"> on the northern bank, Aṭikal Paḻuvēṭṭaraiyar Maṟavaṉ Kaṇṭaṉ placed (</text:span><text:span text:style-name="T4">vaitta</text:span><text:span text:style-name="T2">) a donation (</text:span><text:span text:style-name="T4">tāṉam</text:span><text:span text:style-name="T2">) to the Caturvētibhaṭṭa(s?) of this village in this manner (</text:span><text:span text:style-name="T4">paricāvatu</text:span><text:span text:style-name="T2">): for this donation (</text:span><text:span text:style-name="T4">ittāṉattukku</text:span><text:span text:style-name="T2">) to be enjoyed (</text:span><text:span text:style-name="T4">bhogamāka</text:span><text:span text:style-name="T2">), he gave (</text:span><text:span text:style-name="T4">vaitta</text:span><text:span text:style-name="T2">), with (</text:span><text:span text:style-name="T4">ṉ-āl</text:span><text:span text:style-name="T2">?) 600 [</text:span><text:span text:style-name="T4">kaḻañcu</text:span><text:span text:style-name="T2">s] of gold (</text:span><text:span text:style-name="T4">poṉ</text:span><text:span text:style-name="T2">), thousand (</text:span><text:span text:style-name="T4">āyiraṅ</text:span><text:span text:style-name="T2">) </text:span><text:span text:style-name="T4">kācu</text:span><text:span text:style-name="T2">s of not standardized (</text:span><text:span text:style-name="T4">vācipaṭāta</text:span><text:span text:style-name="T2">) </text:span><text:span text:style-name="T4">īḻakkācu</text:span><text:span text:style-name="T2">s; he gave (</text:span><text:span text:style-name="T4">kuṭutta</text:span><text:span text:style-name="T2">), having poured water (</text:span><text:span text:style-name="T4">nīrōṭu āṭṭi &gt; aṭṭi</text:span><text:span text:style-name="T2">) as donation (</text:span><text:span text:style-name="T4">tāṉamāka</text:span><text:span text:style-name="T2">) for the great people (</text:span><text:span text:style-name="T4">perumakkaḷukku</text:span><text:span text:style-name="T2">), the donation (</text:span><text:span text:style-name="T4">tāṉam</text:span><text:span text:style-name="T2">) [for the] Caturvvētibhaṭṭa(s?), this Viṉodaṉ-donation (</text:span><text:span text:style-name="T4">tāṉa</text:span><text:span text:style-name="T2">); for these </text:span><text:span text:style-name="T4">kācu</text:span><text:span text:style-name="T2">s (</text:span><text:span text:style-name="T4">ikkācukkaḷukku</text:span><text:span text:style-name="T2">), for each </text:span><text:span text:style-name="T4">kācu</text:span><text:span text:style-name="T2"> (</text:span><text:span text:style-name="T4">kāciṉvāy</text:span><text:span text:style-name="T2">) per crop (</text:span><text:span text:style-name="T4">pūvaḻi</text:span><text:span text:style-name="T2">), having given (</text:span><text:span text:style-name="T4">kuṭuttu</text:span><text:span text:style-name="T2">) as debt (</text:span><text:span text:style-name="T4">tanikukkāka</text:span><text:span text:style-name="T2"> &gt; </text:span><text:span text:style-name="T4">taṉicukkāka</text:span><text:span text:style-name="T2">)</text:span><text:span text:style-name="T2"><text:note text:id="ftn7" text:note-class="footnote"><text:note-citation>7</text:note-citation><text:note-body><text:p text:style-name="P3" loext:marker-style-name="T6"><text:span text:style-name="T7"><text:s/></text:span><text:span text:style-name="T6">SII 32 reads </text:span><text:span text:style-name="T8">tanicu</text:span><text:span text:style-name="T6"> but it is clearly </text:span><text:span text:style-name="T8">taniku</text:span><text:span text:style-name="T6">, in each of the occurrences of this word (see also line 6). </text:span><text:span text:style-name="T8">Taniku</text:span><text:span text:style-name="T6"> does not exist and it may be used for </text:span><text:span text:style-name="T8">taṉicu</text:span><text:span text:style-name="T6">, i.e. debt. But this interpretation is not very satisfying either.</text:span></text:p></text:note-body></text:note></text:span><text:span text:style-name="T2"> for those who place (</text:span><text:span text:style-name="T4">aṭṭuvārkku</text:span><text:span text:style-name="T2">) the interests (</text:span><text:span text:style-name="T4">virutti</text:span><text:span text:style-name="T2">) of paddy (</text:span><text:span text:style-name="T4">nellu</text:span><text:span text:style-name="T2">) ...; with this interest (</text:span><text:span text:style-name="T4">ivviruttiyāl</text:span><text:span text:style-name="T2">), two thousand (</text:span><text:span text:style-name="T4">iraṇṭāyira</text:span><text:span text:style-name="T2">) </text:span><text:span text:style-name="T4">kalam</text:span><text:span text:style-name="T2">s accrued (</text:span><text:span text:style-name="T4">vanta</text:span><text:span text:style-name="T2">) [of] this paddy (</text:span><text:span text:style-name="T4">iṉṉellu</text:span><text:span text:style-name="T2">), … Parama{{svāmi}} of Tiruvicalūr … including (</text:span><text:span text:style-name="T4">uḷḷiṭṭu</text:span><text:span text:style-name="T2">) Paḻuvēṭṭaraiyar Maṟavaṉ Kaṇṭaṉ … those without defect (</text:span><text:span text:style-name="T4">kuṟṟamillātār</text:span><text:span text:style-name="T2">) as per the above (</text:span><text:span text:style-name="T4">mēṟpaṭu</text:span><text:span text:style-name="T2">) Caturvetibhaṭṭa(s), from each (</text:span><text:span text:style-name="T4">pērāl</text:span><text:span text:style-name="T2">) ten (</text:span><text:span text:style-name="T4">pati</text:span><text:span text:style-name="T2"> &gt; </text:span><text:span text:style-name="T4">pattu</text:span><text:span text:style-name="T2">?) </text:span><text:span text:style-name="T4">nāḻi</text:span><text:span text:style-name="T2">s of paddy (</text:span><text:span text:style-name="T4">nellu</text:span><text:span text:style-name="T2">) everyday (</text:span><text:span text:style-name="T4">nicatam</text:span><text:span text:style-name="T2">) is that which has to be collected (</text:span><text:span text:style-name="T4">koḷḷappeṟuvatākavum</text:span><text:span text:style-name="T2">); having taken the debt/amount (</text:span><text:span text:style-name="T4">taniku</text:span><text:span text:style-name="T2"> &gt; </text:span><text:span text:style-name="T4">taṉicu</text:span><text:span text:style-name="T2">?) of these </text:span><text:span text:style-name="T4">kācu</text:span><text:span text:style-name="T2">s (</text:span><text:span text:style-name="T4">ikkācu</text:span><text:span text:style-name="T2">), having given (</text:span><text:span text:style-name="T4">kuṭuttu</text:span><text:span text:style-name="T2">) to those of the Sabhā themselves (</text:span><text:span text:style-name="T4">sabhaiyārkkē</text:span><text:span text:style-name="T2">) this donation (</text:span><text:span text:style-name="T4">ittāṉa</text:span><text:span text:style-name="T2">) at the end of the crop season (</text:span><text:span text:style-name="T4">pūvaṟuti</text:span><text:span text:style-name="T2">) ...; in their name (</text:span><text:span text:style-name="T4">tam pērāl</text:span><text:span text:style-name="T2">) … they should get (</text:span><text:span text:style-name="T4">peṟuvārākavum</text:span><text:span text:style-name="T2">); on the day (</text:span><text:span text:style-name="T4">nāṉṟu</text:span><text:span text:style-name="T2">) of Uttirāṭṭāti (the 26</text:span><text:span text:style-name="T3">th</text:span><text:span text:style-name="T2"> </text:span><text:span text:style-name="T4">nakṣatra</text:span><text:span text:style-name="T2">) on his (</text:span><text:span text:style-name="T4">ivar</text:span><text:span text:style-name="T2">) birthday (</text:span><text:span text:style-name="T4">piṟanta nāḷ</text:span><text:span text:style-name="T2">), every (</text:span><text:span text:style-name="T4">tōṟum</text:span><text:span text:style-name="T2">) month (</text:span><text:span text:style-name="T4">māsan</text:span><text:span text:style-name="T2">), in this holy temple (</text:span><text:span text:style-name="T4">iśrī kōyililē</text:span><text:span text:style-name="T2">), a sacred (</text:span><text:span text:style-name="T4">tiru</text:span><text:span text:style-name="T2">) ... called (</text:span><text:span text:style-name="T4">eṉṉum</text:span><text:span text:style-name="T2">) the donation (</text:span><text:span text:style-name="T4">dāna</text:span><text:span text:style-name="T2">) Viṉodaṉaṉ; that which has to be obtained (</text:span><text:span text:style-name="T4">peṟutatākavum</text:span><text:span text:style-name="T2">) to destroy (</text:span><text:span text:style-name="T4">aḻikka</text:span><text:span text:style-name="T2">) the capital (</text:span><text:span text:style-name="T4">mutalil</text:span><text:span text:style-name="T2">) of these </text:span><text:span text:style-name="T4">kācu</text:span><text:span text:style-name="T2">s … ; <text:s/>… those who have to obtain (</text:span><text:span text:style-name="T4">peṟutārākavum</text:span><text:span text:style-name="T2">); a fine (</text:span><text:span text:style-name="T4">taṇṭam</text:span><text:span text:style-name="T2">) of twenty-five (</text:span><text:span text:style-name="T4">irupattu aṅ</text:span><text:span text:style-name="T2">) </text:span><text:span text:style-name="T4">kaḻañcu</text:span><text:span text:style-name="T2">s of gold (</text:span><text:span text:style-name="T4">poṉ</text:span><text:span text:style-name="T2">) will fall (</text:span><text:span text:style-name="T4">paṭuvarkaḷākavum</text:span><text:span text:style-name="T2">) on the traitors (</text:span><text:span text:style-name="T4">grāmadrohikaḷāy</text:span><text:span text:style-name="T2">); in this manner (</text:span><text:span text:style-name="T4">ipparicu</text:span><text:span text:style-name="T2">), as long as the sun and the moon endure, ...</text:span></text:p>
      <text:p text:style-name="P8" loext:marker-style-name="T2"><text:span text:style-name="T10"><text:tab/></text:span><text:span text:style-name="T10"/></text:p>
      <text:p text:style-name="P15" loext:marker-style-name="T2"/>
      <text:p text:style-name="P1" loext:marker-style-name="T2"><text:span text:style-name="T2">#144. a) Uṭaiyārkuṭi, Kāṭṭumaṉṉārkōyil, Cidambaram taluk, Cuddalore district, Anantīśvara temple; b) on the northern façade of the </text:span><text:span text:style-name="T4">ardha-maṇḍapa</text:span><text:span text:style-name="T2">, on the eastern side of the niche of the Goddess; c) not personally located; d) ARE 1920, no. 609; SII 19, no. 23; e) 2</text:span><text:span text:style-name="T3">nd</text:span><text:span text:style-name="T2"> regnal year </text:span><text:soft-page-break/><text:span text:style-name="T2">of Kōpparakesarivarman; f) king difficult to identify;</text:span><text:span text:style-name="T2"><text:note text:id="ftn8" text:note-class="footnote"><text:note-citation>8</text:note-citation><text:note-body><text:p text:style-name="P1" loext:marker-style-name="T7"><text:span text:style-name="T7"><text:s/>SII, Balambal (1978: 184) and Tyagarajan (2014: 50) propose to identify this king with Ariñjayacōḻa. However, there is no hint in the inscription to confirm such a hypothesis.</text:span></text:p></text:note-body></text:note></text:span><text:span text:style-name="T2"> g) inscription not read with anyone; h) I could not locate the inscription during my visit of this site; N. Ramaswamy found it later, and provided me with the details of its location and pictures; it is today built over by the newly constructed niche of the goddess, and the inscription is lost except the first few letters at the beginning of each line. Therefore, after the first letters that I see, I provide the edition as it is given in SII, but without the supplied punctuation.</text:span></text:p>
      <text:p text:style-name="P11" loext:marker-style-name="T2"/>
      <text:p text:style-name="P1" loext:marker-style-name="T2"><text:span text:style-name="T2">(1) </text:span><text:span text:style-name="T4">sva</text:span><text:span text:style-name="T2">[[</text:span><text:span text:style-name="T4">sti śrī</text:span><text:span text:style-name="T2"> kopparakecariva</text:span><text:span text:style-name="T4">nmar</text:span><text:span text:style-name="T2">]]</text:span></text:p>
      <text:p text:style-name="P1" loext:marker-style-name="T2"><text:span text:style-name="T2">(2) kku [[yāṇṭu 2 ˚āvatu vaṭakarai </text:span><text:span text:style-name="T4">brahmade</text:span><text:span text:style-name="T2">yam]]</text:span></text:p>
      <text:p text:style-name="P1" loext:marker-style-name="T2"><text:span text:style-name="T2">(3) </text:span><text:span text:style-name="T4">śrī</text:span><text:span text:style-name="T2"> [[viranārāyaṉa</text:span><text:span text:style-name="T4">ccaturvvedimaṅgala</text:span><text:span text:style-name="T2">ttu tiruvanante</text:span><text:span text:style-name="T4">śva</text:span><text:span text:style-name="T2">]]</text:span></text:p>
      <text:p text:style-name="P1" loext:marker-style-name="T2"><text:span text:style-name="T2">(4) </text:span><text:span text:style-name="T4">ra</text:span><text:span text:style-name="T2">ttu [[</text:span><text:span text:style-name="T4">paramasvāmi</text:span><text:span text:style-name="T2">kkup paḻaveṭṭaraiyan kotaṇṭa]]</text:span></text:p>
      <text:p text:style-name="P1" loext:marker-style-name="T2"><text:span text:style-name="T2">(5) ṉ tappi[[[l]tarmaṉ tiruvuṇṇāḻikaiyin ˚uḷḷey]]</text:span><text:span text:style-name="T2"/></text:p>
      <text:p text:style-name="P1" loext:marker-style-name="T2"><text:span text:style-name="T2">(6) ˚oru [[nontāviḷakku </text:span><text:span text:style-name="T4">cantrāditta</text:span><text:span text:style-name="T2">vat ˚eriyvitā]]</text:span></text:p>
      <text:p text:style-name="P1" loext:marker-style-name="T2"><text:span text:style-name="T2">(7) ka [[vaiytta viḷakku 1 ka-kkup poṉ paṉṉi]]</text:span><text:span text:style-name="T2"/></text:p>
      <text:p text:style-name="P1" loext:marker-style-name="T2"><text:span text:style-name="T2">(8) ru kaḻa[[ñcarai viḷakku 1 ˚avvav ˚āṇṭu </text:span><text:span text:style-name="T4">śrī</text:span><text:span text:style-name="T2"> kā</text:span><text:span text:style-name="T4">rya</text:span><text:span text:style-name="T2">m]]</text:span></text:p>
      <text:p text:style-name="P1" loext:marker-style-name="T2"><text:span text:style-name="T2">(9) ˚ārāy[[vārey ˚eriyppippataravārāka vaiy]]</text:span><text:span text:style-name="T2"/></text:p>
      <text:p text:style-name="P1" loext:marker-style-name="T2"><text:span text:style-name="T2">(10) ttār ˚i[[tu </text:span><text:span text:style-name="T4">mahāsabhai</text:span><text:span text:style-name="T2">yār </text:span><text:span text:style-name="T4">rakṣai</text:span><text:span text:style-name="T2"> ||]]</text:span></text:p>
      <text:p text:style-name="P11" loext:marker-style-name="T2"/>
      <text:p text:style-name="P1" loext:marker-style-name="T2"><text:span text:style-name="T2">Fortune! Prosperity! This is the 2</text:span><text:span text:style-name="T3">nd</text:span><text:span text:style-name="T2"> year of Kōpparakesarivarman. For Paramasvāmi of Tiruvananteśvaram of Śrī Vīranārāyaṉa-caturvedimaṅgalam, a </text:span><text:span text:style-name="T4">brahmadeya</text:span><text:span text:style-name="T2"> on the northern bank, Paḻuvēṭṭaraiyan (</text:span><text:span text:style-name="T4">paḻavēṭṭaraiyan</text:span><text:span text:style-name="T2"> &gt; </text:span><text:span text:style-name="T4">paḻuvēṭṭaraiyan</text:span><text:span text:style-name="T2">) Kōtaṇṭaṉ Tappiltarmaṉ, to cause to burn (</text:span><text:span text:style-name="T4">eriyvitāka</text:span><text:span text:style-name="T2">) one (</text:span><text:span text:style-name="T4">oru</text:span><text:span text:style-name="T2">) perpetual lamp (</text:span><text:span text:style-name="T4">nontāviḷakku</text:span><text:span text:style-name="T2">) inside (</text:span><text:span text:style-name="T4">uḷḷēy</text:span><text:span text:style-name="T2">) the sanctuary (</text:span><text:span text:style-name="T4">tiruṇṇāḻikaiyin</text:span><text:span text:style-name="T2">), as long as the sun and the moon endure, placed (</text:span><text:span text:style-name="T4">vaiytta</text:span><text:span text:style-name="T2">), for one lamp (</text:span><text:span text:style-name="T4">viḷakku</text:span><text:span text:style-name="T2">), twelve and a half </text:span><text:span text:style-name="T4">kaḻañcu</text:span><text:span text:style-name="T2">s (</text:span><text:span text:style-name="T4">paṉṉiru kaḻañcarai</text:span><text:span text:style-name="T2">); he gave (</text:span><text:span text:style-name="T4">vaiyttār</text:span><text:span text:style-name="T2">) to cause to burn (</text:span><text:span text:style-name="T4">eriyppippataravārāka</text:span><text:span text:style-name="T2">) 1 lamp (</text:span><text:span text:style-name="T4">viḷakku 1</text:span><text:span text:style-name="T2">) [when] he</text:span><text:span text:style-name="T2"><text:note text:id="ftn9" text:note-class="footnote"><text:note-citation>9</text:note-citation><text:note-body><text:p text:style-name="P3" loext:marker-style-name="T7"><text:span text:style-name="T7"><text:s/>Either the name of the Śrī Kāryam is not supplied here or the Śrī Kāryam is the Paḻuvēṭṭaraiyar himself. The second possibility seems unlikey to me though. But a more complete study of the epigraphy of the site may help us decide.</text:span></text:p></text:note-body></text:note></text:span><text:span text:style-name="T2"> examined (</text:span><text:span text:style-name="T4">ārāyvārēy</text:span><text:span text:style-name="T2">) the sacred affairs (</text:span><text:span text:style-name="T4">śrī kāryam</text:span><text:span text:style-name="T2">) in this year (</text:span><text:span text:style-name="T4">avvav āṇṭu</text:span><text:span text:style-name="T2">). This is under the protection of those of the Mahāsabhā.</text:span></text:p>
      <text:p text:style-name="P11" loext:marker-style-name="T2"/>
      <text:p text:style-name="P11" loext:marker-style-name="T2"/>
      <text:p text:style-name="P1" loext:marker-style-name="T2"><text:span text:style-name="T2">#145. a) Uṭaiyārkuṭi, Kāṭṭumaṉṉārkōyil, Cidambaram taluk, Cuddalore district, Anantīśvara temple; b) on the northern façade of the </text:span><text:span text:style-name="T4">ardha-maṇḍapa</text:span><text:span text:style-name="T2">, on the western side of the niche of the Goddess; c) not personally located; d) ARE 1920 no. 592; SII 19, no. 305; e) 12</text:span><text:span text:style-name="T3">th</text:span><text:span text:style-name="T2"> regnal year of Kōpparakesarivarman; f) probably Uttamacōḻa (</text:span><text:span text:style-name="T4">circa</text:span><text:span text:style-name="T2"> 983 A.D.); g) inscription not read with anyone; h) I could not locate the inscription during my visit of this site; N. Ramaswamy found it later, and provided me with the details of its location and pictures: it starts on the </text:span><text:soft-page-break/><text:span text:style-name="T2">western side of the empty niche and continues on the eastern side; the eastern part is built over and only the end of each line is visible; for the part which is lost, I have supplied the edition given in SII.</text:span></text:p>
      <text:p text:style-name="P11" loext:marker-style-name="T2"/>
      <text:p text:style-name="P1" loext:marker-style-name="T2"><text:span text:style-name="T2">(1) kopparakecarivanmaṟku yāṇṭu 12</text:span><text:span text:style-name="T2"/></text:p>
      <text:p text:style-name="P1" loext:marker-style-name="T2"><text:span text:style-name="T2">(2) ˚āvatu vaṭakarai </text:span><text:span text:style-name="T4">brahma</text:span><text:span text:style-name="T2">teyam [ṉā]</text:span><text:span text:style-name="T2"><text:note text:id="ftn10" text:note-class="footnote"><text:note-citation>10</text:note-citation><text:note-body><text:p text:style-name="P3" loext:marker-style-name="T7"><text:span text:style-name="T7"><text:s/>It is slightly different from the other </text:span><text:span text:style-name="T11">ṉā</text:span><text:span text:style-name="T7"> in the inscription, and nothing is expected here. I do not know what it stands for. </text:span></text:p></text:note-body></text:note></text:span><text:span text:style-name="T2"> </text:span><text:span text:style-name="T4">śrī</text:span><text:span text:style-name="T2"> viranā</text:span></text:p>
      <text:p text:style-name="P1" loext:marker-style-name="T2"><text:span text:style-name="T2">(3) rāyāṇa</text:span><text:span text:style-name="T4">śa</text:span><text:span text:style-name="T2">tu</text:span><text:span text:style-name="T4">vve</text:span><text:span text:style-name="T2">timaṅkalattu tiruvana[n]ti</text:span><text:span text:style-name="T4">śva</text:span><text:span text:style-name="T2">[ra]</text:span></text:p>
      <text:p text:style-name="P1" loext:marker-style-name="T2"><text:span text:style-name="T2">(4) ttu tirumuṟṟattile nicati ˚aiva[r </text:span><text:span text:style-name="T4">bra</text:span><text:span text:style-name="T2">]</text:span><text:span text:style-name="T4">hma</text:span><text:span text:style-name="T2">ṇar ˚uṇ</text:span></text:p>
      <text:p text:style-name="P1" loext:marker-style-name="T2"><text:span text:style-name="T2">(5) pataṟkum tirunontāviḷakku 1-kkum ˚aṭikaḷ pa</text:span><text:span text:style-name="T2"/></text:p>
      <text:p text:style-name="P1" loext:marker-style-name="T2"><text:span text:style-name="T2">(6) ḻuvēṭṭaraiyar kaṇṭaṉ cuntaracoḻaṉār ta</text:span><text:span text:style-name="T2"/></text:p>
      <text:p text:style-name="P1" loext:marker-style-name="T2"><text:span text:style-name="T2">(7) mpiyār ka[ṇ]ṭaṉ catturu</text:span><text:span text:style-name="T4">bha</text:span><text:span text:style-name="T2">yaṅkaraṉārkkāka ko</text:span></text:p>
      <text:p text:style-name="P1" loext:marker-style-name="T2"><text:span text:style-name="T2">(8) ṇṭa nilamāvacu ˚ivvūr vaṭapiṭākai ˚irāma</text:span><text:span text:style-name="T2"/></text:p>
      <text:p text:style-name="P1" loext:marker-style-name="T2"><text:span text:style-name="T2">(9) te</text:span><text:span text:style-name="T2"><text:note text:id="ftn11" text:note-class="footnote"><text:note-citation>11</text:note-citation><text:note-body><text:p text:style-name="P3" loext:marker-style-name="T7"><text:span text:style-name="T7"><text:s/>The –</text:span><text:span text:style-name="T11">e</text:span><text:span text:style-name="T7"> is at the end of the previous line.</text:span></text:p></text:note-body></text:note></text:span><text:span text:style-name="T2">vvatikku mekku māṉavalla vākkālu</text:span></text:p>
      <text:p text:style-name="P1" loext:marker-style-name="T2"><text:span text:style-name="T2">(10) kku vaṭakku ˚aiñcāṅkaṇṇāṟṟu muta[ṟ]</text:span><text:span text:style-name="T2"/></text:p>
      <text:p text:style-name="P1" loext:marker-style-name="T2"><text:span text:style-name="T2">(11) catirattu viranārāyaṇaccerikkāka [ka] X</text:span><text:span text:style-name="T2"/></text:p>
      <text:p text:style-name="P1" loext:marker-style-name="T2"><text:span text:style-name="T2">(12) [yar] </text:span><text:span text:style-name="T4">mādha</text:span><text:span text:style-name="T2">va</text:span><text:span text:style-name="T4">krama</text:span><text:span text:style-name="T2">vittaṉuḷḷiṭṭa </text:span><text:span text:style-name="T4">˚aṣṭa</text:span><text:span text:style-name="T2">kat</text:span></text:p>
      <text:p text:style-name="P1" loext:marker-style-name="T2"><text:span text:style-name="T2">(13) to</text:span><text:span text:style-name="T2"><text:note text:id="ftn12" text:note-class="footnote"><text:note-citation>12</text:note-citation><text:note-body><text:p text:style-name="P3" loext:marker-style-name="T7"><text:span text:style-name="T7"><text:s/>The left part of the –</text:span><text:span text:style-name="T11">o</text:span><text:span text:style-name="T7"> is at the end of the previous line. There is a </text:span><text:span text:style-name="T11">sva</text:span><text:span text:style-name="T7"> before the </text:span><text:span text:style-name="T11">to</text:span><text:span text:style-name="T7">, before the beginning of the line, and perhaps a </text:span><text:span text:style-name="T11">śa</text:span><text:span text:style-name="T7"> added above the </text:span><text:span text:style-name="T11">mu</text:span><text:span text:style-name="T7">. But I do not understand why these letters were added, since these additions do not make any sense. The edition of SII does not mention them.</text:span></text:p></text:note-body></text:note></text:span><text:span text:style-name="T2">mukkup paṭṭa teṉmelai[</text:span><text:span text:style-name="T4">ddha</text:span><text:span text:style-name="T2">]vil ˚i</text:span></text:p>
      <text:p text:style-name="P1" loext:marker-style-name="T2"><text:span text:style-name="T2">(14) cceri ˚iruṅkaṇṭi tirukkuṟuṅkuṭik kirama</text:span><text:span text:style-name="T2"/></text:p>
      <text:p text:style-name="P1" loext:marker-style-name="T2"><text:span text:style-name="T2">(15) vittaṉ viṟṟu nilam ˚ivvatikke meṟku ˚i</text:span><text:span text:style-name="T2"/></text:p>
      <text:p text:style-name="P1" loext:marker-style-name="T2"><text:span text:style-name="T2">(16) vvāykkālukke vaṭakku ˚āṟuṅ kaṇṇā</text:span><text:span text:style-name="T2"/></text:p>
      <text:p text:style-name="P1" loext:marker-style-name="T2"><text:span text:style-name="T2">(17) ṟṟu mutar catiratte</text:span><text:span text:style-name="T2"><text:note text:id="ftn13" text:note-class="footnote"><text:note-citation>13</text:note-citation><text:note-body><text:p text:style-name="P3" loext:marker-style-name="T7"><text:span text:style-name="T7"><text:s/>The –</text:span><text:span text:style-name="T11">te</text:span><text:span text:style-name="T7"> was forgotten and added under.</text:span></text:p></text:note-body></text:note></text:span><text:span text:style-name="T2"> teṟkil[laiva]l </text:span><text:span text:style-name="T4">rāja</text:span><text:span text:style-name="T2">kecari</text:span></text:p>
      <text:p text:style-name="P1" loext:marker-style-name="T2"><text:span text:style-name="T2">(18) ce</text:span><text:span text:style-name="T2"><text:note text:id="ftn14" text:note-class="footnote"><text:note-citation>14</text:note-citation><text:note-body><text:p text:style-name="P3" loext:marker-style-name="T7"><text:span text:style-name="T7"><text:s/>The –</text:span><text:span text:style-name="T11">e</text:span><text:span text:style-name="T7"> is at the end of the previous line.</text:span></text:p></text:note-body></text:note></text:span><text:span text:style-name="T2">ri ˚otimukkil </text:span><text:span text:style-name="T4">kṛṣṇa </text:span><text:span text:style-name="T2">te</text:span><text:span text:style-name="T4">śa</text:span><text:span text:style-name="T2">puriya</text:span><text:span text:style-name="T4">bha</text:span><text:span text:style-name="T2">ṭṭaruḷḷi</text:span></text:p>
      <text:p text:style-name="P1" loext:marker-style-name="T2"><text:span text:style-name="T2">(19) ṭṭārkkup paṭṭa </text:span><text:span text:style-name="T4">˚aṣṭa</text:span><text:span text:style-name="T2">katile kiḻakkaṭaiya X</text:span></text:p>
      <text:p text:style-name="P1" loext:marker-style-name="T2"><text:span text:style-name="T2">(20) kiḻakkaṭaiya miruṅkaḷur ˚attā[ya </text:span><text:span text:style-name="T4">kra</text:span><text:span text:style-name="T2">]</text:span><text:span text:style-name="T4">ma</text:span><text:span text:style-name="T2">vi</text:span><text:span text:style-name="T2"><text:note text:id="ftn15" text:note-class="footnote"><text:note-citation>15</text:note-citation><text:note-body><text:p text:style-name="P3" loext:marker-style-name="T7"><text:span text:style-name="T7"><text:s/>This is the last line on this side of the empty niche. The inscription continues on the eastern side, but is almost entirely built over.</text:span></text:p></text:note-body></text:note></text:span></text:p>
      <text:p text:style-name="P1" loext:marker-style-name="T2"><text:span text:style-name="T2">(21) [[ttaṉ viṟṟa nilam X </text:span><text:span text:style-name="T4">ma</text:span><text:span text:style-name="T2"> X m ˚iva]]ṉ[[e]] kan</text:span></text:p>
      <text:p text:style-name="P1" loext:marker-style-name="T2"><text:span text:style-name="T2">(22) [[tamaṅkalattu viṟṟuttanta nat]]takku</text:span><text:span text:style-name="T2"/></text:p>
      <text:p text:style-name="P1" loext:marker-style-name="T2"><text:span text:style-name="T2">(23) [[ḻi 5-m ˚ippiṭākaiyile tirunārāya]]ṇava</text:span><text:span text:style-name="T2"/></text:p>
      <text:p text:style-name="P1" loext:marker-style-name="T2"><text:span text:style-name="T2">(24) [[tikku merkuc cantiracekarakkā</text:span><text:span text:style-name="T4">ḷu</text:span><text:span text:style-name="T2">kku vaṭa]]kku X</text:span></text:p>
      <text:p text:style-name="P1" loext:marker-style-name="T2"><text:span text:style-name="T2">(25) [[˚āṅkaṇṇāṟṟu 2-˚ām caturattu]] teṟkil</text:span><text:span text:style-name="T2"/></text:p>
      <text:p text:style-name="P1" loext:marker-style-name="T2"><text:span text:style-name="T2">(26) [[vavvilviracikāmukacceri nel]]likku</text:span><text:span text:style-name="T2"/></text:p>
      <text:p text:style-name="P1" loext:marker-style-name="T2"><text:soft-page-break/><text:span text:style-name="T2">(27) [[tirp periyanampi</text:span><text:span text:style-name="T4">bha</text:span><text:span text:style-name="T2">ṭṭaruḷḷiṭṭa]] </text:span><text:span text:style-name="T4">˚aṣṭa</text:span></text:p>
      <text:p text:style-name="P1" loext:marker-style-name="T2"><text:span text:style-name="T2">(28) [[kattomukkuppaṭṭa X X vil nel]]lik</text:span><text:span text:style-name="T2"/></text:p>
      <text:p text:style-name="P1" loext:marker-style-name="T2"><text:span text:style-name="T2">(29) [[kuṭi X naraka</text:span><text:span text:style-name="T4">s</text:span><text:span text:style-name="T2">vāmi</text:span><text:span text:style-name="T4">bha</text:span><text:span text:style-name="T2">ṭṭaṉ viṟṟa nilam va]]ṭakka</text:span></text:p>
      <text:p text:style-name="P1" loext:marker-style-name="T2"><text:span text:style-name="T2">(30) [[ṭaiya Xkam ˚āka ˚innilaṅkaḷil ˚i]]ṟai</text:span><text:span text:style-name="T2"/></text:p>
      <text:p text:style-name="P1" loext:marker-style-name="T2"><text:span text:style-name="T2">(31) [[˚eccoṟu pokki </text:span><text:span text:style-name="T4">brāhma</text:span><text:span text:style-name="T2">ṇar [˚ai]varai]] [˚u]m</text:span></text:p>
      <text:p text:style-name="P1" loext:marker-style-name="T2"><text:span text:style-name="T2">(32) [[</text:span><text:span text:style-name="T4">ca</text:span><text:span text:style-name="T2">n</text:span><text:span text:style-name="T4">trā</text:span><text:span text:style-name="T2">tittava</text:span><text:span text:style-name="T4">l</text:span><text:span text:style-name="T2"> ˚ūṭṭu]]vataṟ</text:span></text:p>
      <text:p text:style-name="P1" loext:marker-style-name="T2"><text:span text:style-name="T2">(33) [[kum nicatam ˚uḻakkeṇṇai]] ˚āṭṭi</text:span><text:span text:style-name="T2"/></text:p>
      <text:p text:style-name="P1" loext:marker-style-name="T2"><text:span text:style-name="T2">(34) [[tirunontāviḷakku 1 </text:span><text:span text:style-name="T4">ca</text:span><text:span text:style-name="T2">n</text:span><text:span text:style-name="T4">trā</text:span><text:span text:style-name="T2">]]titta</text:span></text:p>
      <text:p text:style-name="P1" loext:marker-style-name="T2"><text:span text:style-name="T2">(35) [[val ˚erippataṟkum ˚iva]]r[[e]] ˚i</text:span><text:span text:style-name="T4">brā</text:span></text:p>
      <text:p text:style-name="P1" loext:marker-style-name="T2"><text:span text:style-name="T2">(36) [[</text:span><text:span text:style-name="T4">hma</text:span><text:span text:style-name="T2">ṇar uṇṇa vaitta taḷi]]kai</text:span></text:p>
      <text:p text:style-name="P1" loext:marker-style-name="T2"><text:span text:style-name="T2">(37) [[5-m˚ippaṭi ˚ikkoyilil]] </text:span><text:span text:style-name="T4">śrī </text:span><text:span text:style-name="T2">kā</text:span></text:p>
      <text:p text:style-name="P1" loext:marker-style-name="T2"><text:span text:style-name="T2">(38) [[</text:span><text:span text:style-name="T4">rya</text:span><text:span text:style-name="T2">ñ ceyvāre muṭṭāmal]] c[[e]]yvi</text:span></text:p>
      <text:p text:style-name="P1" loext:marker-style-name="T2"><text:span text:style-name="T2">(39) [[kkakaṭavārāka ˚itu mā</text:span><text:span text:style-name="T4">hasa</text:span><text:span text:style-name="T2">]]</text:span><text:span text:style-name="T4">bh</text:span><text:span text:style-name="T2">[[</text:span><text:span text:style-name="T4">ai</text:span><text:span text:style-name="T2">]]</text:span></text:p>
      <text:p text:style-name="P1" loext:marker-style-name="T2"><text:span text:style-name="T2">(40) [[yā </text:span><text:span text:style-name="T4">rakṣai</text:span><text:span text:style-name="T2"> ||]]</text:span></text:p>
      <text:p text:style-name="P11" loext:marker-style-name="T2"/>
      <text:p text:style-name="P1" loext:marker-style-name="T2"><text:span text:style-name="T2">This is the 12</text:span><text:span text:style-name="T3">th</text:span><text:span text:style-name="T2"> year of Kōpparakesarivarman. To feed (</text:span><text:span text:style-name="T4">uṇṇapataṟkkum</text:span><text:span text:style-name="T2">) five (</text:span><text:span text:style-name="T4">aivar</text:span><text:span text:style-name="T2">) Brāhmaṇas everyday (</text:span><text:span text:style-name="T4">nicati</text:span><text:span text:style-name="T2">) in the holy courtyard (</text:span><text:span text:style-name="T4">tirumuṟṟattilē</text:span><text:span text:style-name="T2">) of Tiruvanantīśvaram of Śrī Vīranārāyaṇa-caturvetimaṅkalam, a </text:span><text:span text:style-name="T4">brahmadeya</text:span><text:span text:style-name="T2"> of the northern bank, and for 1 (</text:span><text:span text:style-name="T4">1-kkum</text:span><text:span text:style-name="T2">) holy perpetual lamp (</text:span><text:span text:style-name="T4">tirunontāviḷakku</text:span><text:span text:style-name="T2">), Aṭikaḷ Paḻuvēṭṭaraiyar Kaṇṭaṉ Cuntaracōḻaṉār, for (</text:span><text:span text:style-name="T4">āka</text:span><text:span text:style-name="T2">) his younger brother (</text:span><text:span text:style-name="T4">tampiyār</text:span><text:span text:style-name="T2">) Kaṇṭaṉ Catturubhayaṅkaraṉār, this is the land (</text:span><text:span text:style-name="T4">nilamāvacu &gt; nilamāvatu</text:span><text:span text:style-name="T2">) taken (</text:span><text:span text:style-name="T4">koṇṭa</text:span><text:span text:style-name="T2">): to the west (</text:span><text:span text:style-name="T4">mēkku &gt; mēṟkku</text:span><text:span text:style-name="T2">) of the god (</text:span><text:span text:style-name="T4">tēvvatikku</text:span><text:span text:style-name="T2">) Rāma of the northern hamlet (</text:span><text:span text:style-name="T4">vaṭa-piṭākai</text:span><text:span text:style-name="T2">) of this town (</text:span><text:span text:style-name="T4">ivvūr</text:span><text:span text:style-name="T2">); to the north of the water channel (</text:span><text:span text:style-name="T4">vākkālukku</text:span><text:span text:style-name="T2">) Māṉavalla; the land which was sold (</text:span><text:span text:style-name="T4">viṟṟu</text:span><text:span text:style-name="T2">) by Kiramavittaṉ etc. {lines 10–15: complex description of the land which I do not translate here}; the land which was sold (</text:span><text:span text:style-name="T4">viṟṟa</text:span><text:span text:style-name="T2">) by Kramavittaṉ etc. {lines 15–21: complex description of the land which I do not translate here}; the land which was sold (</text:span><text:span text:style-name="T4">viṟṟa</text:span><text:span text:style-name="T2">) by Narakasvāmibhaṭṭaṉ etc. {lines 21–29: complex description of the land which I do not translate here}; having paid (</text:span><text:span text:style-name="T4">pōkki</text:span><text:span text:style-name="T2">) the </text:span><text:span text:style-name="T4">ēccōṟu</text:span><text:span text:style-name="T2"> (free-food) tax on these lands as … to feed (</text:span><text:span text:style-name="T4">ūṭṭuvataṟkum</text:span><text:span text:style-name="T2">) the five (</text:span><text:span text:style-name="T4">aivarai</text:span><text:span text:style-name="T2">) Brāhmaṇas, as long as the sun and the moon endure, and, having supplied (</text:span><text:span text:style-name="T4">āṭṭi</text:span><text:span text:style-name="T2">) one </text:span><text:span text:style-name="T4">uḻakku</text:span><text:span text:style-name="T2"> of oil (</text:span><text:span text:style-name="T4">eṇṇai</text:span><text:span text:style-name="T2">) everyday (</text:span><text:span text:style-name="T4">nicatam</text:span><text:span text:style-name="T2">), to burn (</text:span><text:span text:style-name="T4">erippataṟkum</text:span><text:span text:style-name="T2">) one sacred perpetual lamp, as long as the sun and the moon endure; he himself (</text:span><text:span text:style-name="T4">ivarē</text:span><text:span text:style-name="T2">) to feed (</text:span><text:span text:style-name="T4">uṇṇa</text:span><text:span text:style-name="T2">) these Brāhmaṇas, placed (</text:span><text:span text:style-name="T4">vaitta</text:span><text:span text:style-name="T2">) 5 plates (</text:span><text:span text:style-name="T4">taḷikai</text:span><text:span text:style-name="T2">) in this place (</text:span><text:span text:style-name="T4">ippaṭi</text:span><text:span text:style-name="T2">), he himself has made (</text:span><text:span text:style-name="T4">ceyvārē</text:span><text:span text:style-name="T2">)</text:span><text:span text:style-name="T2"><text:note text:id="ftn16" text:note-class="footnote"><text:note-citation>16</text:note-citation><text:note-body><text:p text:style-name="Footnote" loext:marker-style-name="T7"><text:span text:style-name="T7"><text:s/>See above </text:span><text:span text:style-name="T28">footnote 358.</text:span></text:p></text:note-body></text:note></text:span><text:span text:style-name="T2"> the sacred affairs (</text:span><text:span text:style-name="T4">śrī kāryañ</text:span><text:span text:style-name="T2">) of this temple (</text:span><text:span text:style-name="T4">ikkōyilil</text:span><text:span text:style-name="T2">), as he has to do (</text:span><text:span text:style-name="T4">ceyvikkaṭavārāka</text:span><text:span text:style-name="T2">) without fail (</text:span><text:span text:style-name="T4">muṭṭāmal</text:span><text:span text:style-name="T2">). This is under the protection of those of the Mahāsabhā.</text:span></text:p>
      <text:p text:style-name="P15" loext:marker-style-name="T2"/>
      <text:p text:style-name="P17" loext:marker-style-name="T29"/>
      <text:p text:style-name="P15" loext:marker-style-name="T2"/>
      <text:p text:style-name="P8" loext:marker-style-name="T2"><text:soft-page-break/><text:span text:style-name="T2">#146. a) </text:span><text:span text:style-name="T10">Govindaputtūr (Kōvintapputtūr), </text:span><text:span text:style-name="T2">Uṭaiyārpaḷaiyam taluk, Trichy district, Gaṅgājaṭādhara temple; b) on the eastern wall section of the southern façade, lowest inscription; c) personally located and read in situ; d) ARE 1928–29, no. 173; SII 19, no. 273; e) 10</text:span><text:span text:style-name="T3">th</text:span><text:span text:style-name="T2"> regnal year of Kōpparakesarivarman; f) probably Uttamacōḻa (</text:span><text:span text:style-name="T4">circa</text:span><text:span text:style-name="T2"> 981 A.D.); g) inscription not read with anyone; h) in continuation of the line 4, there is a description of another four lines of a land containing </text:span><text:span text:style-name="T4">catirattu</text:span><text:span text:style-name="T2">, </text:span><text:span text:style-name="T4">vāykkal</text:span><text:span text:style-name="T2">, </text:span><text:span text:style-name="T4">kaṇṇāṟṟu</text:span><text:span text:style-name="T2">, directions, etc. It does not seem to be connected, although it is the same writing.</text:span></text:p>
      <text:p text:style-name="P15" loext:marker-style-name="T2"/>
      <text:p text:style-name="P8" loext:marker-style-name="T2"><text:span text:style-name="T2">(1) </text:span><text:span text:style-name="T19">svasti śrī</text:span><text:span text:style-name="T2"> kopparakecar[i]</text:span><text:span text:style-name="T19">pa</text:span><text:span text:style-name="T20">[</text:span><text:span text:style-name="T19">n</text:span><text:span text:style-name="T20">]</text:span><text:span text:style-name="T19">ma</text:span><text:span text:style-name="T2">kku yāṇṭu 10 ˚āvatu vaṭakarai </text:span><text:span text:style-name="T19">brahma</text:span><text:span text:style-name="T20">[</text:span><text:span text:style-name="T19">de</text:span><text:span text:style-name="T2">yam] per[i]</text:span><text:span text:style-name="T4">śrī</text:span><text:span text:style-name="T2"> vāṉavaṉ</text:span><text:span text:style-name="T19">mahādev</text:span><text:span text:style-name="T20">[</text:span><text:span text:style-name="T19">i</text:span><text:span text:style-name="T20">]</text:span><text:span text:style-name="T19">ca</text:span><text:span text:style-name="T20">[tu]</text:span></text:p>
      <text:p text:style-name="P8" loext:marker-style-name="T2"><text:span text:style-name="T2">(2) </text:span><text:span text:style-name="T19">vve</text:span><text:span text:style-name="T20">ti</text:span><text:span text:style-name="T2">maṅkalattu [[</text:span><text:span text:style-name="T19">śrī</text:span><text:span text:style-name="T20">]]</text:span><text:span text:style-name="T19">vijai</text:span><text:span text:style-name="T2">yamaṅkalattu </text:span><text:span text:style-name="T19">mahade</text:span><text:span text:style-name="T2">vaṟku </text:span><text:span text:style-name="T19">śantrā</text:span><text:span text:style-name="T2">titta[va]l nontāviḷakkukku ˚aṭikaḷ paḻu</text:span></text:p>
      <text:p text:style-name="P8" loext:marker-style-name="T2"><text:span text:style-name="T2">(3) ve</text:span><text:span text:style-name="T2"><text:note text:id="ftn17" text:note-class="footnote"><text:note-citation>17</text:note-citation><text:note-body><text:p text:style-name="P3" loext:marker-style-name="T7"><text:span text:style-name="T7"><text:s/>The -</text:span><text:span text:style-name="T11">e</text:span><text:span text:style-name="T7"> is at the end of the previous line.</text:span></text:p></text:note-body></text:note></text:span><text:span text:style-name="T2">ṭṭaraiyar maṟavaṅ ka[ṇ]ṭaṉār kaṉmi kuṉṟakkūṟṟattu ˚aṟaṇinallūr uṭaiya maṉpperumai cūvāmiyāṉa kuṉṟanāṭṭu</text:span></text:p>
      <text:p text:style-name="P8" loext:marker-style-name="T2"><text:span text:style-name="T2">(4) kaṇṭapperuntiṇai vaitta ˚āṭu toṇṇūṟum panmāye</text:span><text:span text:style-name="T19">śvara rakṣai </text:span></text:p>
      <text:p text:style-name="P15" loext:marker-style-name="T2"/>
      <text:p text:style-name="P8" loext:marker-style-name="T2"><text:span text:style-name="T2">Fortune! Prosperity! This is the 10</text:span><text:span text:style-name="T3">th</text:span><text:span text:style-name="T2"> year of Kōpparakesarivarman. To Mahādeva (</text:span><text:span text:style-name="T4">mahadeva</text:span><text:span text:style-name="T2"> &gt; </text:span><text:span text:style-name="T4">mahādeva</text:span><text:span text:style-name="T2">) of Śrīvijaiyamaṅkalam of the big Śrīvāṉavaṉmahādevi-caturvetimaṅkalam, a </text:span><text:span text:style-name="T4">brahmadeya</text:span><text:span text:style-name="T2"> of the northern bank, for a perpetual lamp (</text:span><text:span text:style-name="T4">nontāviḷakkukku</text:span><text:span text:style-name="T2">), as long as the sun and the moon endure (</text:span><text:span text:style-name="T19">śantrātittaval</text:span><text:span text:style-name="T2"> &gt; </text:span><text:span text:style-name="T19">cantrātittaval</text:span><text:span text:style-name="T2">), an officer (</text:span><text:span text:style-name="T4">kaṉmi</text:span><text:span text:style-name="T2">) of Aṭikaḷ Paḻuvēṭṭaraiyar Maṟavaṉ Kaṇṭaṉār, lord (</text:span><text:span text:style-name="T4">uṭaiya</text:span><text:span text:style-name="T2">) of Aṟaṇinallūr of Kuṉṟakkūṟṟam, Maṉpperumaicūvāmi alias Kaṇṭapperuntiṇai (accountant) of Kuṉṟanāṭu, gave (</text:span><text:span text:style-name="T4">vaitta</text:span><text:span text:style-name="T2">) ninety (</text:span><text:span text:style-name="T4">toṇṇūṟum</text:span><text:span text:style-name="T2">) goats (</text:span><text:span text:style-name="T4">āṭu</text:span><text:span text:style-name="T2">). {{This is}} under the protection of the Panmāheśvaras.</text:span></text:p>
      <text:p text:style-name="P15" loext:marker-style-name="T2"/>
      <text:p text:style-name="P17" loext:marker-style-name="T29"/>
      <text:p text:style-name="P15" loext:marker-style-name="T2"/>
      <text:p text:style-name="P1" loext:marker-style-name="T2"><text:span text:style-name="T2">#147. a) Tiruppāmpuram, Naṉṉilam taluk, Tanjavur district, Śehapurīśvara temple; b) on the base of the temple (?); c) temple not visited and inscription not personally located; d) ARE 1911, no. 90; </text:span><text:span text:style-name="T4">Naṉṉilam Kaḷveṭṭukaḷ</text:span><text:span text:style-name="T2">, no. 144/1977;</text:span><text:span text:style-name="T2"><text:note text:id="ftn18" text:note-class="footnote"><text:note-citation>18</text:note-citation><text:note-body><text:p text:style-name="P3" loext:marker-style-name="T7"><text:span text:style-name="T7"><text:s/>I have not visited the site of Tiruppāmpuram, and therefore the information I provide here is based only on the publications which mention it. It should be noted that the text provided in NK 1977, no. 144 cannot read the word which precedes the title Paḻuvēṭṭaraiyar, while the summary of the ARE 1911, no. 90 proposes without hesitation Vāṇappaṭi, rendering thus the Paḻuvēṭṭaraiyar of Vāṇappaṭi. The inscription may have been in a better state in 1911 than in 1977, which would explain the clear reading of ARE.</text:span></text:p></text:note-body></text:note></text:span><text:span text:style-name="T2"> e) 22</text:span><text:span text:style-name="T3">nd</text:span><text:span text:style-name="T2"> regnal year of Tirupuvaṉa Cakkaravattikaḷ Śrī Rājarājatēvar; f) Rājarāja II or III; g) inscription not read with anyone; h) I have not visited this site and could nor see any pictures of the inscription; I thus reproduce the edition published in NK, with the length of the –</text:span><text:span text:style-name="T4">e </text:span><text:span text:style-name="T2">and the –</text:span><text:span text:style-name="T4">o</text:span><text:span text:style-name="T2"> restored as it is in the edition.</text:span></text:p>
      <text:p text:style-name="P11" loext:marker-style-name="T2"><text:soft-page-break/></text:p>
      <text:p text:style-name="P1" loext:marker-style-name="T2"><text:span text:style-name="T2">(1) </text:span><text:span text:style-name="T4">svasti śrī </text:span><text:span text:style-name="T2">tirupuvaṉac cakkaravattikaḷ </text:span><text:span text:style-name="T4">śrī </text:span><text:span text:style-name="T2">rā</text:span><text:span text:style-name="T4">ja</text:span><text:span text:style-name="T2">rā</text:span><text:span text:style-name="T4">ja</text:span><text:span text:style-name="T2">tēvaṟkku yāṇṭu 22 vatu </text:span><text:span text:style-name="T4">deṣa </text:span><text:span text:style-name="T2">nāyaṟṟu </text:span><text:span text:style-name="T4">pūrva pakṣa</text:span><text:span text:style-name="T2">ttu </text:span><text:span text:style-name="T4">bantudi</text:span><text:span text:style-name="T2">yam putaṉkiḻamaiyum peṟṟa pūcattu nāḷ uyyakoṇṭārvaḷanāṭṭu uṭaiyār tiruppāmpuramuṭaiyār …… āṉa … pāṭṭaṭai …… paḻuvēṭṭaraiyar nittal paṭikku ˚aricillāṟṟil tirumañcaṉam [tiru]kalattukkum ˚aimpattirucceṅkaḻaṉit tiruppaḷḷittāmattukkum ˚ivvūrilum paṟinta(ta) ˚ūrilum ˚ivar kāṇiyāṉa nilattum kaḷattum ˚uṭppaṭa piṭāri kōyilukku teṟkku na[t]ta[m] teṉkaraiyilk koṇṭu ˚araikkōl ˚akalattu pōkiṟa cā …vākkālukku</text:span></text:p>
      <text:p text:style-name="P1" loext:marker-style-name="T2"><text:span text:style-name="T2">(2) vaṭa kuḷam ciṟutu tiruntu ˚uḷpaṭa nilam panta X ˚itil ˚ūr nīṅkiṉa ˚iṟaiyili nittalp paṭikku tiruceṅkaḻaṉi ˚iṭa ˚aṭatta X 5…m tirumañcaṉam ˚eṭuppānukku ˚aṭaitta X … m [X X]</text:span><text:span text:style-name="T2"><text:note text:id="ftn19" text:note-class="footnote"><text:note-citation>19</text:note-citation><text:note-body><text:p text:style-name="P3" loext:marker-style-name="T7"><text:span text:style-name="T7"><text:s/>There are 2 symbols which may represent fractions: 1/4 and 1/32. But it is not very clear what it refers to.</text:span></text:p></text:note-body></text:note></text:span><text:span text:style-name="T2">m ˚innilattu ˚oṭṭā . ˚ikkōyilil peruḷūr kiḻavaṉ [˚eḻun]taruḷivitta tirukāmakōṭṭamuṭaiya māmalaiyāṭṭi[yā]rkku ˚amutu paṭikku ˚uṭalāka</text:span></text:p>
      <text:p text:style-name="P11" loext:marker-style-name="T2"/>
      <text:p text:style-name="P1" loext:marker-style-name="T2"><text:span text:style-name="T2">Fortune! Prosperity! This is the 22</text:span><text:span text:style-name="T3">nd</text:span><text:span text:style-name="T2"> year of Tirupuvaṉa Cakkaravattikaḷ Śrī Rājarājatēvar. On the day (</text:span><text:span text:style-name="T4">nāḷ</text:span><text:span text:style-name="T2">) of Pūcam (the 8</text:span><text:span text:style-name="T3">th</text:span><text:span text:style-name="T2"> </text:span><text:span text:style-name="T4">nakṣatra</text:span><text:span text:style-name="T2">) falling (</text:span><text:span text:style-name="T4">peṟṟa</text:span><text:span text:style-name="T2">) on </text:span><text:span text:style-name="T4">bantudiyam</text:span><text:span text:style-name="T2"> [?] Wednesday (</text:span><text:span text:style-name="T4">putaṉkiḻamaiyum</text:span><text:span text:style-name="T2">) of the bright fortnight (</text:span><text:span text:style-name="T4">pūrva pakṣattu</text:span><text:span text:style-name="T2">) on the </text:span><text:span text:style-name="T4">deṣa </text:span><text:span text:style-name="T2">month (</text:span><text:span text:style-name="T4">nāyaṟṟu</text:span><text:span text:style-name="T2">). {{To}} the Lord (</text:span><text:span text:style-name="T4">uṭaiyār</text:span><text:span text:style-name="T2">) of Tiruppāmpuram, Lord (</text:span><text:span text:style-name="T4">uṭaiyār</text:span><text:span text:style-name="T2">) of Uyyakoṇṭārvaḷanāṭu, … Paḻuvēṭṭaraiyar {{gave}}, for a holy vessel (</text:span><text:span text:style-name="T4">tirukkalattukku</text:span><text:span text:style-name="T2">) for the sacred bath (</text:span><text:span text:style-name="T4">tirumañcaṉam</text:span><text:span text:style-name="T2">) supplying (</text:span><text:span text:style-name="T4">āṟṟil</text:span><text:span text:style-name="T2">?) for one measure (</text:span><text:span text:style-name="T4">paṭikku</text:span><text:span text:style-name="T2">) of rice (</text:span><text:span text:style-name="T4">aricil</text:span><text:span text:style-name="T2">) continuously (</text:span><text:span text:style-name="T4">nittal</text:span><text:span text:style-name="T2">), and for the holy garland (</text:span><text:span text:style-name="T4">tiruppaḷḷittāmattukkum</text:span><text:span text:style-name="T2">) of fifty-two (</text:span><text:span text:style-name="T4">aimpattiru</text:span><text:span text:style-name="T2">) red water lily (</text:span><text:span text:style-name="T4">ceṅkaḻanit</text:span><text:span text:style-name="T2"> &gt; </text:span><text:span text:style-name="T4">ceṅkaḻunīr</text:span><text:span text:style-name="T2">): as his (</text:span><text:span text:style-name="T4">ivar</text:span><text:span text:style-name="T2">) </text:span><text:span text:style-name="T4">kāṇi</text:span><text:span text:style-name="T2"> (</text:span><text:span text:style-name="T4">kāṇiyāṉa</text:span><text:span text:style-name="T2">) in the displaced (</text:span><text:span text:style-name="T4">paṟinta</text:span><text:span text:style-name="T2">) village (</text:span><text:span text:style-name="T4">ūrilum</text:span><text:span text:style-name="T2">) and in this village (</text:span><text:span text:style-name="T4">ivvūrilum</text:span><text:span text:style-name="T2">), all the land (</text:span><text:span text:style-name="T4">nilattum</text:span><text:span text:style-name="T2">) and the places (</text:span><text:span text:style-name="T4">kaḷattum</text:span><text:span text:style-name="T2">), having taken (</text:span><text:span text:style-name="T4">koṇṭu</text:span><text:span text:style-name="T2">) on the southern bank (</text:span><text:span text:style-name="T4">teṉkaraiyil</text:span><text:span text:style-name="T2">) the village (</text:span><text:span text:style-name="T4">nattam</text:span><text:span text:style-name="T2">) to the south (</text:span><text:span text:style-name="T4">teṟkku</text:span><text:span text:style-name="T2">) of the temple of Piṭāri which is included (</text:span><text:span text:style-name="T4">uṭppaṭa</text:span><text:span text:style-name="T2"> &gt; </text:span><text:span text:style-name="T4">uḷpaṭa</text:span><text:span text:style-name="T2">), having renovated (</text:span><text:span text:style-name="T4">tiruntu</text:span><text:span text:style-name="T2">) the small (</text:span><text:span text:style-name="T4">ciṟutu</text:span><text:span text:style-name="T2">?) northern tank (</text:span><text:span text:style-name="T4">vaṭakuḷam</text:span><text:span text:style-name="T2">) for the water channel (</text:span><text:span text:style-name="T4">vākkālukku</text:span><text:span text:style-name="T2">) … which goes (</text:span><text:span text:style-name="T4">pōkiṟa</text:span><text:span text:style-name="T2">) in the open spaces (</text:span><text:span text:style-name="T4">akalattu</text:span><text:span text:style-name="T2">) of half a measure (</text:span><text:span text:style-name="T4">araikkōl</text:span><text:span text:style-name="T2">), the land (</text:span><text:span text:style-name="T4">nilam</text:span><text:span text:style-name="T2">) included (</text:span><text:span text:style-name="T4">uḷpaṭa</text:span><text:span text:style-name="T2">) … ; … placed (</text:span><text:span text:style-name="T4">aṭatta</text:span><text:span text:style-name="T2">) red water lily (</text:span><text:span text:style-name="T4">tiruceṅkaḻaṉi</text:span><text:span text:style-name="T2"> &gt; </text:span><text:span text:style-name="T4">tiruceṅkaḻuṉi</text:span><text:span text:style-name="T2">) for one measure (</text:span><text:span text:style-name="T4">paṭikku</text:span><text:span text:style-name="T2">) continuously (</text:span><text:span text:style-name="T4">nittal</text:span><text:span text:style-name="T2">) without the taxes (</text:span><text:span text:style-name="T4">iṟaiyili</text:span><text:span text:style-name="T2">) removed (</text:span><text:span text:style-name="T4">nīṅkiṉa</text:span><text:span text:style-name="T2">) [for?] the village (</text:span><text:span text:style-name="T4">ūr</text:span><text:span text:style-name="T2">) in this (</text:span><text:span text:style-name="T4">itil</text:span><text:span text:style-name="T2">), … placed (</text:span><text:span text:style-name="T4">aṭaitta</text:span><text:span text:style-name="T2">) for he who raises (</text:span><text:span text:style-name="T4">eṭuppānukku</text:span><text:span text:style-name="T2">) the sacred bath (</text:span><text:span text:style-name="T4">tirumañcaṉam</text:span><text:span text:style-name="T2">); … of this land (</text:span><text:span text:style-name="T4">inilattu</text:span><text:span text:style-name="T2">), in this temple (</text:span><text:span text:style-name="T4">ikkōyilil</text:span><text:span text:style-name="T2">) … , the lord (</text:span><text:span text:style-name="T4">kiḻavaṉ</text:span><text:span text:style-name="T2">) of Peruḷūr, for a measure (</text:span><text:span text:style-name="T4">paṭikku</text:span><text:span text:style-name="T2">) of food offerings (</text:span><text:span text:style-name="T4">amutu</text:span><text:span text:style-name="T2">) for Māmaliyāṭṭiyār, Lord (</text:span><text:span text:style-name="T4">uṭaiya</text:span><text:span text:style-name="T2">) of Tirukkāmakkōṭṭam, who caused to graciously raise (</text:span><text:span text:style-name="T4">eḻuntaruḷivitta</text:span><text:span text:style-name="T2">), as the body (</text:span><text:span text:style-name="T4">uṭalāka</text:span><text:span text:style-name="T2">) …</text:span></text:p>
      <text:p text:style-name="P15" loext:marker-style-name="T2"/>
      <text:p text:style-name="P4" loext:marker-style-name="T10"/>
      <text:p text:style-name="P15" loext:marker-style-name="T2"/>
      <text:p text:style-name="P8" loext:marker-style-name="T2"><text:span text:style-name="T2">#148. a) Cempiyaṉmahādevi, Nagapattinam taluk, Tanjavur district, Kailāsanātha temple; b) on the base of the southern façade of the </text:span><text:span text:style-name="T4">ardha-maṇḍapa</text:span><text:span text:style-name="T2">; c) site not visited; d) ARE 1925, no. 494; SII 19, no. 311; SII 32, part 2, no. 100; </text:span><text:span text:style-name="T10">Cane (2017: 444–446)</text:span><text:span text:style-name="T2">; e) 12</text:span><text:span text:style-name="T3">th</text:span><text:span text:style-name="T2"> regnal year of Kōpparakesarivarman; f) Uttamacōḻa (</text:span><text:span text:style-name="T4">circa</text:span><text:span text:style-name="T2"> 983 A.D.); g) inscription not read with anyone; h) </text:span><text:soft-page-break/><text:span text:style-name="T2">I provide here the edition of N. Cane</text:span><text:span text:style-name="T10"> (2017: 444–446), because he proposed an edition which is significantly improved compared to the previous ones; </text:span><text:span text:style-name="T2">I removed the letters and punctuation he supplied, and I converted the text to my conventions; he also provided a French translation in his work.</text:span></text:p>
      <text:p text:style-name="P15" loext:marker-style-name="T2"/>
      <text:p text:style-name="P8" loext:marker-style-name="T2"><text:span text:style-name="T2">(1) </text:span><text:span text:style-name="T19">svasti śrī</text:span><text:span text:style-name="T2"> kopparake</text:span><text:span text:style-name="T19">sa</text:span><text:span text:style-name="T2">riva</text:span><text:span text:style-name="T4">nma</text:span><text:span text:style-name="T2">ku yāṇṭu 12 ˚āvatu </text:span><text:span text:style-name="T19">gumbha </text:span><text:span text:style-name="T2">nāyaṟṟu kaṇṭaṉ maturāntaka </text:span><text:span text:style-name="T19">de</text:span><text:span text:style-name="T2">varāṉa </text:span><text:span text:style-name="T4">śrī</text:span><text:span text:style-name="T2"> ˚uttamacoḻa[</text:span><text:span text:style-name="T19">de</text:span><text:span text:style-name="T2">varai]t tiruvayiṟu vāyt {built over}</text:span></text:p>
      <text:p text:style-name="P8" loext:marker-style-name="T2"><text:span text:style-name="T2">(2) ṉa teṉkarai ˚aḷanāṭṭu </text:span><text:span text:style-name="T19">brahmade</text:span><text:span text:style-name="T2">yam [</text:span><text:span text:style-name="T4">śri</text:span><text:span text:style-name="T2"> cempiya]ṉ</text:span><text:span text:style-name="T19">mahāde</text:span><text:span text:style-name="T20">vi</text:span><text:span text:style-name="T2">ccatu</text:span><text:span text:style-name="T19">rvedi</text:span><text:span text:style-name="T2">maṅkalattu ˚ivvuṭaiya pirāṭṭiyār veytta[ruḷiṉa </text:span><text:span text:style-name="T19">śāsa</text:span><text:span text:style-name="T4">na</text:span><text:span text:style-name="T19">ba</text:span><text:span text:style-name="T20">]</text:span><text:span text:style-name="T19">ddha</text:span><text:span text:style-name="T2">c catu {built over}</text:span></text:p>
      <text:p text:style-name="P8" loext:marker-style-name="T2"><text:span text:style-name="T2">(3) pirāṭṭiyār tirunāḷāṉa cittirait [tirukkeṭṭai nāḷ mey]kkāṭṭi ˚uṇpatāka ˚i</text:span><text:span text:style-name="T4">śrī</text:span><text:span text:style-name="T2"> ˚uttamacoḻa</text:span><text:span text:style-name="T19">de</text:span><text:span text:style-name="T2">var </text:span><text:span text:style-name="T19">de</text:span><text:span text:style-name="T20">viy</text:span><text:span text:style-name="T2">ār paṭṭaṉ tāṉatoṅkiyār ˚ivvūr ˚ūrkkallāl ku {built over}</text:span></text:p>
      <text:p text:style-name="P8" loext:marker-style-name="T2"><text:span text:style-name="T2">(4) ccatu</text:span><text:span text:style-name="T19">rvedibha</text:span><text:span text:style-name="T20">ṭṭa</text:span><text:span text:style-name="T2">t tāṉapperu[makkaḷukku] </text:span><text:span text:style-name="T4">śrī</text:span><text:span text:style-name="T2"> ˚uttamacoḻa</text:span><text:span text:style-name="T19">de</text:span><text:span text:style-name="T2">var </text:span><text:span text:style-name="T19">de</text:span><text:span text:style-name="T20">vi</text:span><text:span text:style-name="T2">yār nampirāṭṭi maḻapāṭi teṉṉavaṉ </text:span><text:span text:style-name="T19">mahāde</text:span><text:span text:style-name="T20">vi</text:span><text:span text:style-name="T2">yār ˚ivvūr ˚ūrkkallāl {built over}</text:span></text:p>
      <text:p text:style-name="P8" loext:marker-style-name="T2"><text:span text:style-name="T2">(5) ttāṉapperumakka[ḷukku ˚i</text:span><text:span text:style-name="T4">śrī</text:span><text:span text:style-name="T2">] ˚uttamacoḻa</text:span><text:span text:style-name="T19">de</text:span><text:span text:style-name="T2">var ˚iruṅkoḷār makaḷār </text:span><text:span text:style-name="T19">de</text:span><text:span text:style-name="T20">vi</text:span><text:span text:style-name="T2">yār nampirāṭṭiyār vāṉava[ṉ] </text:span><text:span text:style-name="T19">mahāde</text:span><text:span text:style-name="T20">vi</text:span><text:span text:style-name="T2">yār ˚ ivvūr ˚ūrkkallālk ku {built over}</text:span></text:p>
      <text:p text:style-name="P8" loext:marker-style-name="T2"><text:span text:style-name="T2">(6) m ˚i</text:span><text:span text:style-name="T19">śśāsa</text:span><text:span text:style-name="T2">ṉa</text:span><text:span text:style-name="T19">baddha</text:span><text:span text:style-name="T2">c catu</text:span><text:span text:style-name="T19">rvedibha</text:span><text:span text:style-name="T2">ṭṭat tānapperumakkaḷukke ˚i</text:span><text:span text:style-name="T4">śrī</text:span><text:span text:style-name="T2"> ˚uttamacoḻa</text:span><text:span text:style-name="T19">de</text:span><text:span text:style-name="T2">var </text:span><text:span text:style-name="T19">de</text:span><text:span text:style-name="T20">vi</text:span><text:span text:style-name="T2">yār viḻupparaiyār makaḷār nampirāṭṭiyār [ki]ḻāṉaṭikaḷār ˚ivvūr ˚ūrkkallāl kuṭutta poṉ 95 k[[aḻañcu]] </text:span></text:p>
      <text:p text:style-name="P8" loext:marker-style-name="T2"><text:span text:style-name="T2">(7) toṇṇūṟṟaiṅ kaḻañcum ˚i</text:span><text:span text:style-name="T19">śśāsa</text:span><text:span text:style-name="T2">na</text:span><text:span text:style-name="T19">baddha</text:span><text:span text:style-name="T2">c catu</text:span><text:span text:style-name="T19">rvedibha</text:span><text:span text:style-name="T2">ṭṭat tāṉaperumakkaḷukke ˚i</text:span><text:span text:style-name="T4">śrī</text:span><text:span text:style-name="T2"> ˚uttamacoḻa</text:span><text:span text:style-name="T19">de</text:span><text:span text:style-name="T2">var </text:span><text:span text:style-name="T19">de</text:span><text:span text:style-name="T20">vi</text:span><text:span text:style-name="T2">yār paḻaveṭṭaraiyar ma {built over}</text:span></text:p>
      <text:p text:style-name="P15" loext:marker-style-name="T2"/>
      <text:p text:style-name="P8" loext:marker-style-name="T20"><text:span text:style-name="T20">Fortune! Prosperity! This is the 12</text:span><text:span text:style-name="T30">th</text:span><text:span text:style-name="T20"> year of Kōpparakesarivarman, on the month (</text:span><text:span text:style-name="T4">nāyaṟṟu</text:span><text:span text:style-name="T2">) of Gumbha</text:span><text:span text:style-name="T20">. … bore in her holy womb (</text:span><text:span text:style-name="T19">tiruvayiṟu</text:span><text:span text:style-name="T20">) Kaṇṭaṉ Maturāntakadevar alias Śrī Uttamacōḻadevar … bound by the charts (</text:span><text:span text:style-name="T19">śāsa</text:span><text:span text:style-name="T4">na</text:span><text:span text:style-name="T19">baddha</text:span><text:span text:style-name="T20">) graciously established (</text:span><text:span text:style-name="T19">veyttaruḷiṉa</text:span><text:span text:style-name="T20">) by this great queen (</text:span><text:span text:style-name="T4">ivvuṭaiya pirāṭṭiyār</text:span><text:span text:style-name="T2">) of Śrī Cempiyaṉmahādevic-caturvedimaṅkalam, a </text:span><text:span text:style-name="T4">brahmadeya</text:span><text:span text:style-name="T2"> of Aḷanāṭu, on the southern bank (</text:span><text:span text:style-name="T4">teṉkarai</text:span><text:span text:style-name="T2">) … the holy day of Kēṭṭai of Cittirai, as the holy day (</text:span><text:span text:style-name="T4">tirunāḷāṉa</text:span><text:span text:style-name="T2">) of [the birth of] the queen (</text:span><text:span text:style-name="T4">pirāṭṭiyār</text:span><text:span text:style-name="T2">), having appeared (</text:span><text:span text:style-name="T4">meykkāṭṭi</text:span><text:span text:style-name="T2">), to feed (</text:span><text:span text:style-name="T4">uṇpatāka</text:span><text:span text:style-name="T2">), the queen (</text:span><text:span text:style-name="T4">deviyār</text:span><text:span text:style-name="T2">) of Śrī Uttamacōḻadeva, Paṭṭaṉ Tāṉatoṅkiyār, by the village weighting stone (</text:span><text:span text:style-name="T4">ūrkkallāl</text:span><text:span text:style-name="T2">) of this village (</text:span><text:span text:style-name="T4">ivvūr</text:span><text:span text:style-name="T2">) … to the great people of the donation (</text:span><text:span text:style-name="T4">tāṉap-perumakkaḷukku</text:span><text:span text:style-name="T2">) Caturvedibhaṭṭa (lit. the learned ones/priests of the four Vedas), the queen (</text:span><text:span text:style-name="T4">deviyār</text:span><text:span text:style-name="T2">) of Śrī Uttamacōḻadeva, our queen (</text:span><text:span text:style-name="T4">nampirāṭṭi</text:span><text:span text:style-name="T2">), Maḻapāṭi Teṉṉavaṉ </text:span><text:span text:style-name="T20">Mahādeviyār, </text:span><text:span text:style-name="T2">by the village weighting stone (</text:span><text:span text:style-name="T4">ūrkkallāl</text:span><text:span text:style-name="T2">) of this village (</text:span><text:span text:style-name="T4">ivvūr</text:span><text:span text:style-name="T2">) … to the great people of the donation (</text:span><text:span text:style-name="T4">tāṉap-perumakkaḷukku</text:span><text:span text:style-name="T2">) … the queen (</text:span><text:span text:style-name="T4">deviyār</text:span><text:span text:style-name="T2">) of Śrī Uttamacōḻadeva, daughter (</text:span><text:span text:style-name="T4">makaḷār</text:span><text:span text:style-name="T2">) of Iruṅkōḷār, our queen (</text:span><text:span text:style-name="T4">nampirāṭṭiyār</text:span><text:span text:style-name="T2">) Vāṉavaṉ </text:span><text:span text:style-name="T20">Mahādeviyār, </text:span><text:span text:style-name="T2">by the village weighting stone (</text:span><text:span text:style-name="T4">ūrkkallāl</text:span><text:span text:style-name="T2">) of this village (</text:span><text:span text:style-name="T4">ivvūr</text:span><text:span text:style-name="T2">) … to the great people of the donation (</text:span><text:span text:style-name="T4">tāṉap-perumakkaḷukkē</text:span><text:span text:style-name="T2">) Caturvedibhaṭṭa (lit. the learned ones/priests of the four Vedas) </text:span><text:span text:style-name="T20">bound by this chart (</text:span><text:span text:style-name="T4">iśśāsaṉabaddha</text:span><text:span text:style-name="T2">), the queen (</text:span><text:span text:style-name="T4">deviyār</text:span><text:span text:style-name="T2">) of Śrī Uttamacōḻadeva, daughter (</text:span><text:span text:style-name="T4">makaḷār</text:span><text:span text:style-name="T2">) of Viḻupparaiyār our queen Kiḻāṉaṭikaḷār, by the village weighting stone (</text:span><text:span text:style-name="T4">ūrkkallāl</text:span><text:span text:style-name="T2">) of this village (</text:span><text:span text:style-name="T4">ivvūr</text:span><text:span text:style-name="T2">), gave (</text:span><text:span text:style-name="T4">kuṭutta</text:span><text:span text:style-name="T2">) 95 </text:span><text:span text:style-name="T4">kaḻañcu</text:span><text:span text:style-name="T2">s of gold (</text:span><text:span text:style-name="T4">poṉ</text:span><text:span text:style-name="T2">), ninety-five (</text:span><text:span text:style-name="T4">toṇṇūṟṟaiṅ</text:span><text:span text:style-name="T2">) </text:span><text:soft-page-break/><text:span text:style-name="T4">kaḻañcu</text:span><text:span text:style-name="T2">s; to the great people of the donation (</text:span><text:span text:style-name="T4">tāṉap-perumakkaḷukkē</text:span><text:span text:style-name="T2">) Caturvedibhaṭṭa (lit. the learned ones/priests of the four Vedas) </text:span><text:span text:style-name="T20">bound by this chart (</text:span><text:span text:style-name="T4">iśśāsaṉabaddha</text:span><text:span text:style-name="T2">), the queen (</text:span><text:span text:style-name="T4">deviyār</text:span><text:span text:style-name="T2">) of Śrī Uttamacōḻadeva, daughter (</text:span><text:span text:style-name="T4">ma</text:span><text:span text:style-name="T2">{{</text:span><text:span text:style-name="T4">kaḷār</text:span><text:span text:style-name="T2">}}) of Paḻuvēṭṭaraiyar (</text:span><text:span text:style-name="T4">paḻaveṭṭaraiyar</text:span><text:span text:style-name="T2"> &gt; </text:span><text:span text:style-name="T4">paḻuveṭṭaraiyar</text:span><text:span text:style-name="T2">) …</text:span></text:p>
      <text:p text:style-name="P15" loext:marker-style-name="T2"/>
      <text:p text:style-name="P1" loext:marker-style-name="T2"><text:span text:style-name="T2">#149. a) Vṛddhācalam (Viruttācalam), Vṛddhācalam taluk, Cuddalore district, Vṛddhāgirīśvara temple; b) on the southern façade of the sanctuary; c) site not visited; edition established from pictures of the inscription provided by N. Cane; d) ARE 1918, no. 39; e) 5</text:span><text:span text:style-name="T3">th</text:span><text:span text:style-name="T2"> regnal year of Kōpparakesarivarman alias Śrī Rājendracōḻadevar; f) Rajendra I (</text:span><text:span text:style-name="T4">circa</text:span><text:span text:style-name="T2"> 1017 A.D.); g) inscription not read with anyone; h) lines 1 to 14 contain the </text:span><text:span text:style-name="T4">meykkīrtti</text:span><text:span text:style-name="T2"> of Rājendra I.</text:span></text:p>
      <text:p text:style-name="P11" loext:marker-style-name="T2"/>
      <text:p text:style-name="P1" loext:marker-style-name="T2"><text:span text:style-name="T2">(1–13) </text:span><text:span text:style-name="T4">svasti śrī</text:span><text:span text:style-name="T2"> {</text:span><text:span text:style-name="T4">meykkīrtti</text:span><text:span text:style-name="T2">}</text:span></text:p>
      <text:p text:style-name="P1" loext:marker-style-name="T2"><text:span text:style-name="T2">(14) {</text:span><text:span text:style-name="T4">meykkīrtti</text:span><text:span text:style-name="T2">} kop</text:span></text:p>
      <text:p text:style-name="P1" loext:marker-style-name="T2"><text:span text:style-name="T2">(15) parakecaripaṉmarāṉa </text:span><text:span text:style-name="T4">śrīrajentra</text:span><text:span text:style-name="T2">[</text:span><text:span text:style-name="T4">co</text:span><text:span text:style-name="T2">]</text:span></text:p>
      <text:p text:style-name="P1" loext:marker-style-name="T2"><text:span text:style-name="T2">(16) X </text:span><text:span text:style-name="T4">de</text:span><text:span text:style-name="T2">varkku yāṇṭu 5 ˚āvatu vaṭaka</text:span></text:p>
      <text:p text:style-name="P1" loext:marker-style-name="T2"><text:span text:style-name="T2">(17) rai </text:span><text:span text:style-name="T4">rājentrasi</text:span><text:span text:style-name="T2">[</text:span><text:span text:style-name="T4">ṃ</text:span><text:span text:style-name="T2">]</text:span><text:span text:style-name="T4">ha</text:span><text:span text:style-name="T2">vaḷanāṭṭu ˚iruko[ḷa]</text:span></text:p>
      <text:p text:style-name="P1" loext:marker-style-name="T2"><text:span text:style-name="T2">(18) ppāṭip paruvūrkkūṟṟattu neṟkup</text:span><text:span text:style-name="T2"/></text:p>
      <text:p text:style-name="P1" loext:marker-style-name="T2"><text:span text:style-name="T2">(19) pait tirumutukuṉṟam uṭ[ai]ya </text:span><text:span text:style-name="T4">mahā</text:span></text:p>
      <text:p text:style-name="P1" loext:marker-style-name="T25"><text:span text:style-name="T25">(20) </text:span><text:span text:style-name="T31">de</text:span><text:span text:style-name="T25">varku muñ[ñai] vallavaraiyar </text:span><text:span text:style-name="T31">de</text:span></text:p>
      <text:p text:style-name="P1" loext:marker-style-name="T25"><text:span text:style-name="T25">(21) [vi] X X X [ḻuveṭṭa]rai X X [makaḷā] X X X</text:span><text:span text:style-name="T25"/></text:p>
      <text:p text:style-name="P1" loext:marker-style-name="T2"><text:span text:style-name="T2">(22) X X X X tevaṭikaḷār vat X tirun X viḷak</text:span><text:span text:style-name="T2"/></text:p>
      <text:p text:style-name="P1" loext:marker-style-name="T2"><text:span text:style-name="T2">(23) kkoṉṟukku X X X tuṟai X X ḷūr X X X</text:span><text:span text:style-name="T2"/></text:p>
      <text:p text:style-name="P1" loext:marker-style-name="T2"><text:span text:style-name="T2">(24) X koṇṭa poṉ patiṉ kaḻañcu X X X</text:span><text:span text:style-name="T2"/></text:p>
      <text:p text:style-name="P1" loext:marker-style-name="T2"><text:span text:style-name="T2">(25) X [pa]tiṉ kaḻañcum poliyaṭṭā[ka] X X</text:span><text:span text:style-name="T2"/></text:p>
      <text:p text:style-name="P1" loext:marker-style-name="T25"><text:span text:style-name="T25">(26) ṇṭu ni X X m ˚uḻakku ney X X X X X X</text:span><text:span text:style-name="T25"/></text:p>
      <text:p text:style-name="P1" loext:marker-style-name="T25"><text:span text:style-name="T25">(27) [ṉṟu] X X X [kkaṭavaṉey] ˚eḻuṉā X X X X</text:span><text:span text:style-name="T25"/></text:p>
      <text:p text:style-name="P1" loext:marker-style-name="T25"><text:span text:style-name="T25">(28) ṉi X X X X ṉṟu X cāma X X X X</text:span><text:span text:style-name="T25"/></text:p>
      <text:p text:style-name="P1" loext:marker-style-name="T2"><text:span text:style-name="T2">(29) X X X X X X pa</text:span><text:span text:style-name="T4">nmāheśvara</text:span><text:span text:style-name="T2"> X X</text:span></text:p>
      <text:p text:style-name="P11" loext:marker-style-name="T2"/>
      <text:p text:style-name="P1" loext:marker-style-name="T2"><text:span text:style-name="T2">Fortune! Prosperity! {</text:span><text:span text:style-name="T4">meykkīrtti</text:span><text:span text:style-name="T2">} This is the 5</text:span><text:span text:style-name="T3">th</text:span><text:span text:style-name="T2"> year of Kōpparakesarivarman alias Śrī Rājendracō{{ḻa}}devar. For Mahādeva who possesses/of (</text:span><text:span text:style-name="T4">uṭaiya</text:span><text:span text:style-name="T2">) Tirumutukuṉṟam in Neṟkuppai in Paruvūrkkūṟṟam of Iruṅkoḷappaṭi of Rājendrasiṃhavaḷanāṭu on the northern bank (</text:span><text:span text:style-name="T4">vaṭakarai</text:span><text:span text:style-name="T2">), the wife/queen (</text:span><text:span text:style-name="T4">devi</text:span><text:span text:style-name="T2">{{</text:span><text:span text:style-name="T4">yār</text:span><text:span text:style-name="T2">}}) of Muññai Vallavaraiyar, daughter (</text:span><text:span text:style-name="T4">makaḷār</text:span><text:span text:style-name="T2">) of the Paḻuvēṭṭaraiyar, … Tēvaṭikaḷār {{gave}} for one {{perpetual}} lamp (</text:span><text:span text:style-name="T4">tirun</text:span><text:span text:style-name="T2">{{</text:span><text:span text:style-name="T4">ontā</text:span><text:span text:style-name="T2">}}</text:span><text:span text:style-name="T4">viḷakkoṉṟukku</text:span><text:span text:style-name="T2">) … ten </text:span><text:span text:style-name="T4">kaḻañcu</text:span><text:span text:style-name="T2">s of gold taken (</text:span><text:span text:style-name="T4">koṇṭa</text:span><text:span text:style-name="T2">) … ten (</text:span><text:span text:style-name="T4">patiṉ</text:span><text:span text:style-name="T2">) </text:span><text:span text:style-name="T4">kaḻañcu</text:span><text:span text:style-name="T2">s … one </text:span><text:span text:style-name="T4">uḻakku</text:span><text:span text:style-name="T2"> of </text:span><text:span text:style-name="T4">ghee</text:span><text:span text:style-name="T2"> (</text:span><text:span text:style-name="T4">ney</text:span><text:span text:style-name="T2">) … {{this is under the protection of the}} Paṉmāheśvaras.</text:span></text:p>
      <text:p text:style-name="P18" loext:marker-style-name="T32"/>
      <text:p text:style-name="P8" loext:marker-style-name="T32"><text:soft-page-break/><text:span text:style-name="T32">#150. </text:span><text:span text:style-name="T2">a) </text:span><text:span text:style-name="T32">Tirucceṉṉampūṇṭi, Tanjavur taluk and district, Caṭaiyar temple</text:span><text:span text:style-name="T2">; b) begins at the bottom of the westernmost wall section of the southern façade of the </text:span><text:span text:style-name="T4">ardha-maṇḍapa</text:span><text:span text:style-name="T2">, and continues on the upper part of the base of the whole </text:span><text:span text:style-name="T4">ardha-maṇḍapa</text:span><text:span text:style-name="T2">; c) site visited but the edition of this inscription was established from pictures provided by N. Ramaswamy Babu; d) ARE 1901, no. 299; ARE 1975, no. 137; SII 7, no. 520; C. Schmid (2014: no. 17, pp. 322–324); e) 17</text:span><text:span text:style-name="T3">th</text:span><text:span text:style-name="T2"> regnal year of </text:span><text:span text:style-name="T4">matirai koṇṭa</text:span><text:span text:style-name="T2"> Kōpparakesarivarman; f) Parantaka I (</text:span><text:span text:style-name="T4">circa</text:span><text:span text:style-name="T2"> 924 A.D.); g) inscription not read with anyone; h) SII 7 provided the edition of only the first ten lines, excluding the part engraved on the base; Schmid proposed an edition of the whole inscription, but I think I have been able to improve it to some extent.</text:span></text:p>
      <text:p text:style-name="P15" loext:marker-style-name="T2"/>
      <text:p text:style-name="P8" loext:marker-style-name="T2"><text:span text:style-name="T2">(1) </text:span><text:span text:style-name="T4">svasti śrī</text:span><text:span text:style-name="T2"> matirai koṇṭa kopparakecari[[paṉ]]maṟku yā</text:span></text:p>
      <text:p text:style-name="P8" loext:marker-style-name="T2"><text:span text:style-name="T2">(2) ṇṭu 17 ˚āvatu ˚iṭaiyāṟṟunāṭ[ṭi]t ti[[rukka]]ṭ[[ai]]muṭi [ma]</text:span><text:span text:style-name="T2"/></text:p>
      <text:p text:style-name="P8" loext:marker-style-name="T2"><text:span text:style-name="T2">(3) </text:span><text:span text:style-name="T4">hāde</text:span><text:span text:style-name="T2">varku cantirātitaraḷavum ˚oru muḻut tiruviḷakkiṉu[k]ku paḻuveṭṭa</text:span></text:p>
      <text:p text:style-name="P8" loext:marker-style-name="T2"><text:span text:style-name="T2">(4) raiyar makaḷār nampirāṭṭiyār ˚arumo[ḻ]inaṅkaiyār pari[vā]ram kuṇavaṉ</text:span><text:span text:style-name="T2"/></text:p>
      <text:p text:style-name="P8" loext:marker-style-name="T2"><text:span text:style-name="T2">(5) cūratoṅki vaitta poṉ [pa]tiṉ ˚aṟu kaḻañcu poṉṉālum</text:span><text:span text:style-name="T2"/></text:p>
      <text:p text:style-name="P8" loext:marker-style-name="T2"><text:span text:style-name="T2">(6) ˚iravum pakalum [[noṉ]]tāviḷakku ˚eri[[vatā]]kava tirukkoṭikku</text:span><text:span text:style-name="T2"/></text:p>
      <text:p text:style-name="P8" loext:marker-style-name="T2"><text:span text:style-name="T2">(7) nampa[ṉ] X X X X X X X X cum [ceyi]ṟ[[ṟi]] X X X X X X [[tāyaṉ param[e]cura]]vaṉ </text:span><text:span text:style-name="T4">sū</text:span></text:p>
      <text:p text:style-name="P8" loext:marker-style-name="T2"><text:span text:style-name="T2">(8) [[</text:span><text:span text:style-name="T4">r</text:span><text:span text:style-name="T2">]]y</text:span><text:span text:style-name="T4">ya</text:span><text:span text:style-name="T2">[[</text:span><text:span text:style-name="T4">gra</text:span><text:span text:style-name="T2"> X X X ra X X X X X X X X X X n[eyum] pālum ta[yirum ˚aṭ]ṭi ˚aruḷa vai[tta po]]]ṉ</text:span></text:p>
      <text:p text:style-name="P8" loext:marker-style-name="T2"><text:span text:style-name="T2">(9) [[mu]] X X X X X X X X rupatiṉ kaḻa[[ñcu po]] X X X X X X X X X vat[ā]</text:span><text:span text:style-name="T2"/></text:p>
      <text:p text:style-name="P8" loext:marker-style-name="T32"><text:span text:style-name="T2">(10) X X X X X X r cavaiyom X X X ˚i X X X X [[[p]oṉ]]ṉukku [[v]]iṟṟuk ku</text:span><text:span text:style-name="T32"/></text:p>
      <text:p text:style-name="P8" loext:marker-style-name="T32"><text:span text:style-name="T32">(11) ṭukiṉṟa nilat[tu]kkellai kiḻ[parke]lai [˚u]ṭciṟuvākkālu mekku teṉpāṟkkellai ˚āritaṉ nārāyaṇaṉ cāttaṉum tampipārmakātava[ṉ] ceṭṭinākaṉ {sculpted floral motif} [ni]lattuku vaṭakkum melpālkellai ˚āritaṇ nākaṉ nilakaṇṭaṉum tampiyum ˚etta X kku kiḻ[pa]kkum ˚aṅkāṭi vākkālukku kiḻakkum teṟku</text:span><text:span text:style-name="T32"/></text:p>
      <text:p text:style-name="P8" loext:marker-style-name="T32"><text:span text:style-name="T32">(12) vaṭapāṟkellai X [k]kuṭaivākka X X teṟkum ˚ivicaitta perunāṉkellaiyil ˚akappaṭṭa nilam ˚uṇṇilam ˚o X X X X X kāṟceyum {sculpted floral motif} tirukkaṭaimuṭip perumāṉnaṭikaḷukku ˚iṟaiyiliyāka cenirveṭṭiyum ˚āṟṟukkulaiyumm uḷpa X X perppaṭṭatum kāttuk kuṭupomā</text:span><text:span text:style-name="T32"/></text:p>
      <text:p text:style-name="P8" loext:marker-style-name="T32"><text:span text:style-name="T32">(13) nom tiru[perca]vai[yo]m ˚itaṟṟimpil cavaiy ākilum taṉittaṉi ˚ākilum ˚aiñ kaḻañcu poṉ taṇṭap paṭa ˚oṭṭi X X X X X vayom {sculpted floral motif} ˚ikālce ˚iḷakuṉavaṉ cūrantoṅki vaitta ceyanāmānampaṉ k[ā]ñci vaitta nilam kāṇiyum cāyaṉ parameycu X ṉ vaitta nilam mukkāṇiyum</text:span><text:span text:style-name="T32"/></text:p>
      <text:p text:style-name="P8" loext:marker-style-name="T32"><text:span text:style-name="T32">(14) ˚āka ˚icceykāl kuṇavaṉ cūrantoṅki vaitta nilai X ḷakku ˚o X X ˚ittama </text:span><text:span text:style-name="T33">rakṣ</text:span><text:span text:style-name="T32"> X X X X X X [ṉ] talai me X X</text:span></text:p>
      <text:p text:style-name="P8" loext:marker-style-name="T25"><text:span text:style-name="T25">(15) [itu paṉmāye X X X] </text:span><text:span text:style-name="T31">rakṣai</text:span></text:p>
      <text:p text:style-name="P19" loext:marker-style-name="T25"/>
      <text:p text:style-name="P8" loext:marker-style-name="T2"><text:span text:style-name="T2">Fortune! Prosperity! This is the 17</text:span><text:span text:style-name="T3">th</text:span><text:span text:style-name="T2"> year of Kōpparakesarivarman who has taken Madurai. For Mahādeva of Tirukkaṭaimuṭi in Iṭaiyāṟṟunāṭu, for one (</text:span><text:span text:style-name="T4">oru</text:span><text:span text:style-name="T2">) entire (</text:span><text:span text:style-name="T4">muḻu</text:span><text:span text:style-name="T2">) sacred lamp </text:span><text:soft-page-break/><text:span text:style-name="T2">(</text:span><text:span text:style-name="T4">tiruviḷakkiṉukku</text:span><text:span text:style-name="T2">) as long as the sun and the moon endure (</text:span><text:span text:style-name="T4">cantirātitaraḷavum</text:span><text:span text:style-name="T2">), Kuṇavaṉ Cūratoṅki, of the suite (</text:span><text:span text:style-name="T4">parivāram</text:span><text:span text:style-name="T2">) of our queen (</text:span><text:span text:style-name="T4">nampirāṭṭiyār</text:span><text:span text:style-name="T2">) Arumoḻinaṅkaiyār, daughter (</text:span><text:span text:style-name="T4">makaḷār</text:span><text:span text:style-name="T2">) of the Paḻuvēṭṭaraiyar, placed (</text:span><text:span text:style-name="T4">vaitta</text:span><text:span text:style-name="T2">) sixteen </text:span><text:span text:style-name="T4">kaḻañcu</text:span><text:span text:style-name="T2">s of gold (</text:span><text:span text:style-name="T4">poṉ</text:span><text:span text:style-name="T2">); with all this gold (</text:span><text:span text:style-name="T4">poṉṉālum</text:span><text:span text:style-name="T2">), night and day (</text:span><text:span text:style-name="T4">iravum pakalum</text:span><text:span text:style-name="T2">), a perpetual lamp (</text:span><text:span text:style-name="T4">nontāviḷakku</text:span><text:span text:style-name="T2">) will have to be burnt (</text:span><text:span text:style-name="T4">erivatākava</text:span><text:span text:style-name="T2">); for the holy flag (</text:span><text:span text:style-name="T4">tirukkoṭikku</text:span><text:span text:style-name="T2">) Nampaṉ … Paramecuvaraṉ Sūrya … having placed/poured (</text:span><text:span text:style-name="T4">aṭṭi</text:span><text:span text:style-name="T2">) </text:span><text:span text:style-name="T4">ghee</text:span><text:span text:style-name="T2"> (</text:span><text:span text:style-name="T4">neyum</text:span><text:span text:style-name="T2">), milk (</text:span><text:span text:style-name="T4">pālum</text:span><text:span text:style-name="T2">) and curd (</text:span><text:span text:style-name="T4">tayirum</text:span><text:span text:style-name="T2">), graciously gave (</text:span><text:span text:style-name="T4">aruḷa vaitta</text:span><text:span text:style-name="T2">) … sixteen </text:span><text:span text:style-name="T4">kaḻañcu</text:span><text:span text:style-name="T2">s of gold … we the Sabhā (</text:span><text:span text:style-name="T4">cavaiyōm</text:span><text:span text:style-name="T2">), having sold (</text:span><text:span text:style-name="T4">viṟṟu</text:span><text:span text:style-name="T2">) for the gold (</text:span><text:span text:style-name="T4">poṉṉukku</text:span><text:span text:style-name="T2">) we gave (</text:span><text:span text:style-name="T4">kuṭukiṉṟa</text:span><text:span text:style-name="T2">) [a land]; the boundaries (</text:span><text:span text:style-name="T4">ellai</text:span><text:span text:style-name="T2">) of the land (</text:span><text:span text:style-name="T4">nilattukku</text:span><text:span text:style-name="T2">) [are]: the eastern side boundary (</text:span><text:span text:style-name="T4">kīḻparkelai</text:span><text:span text:style-name="T2"> &gt; </text:span><text:span text:style-name="T4">kīḻpāṟkellai</text:span><text:span text:style-name="T2">) [is] to the west (</text:span><text:span text:style-name="T4">mēkku</text:span><text:span text:style-name="T2"> &gt; </text:span><text:span text:style-name="T4">mērkku</text:span><text:span text:style-name="T2">) of the small inner water channel (</text:span><text:span text:style-name="T4">uṭciṟuvākkālu</text:span><text:span text:style-name="T2"> &gt; </text:span><text:span text:style-name="T4">uṭciṟuvāykkālukku</text:span><text:span text:style-name="T2">); the southern side boundary (</text:span><text:span text:style-name="T33">teṉpāṟkkellai</text:span><text:span text:style-name="T32">)</text:span><text:span text:style-name="T2"> [is] to the north (</text:span><text:span text:style-name="T33">vaṭakkum</text:span><text:span text:style-name="T32">)</text:span><text:span text:style-name="T2"> of the land (</text:span><text:span text:style-name="T4">nilattukku</text:span><text:span text:style-name="T2">) of Āritaṉ Nārāyaṇaṉ Cāttaṉ and his younger brother (</text:span><text:span text:style-name="T4">tampi</text:span><text:span text:style-name="T2">) Pārmakātavaṉ Ceṭṭinākaṉ; the western side boundary (</text:span><text:span text:style-name="T33">mēlpālkellai</text:span><text:span text:style-name="T32"> &gt; </text:span><text:span text:style-name="T33">mēlpāṟkellai</text:span><text:span text:style-name="T32">)</text:span><text:span text:style-name="T2"> [is] to the east (</text:span><text:span text:style-name="T33">kīḻpakkum</text:span><text:span text:style-name="T32">) </text:span><text:span text:style-name="T2">of … of Āritaṇ Nākaṉ Nilakaṇṭaṉ and his younger brother (</text:span><text:span text:style-name="T4">tampiyum</text:span><text:span text:style-name="T2">) and to the east (</text:span><text:span text:style-name="T33">kīḻakkum</text:span><text:span text:style-name="T32">) </text:span><text:span text:style-name="T2">of the water channel (</text:span><text:span text:style-name="T4">vākkālukku</text:span><text:span text:style-name="T2">) Aṅkāṭi; the northern side boundary (</text:span><text:span text:style-name="T33">vaṭapāṟkellai</text:span><text:span text:style-name="T2">)</text:span><text:span text:style-name="T2"><text:note text:id="ftn20" text:note-class="footnote"><text:note-citation>20</text:note-citation><text:note-body><text:p text:style-name="Footnote" loext:marker-style-name="T6"><text:span text:style-name="T7"><text:s/>Is the addition of </text:span><text:span text:style-name="T11">teṟku</text:span><text:span text:style-name="T7"> before </text:span><text:span text:style-name="T34">vaṭapāṟkellai</text:span><text:span text:style-name="T7"> a mistake?</text:span></text:p></text:note-body></text:note></text:span><text:span text:style-name="T2"> [is] to the south (</text:span><text:span text:style-name="T33">teṟkum</text:span><text:span text:style-name="T32">)</text:span><text:span text:style-name="T2"> of … (a water channel?);</text:span><text:span text:style-name="T32"> [this is] </text:span><text:span text:style-name="T2">the land which falls within (</text:span><text:span text:style-name="T4">akapaṭṭa</text:span><text:span text:style-name="T2">) these four great boundaries (</text:span><text:span text:style-name="T33">perunāṉkellaiyil</text:span><text:span text:style-name="T32">)</text:span><text:span text:style-name="T2"> thus divided (</text:span><text:span text:style-name="T33">ivicaitta</text:span><text:span text:style-name="T32">)</text:span><text:span text:style-name="T2">. … the quarter land (</text:span><text:span text:style-name="T4">kāṟceyum</text:span><text:span text:style-name="T2">) … inner land (</text:span><text:span text:style-name="T4">uṇṇilam</text:span><text:span text:style-name="T2">) … as tax-free (</text:span><text:span text:style-name="T4">iṟaiyiliyāka</text:span><text:span text:style-name="T2">) for the Lord (</text:span><text:span text:style-name="T4">perumāṉnaṭikaḷukku</text:span><text:span text:style-name="T2"> &gt; </text:span><text:span text:style-name="T4">perumāṉaṭikaḷukku</text:span><text:span text:style-name="T2">) of Tirukkaṭaimuṭi, we of the great Sabhā (</text:span><text:span text:style-name="T4">tirupercavaiyōm</text:span><text:span text:style-name="T2">) we will give (</text:span><text:span text:style-name="T4">kuṭupōmāṉōm</text:span><text:span text:style-name="T2"> &gt; </text:span><text:span text:style-name="T4">kuṭuppōmāṉōm</text:span><text:span text:style-name="T2">), having shown (</text:span><text:span text:style-name="T4">kāttu</text:span><text:span text:style-name="T2">) [the document for taxes] of whatever name ({{</text:span><text:span text:style-name="T4">ep</text:span><text:span text:style-name="T2">}}</text:span><text:span text:style-name="T4">pērpaṭṭatum</text:span><text:span text:style-name="T2">) including (</text:span><text:span text:style-name="T4">uḷpa</text:span><text:span text:style-name="T2">{{</text:span><text:span text:style-name="T4">ṭa</text:span><text:span text:style-name="T2">}}) the </text:span><text:span text:style-name="T4">ceṉṉīr-veṭṭi</text:span><text:span text:style-name="T2"> tax (</text:span><text:span text:style-name="T4">cenir</text:span><text:span text:style-name="T2"> &gt; </text:span><text:span text:style-name="T4">ceṉṉīr</text:span><text:span text:style-name="T2">) and the </text:span><text:span text:style-name="T4">āṟṟukkulai</text:span><text:span text:style-name="T2"> tax; </text:span><text:span text:style-name="T32">if one deviates from this (</text:span><text:span text:style-name="T33">itaṟṟimpil</text:span><text:span text:style-name="T32"> &gt; </text:span><text:span text:style-name="T33">itaṟ ṟiṟampil</text:span><text:span text:style-name="T32"> &gt; </text:span><text:span text:style-name="T33">itaṉ tiṟampil</text:span><text:span text:style-name="T32">), whether this is (</text:span><text:span text:style-name="T33">ākilum</text:span><text:span text:style-name="T32">) the Sabhā (</text:span><text:span text:style-name="T33">cavaiy</text:span><text:span text:style-name="T32">) or whether they are (</text:span><text:span text:style-name="T33">ākilum</text:span><text:span text:style-name="T32">) individuals (</text:span><text:span text:style-name="T33">taṉittaṉi</text:span><text:span text:style-name="T32">), a fine (</text:span><text:span text:style-name="T33">taṇṭa</text:span><text:span text:style-name="T32">) of five (</text:span><text:span text:style-name="T33">aiñ</text:span><text:span text:style-name="T32">) </text:span><text:span text:style-name="T33">kaḻañcu</text:span><text:span text:style-name="T32">s will occur (</text:span><text:span text:style-name="T33">paṭa</text:span><text:span text:style-name="T32">) …</text:span><text:span text:style-name="T2"> </text:span><text:span text:style-name="T32">this quarter </text:span><text:span text:style-name="T33">cey</text:span><text:span text:style-name="T32"> (</text:span><text:span text:style-name="T33">ikālce</text:span><text:span text:style-name="T32">) given (</text:span><text:span text:style-name="T33">vaitta</text:span><text:span text:style-name="T32">) by Iḷakuṉavaṉ Cūratoṅki, [for] a standing lamp (</text:span><text:span text:style-name="T33">nilai</text:span><text:span text:style-name="T32">{{</text:span><text:span text:style-name="T33">vi</text:span><text:span text:style-name="T32">}}</text:span><text:span text:style-name="T33">ḷakku</text:span><text:span text:style-name="T32">) … Kuṇavaṉ Cūrantoṅki gave (</text:span><text:span text:style-name="T33">vaitta</text:span><text:span text:style-name="T32">) this quarter </text:span><text:span text:style-name="T33">cey</text:span><text:span text:style-name="T32"> (</text:span><text:span text:style-name="T33">icceykāl</text:span><text:span text:style-name="T32">) as (</text:span><text:span text:style-name="T33">āka</text:span><text:span text:style-name="T32">) one </text:span><text:span text:style-name="T33">kāṇi</text:span><text:span text:style-name="T32"> of land (</text:span><text:span text:style-name="T33">nilam</text:span><text:span text:style-name="T32">) given (</text:span><text:span text:style-name="T33">vaitta</text:span><text:span text:style-name="T32">) by Ceyanāmānampaṉ Kāñci (name?) and three </text:span><text:span text:style-name="T33">kāṇi</text:span><text:span text:style-name="T32">s of land given by Cāyaṉ Paramecuvaṉ. </text:span><text:span text:style-name="T2">T</text:span><text:span text:style-name="T32">hose who protect (</text:span><text:span text:style-name="T33">rakṣi</text:span><text:span text:style-name="T32">{{</text:span><text:span text:style-name="T33">pār</text:span><text:span text:style-name="T32">}}) this donation (</text:span><text:span text:style-name="T33">ittama</text:span><text:span text:style-name="T32"> &gt; </text:span><text:span text:style-name="T33">ittamam</text:span><text:span text:style-name="T32">) … on my head ({{</text:span><text:span text:style-name="T33">e</text:span><text:span text:style-name="T32">}}</text:span><text:span text:style-name="T33">ṉ</text:span><text:span text:style-name="T32"> </text:span><text:span text:style-name="T33">talai</text:span><text:span text:style-name="T32"> </text:span><text:span text:style-name="T33">mē</text:span><text:span text:style-name="T32">{{</text:span><text:span text:style-name="T33">l</text:span><text:span text:style-name="T32">}}). This is under the protection of the Paṉmāhe{{śvaras}}.</text:span></text:p>
      <text:p text:style-name="P20" loext:marker-style-name="T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pitch="variable"/>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Gentium" svg:font-family="Gentium" style:font-family-generic="roman" style:font-pitch="variable"/>
    <style:font-face style:name="Junicode" svg:font-family="Junicode" style:font-family-generic="system" style:font-pitch="variable"/>
    <style:font-face style:name="Latha" svg:font-family="Latha"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Lath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2pt" fo:language="en" fo:country="GB" style:letter-kerning="false" style:font-name-asian="Calibri1" style:font-size-asian="12pt" style:language-asian="en" style:country-asian="US" style:font-name-complex="Lath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language-asian="en" style:country-asian="GB" style:language-complex="ta" style:country-complex="I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Corps_20_de_20_texte_20_Car" style:class="text">
      <style:paragraph-properties fo:orphans="0" fo:widows="0"/>
      <style:text-properties style:font-name="Arial Unicode MS" fo:font-family="'Arial Unicode MS'" style:font-family-generic="swiss" style:font-pitch="variable" fo:font-size="11pt" fo:language="en" fo:country="US" style:font-name-asian="Arial Unicode MS1" style:font-family-asian="'Arial Unicode MS'" style:font-family-generic-asian="system" style:font-pitch-asian="variable" style:font-size-asian="11pt" style:language-asian="en" style:country-asian="US" style:font-name-complex="Arial Unicode MS1" style:font-family-complex="'Arial Unicode MS'"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3335in" fo:margin-bottom="0in" style:contextual-spacing="false" fo:line-height="115%" fo:keep-together="always" fo:keep-with-next="always"/>
      <style:text-properties fo:color="#2f5496" loext:opacity="100%" style:font-name="Calibri Light" fo:font-family="'Calibri Light'" style:font-family-generic="roman" style:font-pitch="variable" fo:font-size="14pt" fo:language="fr" fo:country="FR" fo:font-weight="bold" style:font-name-asian="Calibri1" style:font-family-asian="Calibri" style:font-family-generic-asian="system" style:font-pitch-asian="variable" style:font-size-asian="14pt" style:language-asian="en" style:country-asian="US" style:font-weight-asian="bold" style:font-name-complex="Latha" style:font-family-complex="Lath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139in" fo:margin-bottom="0in" style:contextual-spacing="false" fo:line-height="115%" fo:keep-together="always" fo:keep-with-next="always"/>
      <style:text-properties fo:color="#4472c4" loext:opacity="100%" style:font-name="Calibri Light" fo:font-family="'Calibri Light'" style:font-family-generic="roman" style:font-pitch="variable" fo:font-size="13pt" fo:language="fr" fo:country="FR" fo:font-weight="bold" style:font-name-asian="Calibri1" style:font-family-asian="Calibri" style:font-family-generic-asian="system" style:font-pitch-asian="variable" style:font-size-asian="13pt" style:language-asian="en" style:country-asian="US" style:font-weight-asian="bold" style:font-name-complex="Latha" style:font-family-complex="Lath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139in" fo:margin-bottom="0in" style:contextual-spacing="false" fo:line-height="115%" fo:keep-together="always" fo:keep-with-next="always"/>
      <style:text-properties fo:color="#4472c4" loext:opacity="100%" style:font-name="Calibri Light" fo:font-family="'Calibri Light'" style:font-family-generic="roman" style:font-pitch="variable" fo:font-size="11pt" fo:language="fr" fo:country="FR" fo:font-weight="bold" style:font-name-asian="Calibri1" style:font-family-asian="Calibri" style:font-family-generic-asian="system" style:font-pitch-asian="variable" style:font-size-asian="11pt" style:language-asian="en" style:country-asian="US" style:font-weight-asian="bold" style:font-name-complex="Latha" style:font-family-complex="Latha" style:font-family-generic-complex="system" style:font-pitch-complex="variable" style:font-size-complex="11pt" style:font-weight-complex="bold">
        <loext:char-complex-color loext:theme-type="accent1" loext:color-type="theme"/>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139in" fo:margin-bottom="0in" style:contextual-spacing="false" fo:line-height="115%" fo:keep-together="always" fo:keep-with-next="always"/>
      <style:text-properties fo:color="#4472c4" loext:opacity="100%" style:font-name="Calibri Light" fo:font-family="'Calibri Light'" style:font-family-generic="roman" style:font-pitch="variable" fo:font-size="11pt" fo:language="fr" fo:country="FR" fo:font-style="italic" fo:font-weight="bold" style:font-name-asian="Calibri1" style:font-family-asian="Calibri" style:font-family-generic-asian="system" style:font-pitch-asian="variable" style:font-size-asian="11pt" style:language-asian="en" style:country-asian="US" style:font-style-asian="italic" style:font-weight-asian="bold" style:font-name-complex="Latha" style:font-family-complex="Latha" style:font-family-generic-complex="system" style:font-pitch-complex="variable" style:font-size-complex="11pt"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139in" fo:margin-bottom="0in" style:contextual-spacing="false" fo:line-height="115%" fo:keep-together="always" fo:keep-with-next="always"/>
      <style:text-properties fo:color="#1f3763" loext:opacity="100%" style:font-name="Calibri Light" fo:font-family="'Calibri Light'"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Latha" style:font-family-complex="Latha" style:font-family-generic-complex="system" style:font-pitch-complex="variable" style:font-size-complex="11pt">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text">
      <style:paragraph-properties fo:margin-top="0.139in" fo:margin-bottom="0in" style:contextual-spacing="false" fo:line-height="115%" fo:keep-together="always" fo:keep-with-next="always"/>
      <style:text-properties fo:color="#1f3763" loext:opacity="100%" style:font-name="Calibri Light" fo:font-family="'Calibri Light'" style:font-family-generic="roman" style:font-pitch="variable" fo:font-size="11pt" fo:language="fr" fo:country="FR" fo:font-style="italic" style:font-name-asian="Calibri1" style:font-family-asian="Calibri" style:font-family-generic-asian="system" style:font-pitch-asian="variable" style:font-size-asian="11pt" style:language-asian="en" style:country-asian="US" style:font-style-asian="italic" style:font-name-complex="Latha" style:font-family-complex="Latha" style:font-family-generic-complex="system" style:font-pitch-complex="variable" style:font-size-complex="11pt"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139in" fo:margin-bottom="0in" style:contextual-spacing="false" fo:line-height="115%" fo:keep-together="always" fo:keep-with-next="always"/>
      <style:text-properties fo:color="#404040" loext:opacity="100%" style:font-name="Calibri Light" fo:font-family="'Calibri Light'" style:font-family-generic="roman" style:font-pitch="variable" fo:font-size="11pt" fo:language="fr" fo:country="FR" fo:font-style="italic" style:font-name-asian="Calibri1" style:font-family-asian="Calibri" style:font-family-generic-asian="system" style:font-pitch-asian="variable" style:font-size-asian="11pt" style:language-asian="en" style:country-asian="US" style:font-style-asian="italic" style:font-name-complex="Latha" style:font-family-complex="Latha" style:font-family-generic-complex="system" style:font-pitch-complex="variable" style:font-size-complex="11pt" style:font-style-complex="italic">
        <loext:char-complex-color loext:theme-type="dark1" loext:color-type="theme">
          <loext:transformation loext:type="tint" loext:value="2509"/>
        </loext:char-complex-color>
      </style:text-properties>
    </style:style>
    <style:style style:name="Footnote" style:family="paragraph" style:parent-style-name="Standard" loext:linked-style-name="Note_20_de_20_bas_20_de_20_page_20_Car" style:class="extra">
      <style:text-properties style:font-name="Calibri" fo:font-family="Calibri" style:font-family-generic="roman" style:font-pitch="variable" style:language-asian="en" style:country-asian="US" style:language-complex="ar" style:country-complex="SA"/>
    </style:style>
    <style:style style:name="List_20_Paragraph" style:display-name="List Paragraph" style:family="paragraph" style:parent-style-name="Standard">
      <style:paragraph-properties fo:margin-left="0.5in" fo:margin-top="0in" fo:margin-bottom="0in" style:contextual-spacing="true"/>
      <style:text-properties style:font-name="Calibri" fo:font-family="Calibri" style:font-family-generic="roman" style:font-pitch="variable" style:language-asian="en" style:country-asian="US" style:language-complex="ar" style:country-complex="SA"/>
    </style:style>
    <style:style style:name="Normal_20__28_Web_29_" style:display-name="Normal (Web)" style:family="paragraph" style:parent-style-name="Standard">
      <style:paragraph-properties fo:margin-top="0.1945in" fo:margin-bottom="0.1945in" style:contextual-spacing="false"/>
      <style:text-properties style:font-name-complex="Times New Roman1"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3.15in" style:type="center"/>
          <style:tab-stop style:position="6.3in" style:type="right"/>
        </style:tab-stops>
      </style:paragraph-properties>
      <style:text-properties style:font-name="Calibri" fo:font-family="Calibri" style:font-family-generic="roman" style:font-pitch="variable" style:language-asian="en" style:country-asian="US" style:language-complex="ar" style:country-complex="SA"/>
    </style:style>
    <style:style style:name="Footer" style:family="paragraph" style:parent-style-name="Standard" loext:linked-style-name="Pied_20_de_20_page_20_Car" style:class="extra">
      <style:paragraph-properties>
        <style:tab-stops>
          <style:tab-stop style:position="3.15in" style:type="center"/>
          <style:tab-stop style:position="6.3in" style:type="right"/>
        </style:tab-stops>
      </style:paragraph-properties>
      <style:text-properties style:font-name="Calibri" fo:font-family="Calibri" style:font-family-generic="roman" style:font-pitch="variable" style:language-asian="en" style:country-asian="US" style:language-complex="ar" style:country-complex="SA"/>
    </style:style>
    <style:style style:name="Standard_20__28_WW_29_" style:display-name="Standard (WW)" style:family="paragraph">
      <style:paragraph-properties fo:margin-top="0in" fo:margin-bottom="0in" style:contextual-spacing="false" fo:text-align="start" style:justify-single-word="false" fo:orphans="0" fo:widows="0" fo:hyphenation-ladder-count="no-limit" fo:hyphenation-keep="auto" loext:hyphenation-keep-type="column" style:vertical-align="baseline" style:writing-mode="lr-tb"/>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Lucida Sans" style:font-family-complex="'Lucid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Texte_20_de_20_bulles_20_C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language-asian="en" style:country-asian="GB" style:language-complex="ta" style:country-complex="IN"/>
    </style:style>
    <style:style style:name="Title" style:family="paragraph" style:parent-style-name="Standard" style:next-style-name="Standard" loext:linked-style-name="Titre_20_Car" style:class="chapter">
      <style:paragraph-properties fo:margin-top="0in" fo:margin-bottom="0.2083in" style:contextual-spacing="true" fo:padding-left="0in" fo:padding-right="0in" fo:padding-top="0in" fo:padding-bottom="0.0555in" fo:border-left="none" fo:border-right="none" fo:border-top="none" fo:border-bottom="0.99pt solid #4472c4"/>
      <style:text-properties fo:color="#323e4f" loext:opacity="100%" style:font-name="Calibri Light" fo:font-family="'Calibri Light'" style:font-family-generic="roman" style:font-pitch="variable" fo:font-size="26pt" fo:letter-spacing="0.0035in" fo:language="fr" fo:country="FR" style:letter-kerning="true" style:font-name-asian="Calibri1" style:font-family-asian="Calibri" style:font-family-generic-asian="system" style:font-pitch-asian="variable" style:font-size-asian="26pt" style:language-asian="en" style:country-asian="US" style:font-name-complex="Latha" style:font-family-complex="Latha" style:font-family-generic-complex="system" style:font-pitch-complex="variable" style:font-size-complex="26pt">
        <loext:char-complex-color loext:theme-type="dark2" loext:color-type="theme">
          <loext:transformation loext:type="shade" loext:value="2509"/>
        </loext:char-complex-color>
      </style:text-properties>
    </style:style>
    <style:style style:name="Marginalia" style:family="paragraph" style:parent-style-name="Standard" loext:linked-style-name="Commentaire_20_Car" style:class="text">
      <style:paragraph-properties fo:margin-top="0in" fo:margin-bottom="0.139in" style:contextual-spacing="false"/>
      <style:text-properties style:font-name="Calibri" fo:font-family="Calibri" style:font-family-generic="roman" style:font-pitch="variable" fo:language="fr" fo:country="FR" style:language-asian="en" style:country-asian="US"/>
    </style:style>
    <style:style style:name="annotation_20_subject" style:display-name="annotation subject" style:family="paragraph" style:parent-style-name="Marginalia" style:next-style-name="Marginalia" loext:linked-style-name="Objet_20_du_20_commentaire_20_Car">
      <style:text-properties fo:font-size="10pt" fo:font-weight="bold" style:font-size-asian="10pt" style:font-weight-asian="bold" style:font-size-complex="10pt" style:font-weight-complex="bold"/>
    </style:style>
    <style:style style:name="Text_20_body_20__28_WW_29_" style:display-name="Text body (WW)" style:family="paragraph" style:parent-style-name="Standard_20__28_WW_29_">
      <style:paragraph-properties fo:margin-top="0in" fo:margin-bottom="0.0835in" style:contextual-spacing="false"/>
    </style:style>
    <style:style style:name="Footnote_20__28_WW_29_" style:display-name="Footnote (WW)" style:family="paragraph" style:parent-style-name="Standard_20__28_WW_29_">
      <style:paragraph-properties fo:margin-left="0.1965in" fo:text-indent="-0.1965in" style:auto-text-indent="false" text:number-lines="false" text:line-number="0"/>
      <style:text-properties fo:font-size="10pt" fo:language="en" fo:country="IN"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Note_20_de_20_bas_20_de_20_page_20_Car" style:display-name="Note de bas de page C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pple-converted-space" style:family="text" style:parent-style-name="Default_20_Paragraph_20_Font"/>
    <style:style style:name="En-tête_20_Car" style:display-name="En-tête Car" style:family="text" style:parent-style-name="Default_20_Paragraph_20_Font" loext:linked-style-name="Header"/>
    <style:style style:name="Pied_20_de_20_page_20_Car" style:display-name="Pied de page Car" style:family="text" style:parent-style-name="Default_20_Paragraph_20_Font" loext:linked-style-name="Footer"/>
    <style:style style:name="Page_20_Number" style:display-name="Page Number" style:family="text" style:parent-style-name="Default_20_Paragraph_20_Font"/>
    <style:style style:name="Texte_20_de_20_bulles_20_Car" style:display-name="Texte de bulles Car" style:family="text" style:parent-style-name="Default_20_Paragraph_20_Font" loext:linked-style-name="Balloon_20_Text">
      <style:text-properties style:font-name="Lucida Grande" fo:font-family="'Lucida Grande'" style:font-family-generic="roman" style:font-pitch="variable" fo:font-size="9pt" style:font-size-asian="9pt" style:language-asian="en" style:country-asian="GB" style:font-size-complex="9pt" style:language-complex="ta" style:country-complex="IN"/>
    </style:style>
    <style:style style:name="Emphasis" style:family="text" style:parent-style-name="Default_20_Paragraph_20_Font">
      <style:text-properties fo:font-style="italic" style:font-style-asian="italic" style:font-style-complex="italic"/>
    </style:style>
    <style:style style:name="Titre_20_1_20_Car" style:display-name="Titre 1 Car" style:family="text" style:parent-style-name="Default_20_Paragraph_20_Font" loext:linked-style-name="Heading_20_1">
      <style:text-properties fo:color="#2f5496" loext:opacity="100%" style:font-name="Calibri Light" fo:font-family="'Calibri Light'" style:font-family-generic="roman" style:font-pitch="variable" fo:font-size="14pt" fo:language="fr" fo:country="FR" fo:font-weight="bold" style:font-name-asian="Calibri1" style:font-family-asian="Calibri" style:font-family-generic-asian="system" style:font-pitch-asian="variable" style:font-size-asian="14pt" style:font-weight-asian="bold" style:font-name-complex="Latha" style:font-family-complex="Latha" style:font-family-generic-complex="system" style:font-pitch-complex="variable" style:font-size-complex="14pt" style:language-complex="ta" style:country-complex="IN" style:font-weight-complex="bold">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loext:linked-style-name="Heading_20_2">
      <style:text-properties fo:color="#4472c4" loext:opacity="100%" style:font-name="Calibri Light" fo:font-family="'Calibri Light'" style:font-family-generic="roman" style:font-pitch="variable" fo:font-size="13pt" fo:language="fr" fo:country="FR" fo:font-weight="bold" style:font-name-asian="Calibri1" style:font-family-asian="Calibri" style:font-family-generic-asian="system" style:font-pitch-asian="variable" style:font-size-asian="13pt" style:font-weight-asian="bold" style:font-name-complex="Latha" style:font-family-complex="Latha" style:font-family-generic-complex="system" style:font-pitch-complex="variable" style:font-size-complex="13pt" style:language-complex="ta" style:country-complex="IN" style:font-weight-complex="bold">
        <loext:char-complex-color loext:theme-type="accent1" loext:color-type="theme"/>
      </style:text-properties>
    </style:style>
    <style:style style:name="Titre_20_3_20_Car" style:display-name="Titre 3 Car" style:family="text" style:parent-style-name="Default_20_Paragraph_20_Font" loext:linked-style-name="Heading_20_3">
      <style:text-properties fo:color="#4472c4" loext:opacity="100%" style:font-name="Calibri Light" fo:font-family="'Calibri Light'" style:font-family-generic="roman" style:font-pitch="variable" fo:font-size="11pt" fo:language="fr" fo:country="FR" fo:font-weight="bold" style:font-name-asian="Calibri1" style:font-family-asian="Calibri" style:font-family-generic-asian="system" style:font-pitch-asian="variable" style:font-size-asian="11pt" style:font-weight-asian="bold" style:font-name-complex="Latha" style:font-family-complex="Latha" style:font-family-generic-complex="system" style:font-pitch-complex="variable" style:font-size-complex="11pt" style:language-complex="ta" style:country-complex="IN" style:font-weight-complex="bold">
        <loext:char-complex-color loext:theme-type="accent1" loext:color-type="theme"/>
      </style:text-properties>
    </style:style>
    <style:style style:name="Titre_20_4_20_Car" style:display-name="Titre 4 Car" style:family="text" style:parent-style-name="Default_20_Paragraph_20_Font" loext:linked-style-name="Heading_20_4">
      <style:text-properties fo:color="#4472c4" loext:opacity="100%" style:font-name="Calibri Light" fo:font-family="'Calibri Light'" style:font-family-generic="roman" style:font-pitch="variable" fo:font-size="11pt" fo:language="fr" fo:country="FR" fo:font-style="italic" fo:font-weight="bold" style:font-name-asian="Calibri1" style:font-family-asian="Calibri" style:font-family-generic-asian="system" style:font-pitch-asian="variable" style:font-size-asian="11pt" style:font-style-asian="italic" style:font-weight-asian="bold" style:font-name-complex="Latha" style:font-family-complex="Latha" style:font-family-generic-complex="system" style:font-pitch-complex="variable" style:font-size-complex="11pt" style:language-complex="ta" style:country-complex="IN" style:font-style-complex="italic" style:font-weight-complex="bold">
        <loext:char-complex-color loext:theme-type="accent1" loext:color-type="theme"/>
      </style:text-properties>
    </style:style>
    <style:style style:name="Titre_20_5_20_Car" style:display-name="Titre 5 Car" style:family="text" style:parent-style-name="Default_20_Paragraph_20_Font" loext:linked-style-name="Heading_20_5">
      <style:text-properties fo:color="#1f3763" loext:opacity="100%" style:font-name="Calibri Light" fo:font-family="'Calibri Light'" style:font-family-generic="roman" style:font-pitch="variable" fo:font-size="11pt" fo:language="fr" fo:country="FR" style:font-name-asian="Calibri1" style:font-family-asian="Calibri" style:font-family-generic-asian="system" style:font-pitch-asian="variable" style:font-size-asian="11pt" style:font-name-complex="Latha" style:font-family-complex="Latha" style:font-family-generic-complex="system" style:font-pitch-complex="variable" style:font-size-complex="11pt" style:language-complex="ta" style:country-complex="IN">
        <loext:char-complex-color loext:theme-type="accent1" loext:color-type="theme">
          <loext:transformation loext:type="shade" loext:value="5019"/>
        </loext:char-complex-color>
      </style:text-properties>
    </style:style>
    <style:style style:name="Titre_20_6_20_Car" style:display-name="Titre 6 Car" style:family="text" style:parent-style-name="Default_20_Paragraph_20_Font" loext:linked-style-name="Heading_20_6">
      <style:text-properties fo:color="#1f3763" loext:opacity="100%" style:font-name="Calibri Light" fo:font-family="'Calibri Light'" style:font-family-generic="roman" style:font-pitch="variable" fo:font-size="11pt" fo:language="fr" fo:country="FR" fo:font-style="italic" style:font-name-asian="Calibri1" style:font-family-asian="Calibri" style:font-family-generic-asian="system" style:font-pitch-asian="variable" style:font-size-asian="11pt" style:font-style-asian="italic" style:font-name-complex="Latha" style:font-family-complex="Latha" style:font-family-generic-complex="system" style:font-pitch-complex="variable" style:font-size-complex="11pt" style:language-complex="ta" style:country-complex="IN" style:font-style-complex="italic">
        <loext:char-complex-color loext:theme-type="accent1" loext:color-type="theme">
          <loext:transformation loext:type="shade" loext:value="5019"/>
        </loext:char-complex-color>
      </style:text-properties>
    </style:style>
    <style:style style:name="Titre_20_7_20_Car" style:display-name="Titre 7 Car" style:family="text" style:parent-style-name="Default_20_Paragraph_20_Font" loext:linked-style-name="Heading_20_7">
      <style:text-properties fo:color="#404040" loext:opacity="100%" style:font-name="Calibri Light" fo:font-family="'Calibri Light'" style:font-family-generic="roman" style:font-pitch="variable" fo:font-size="11pt" fo:language="fr" fo:country="FR" fo:font-style="italic" style:font-name-asian="Calibri1" style:font-family-asian="Calibri" style:font-family-generic-asian="system" style:font-pitch-asian="variable" style:font-size-asian="11pt" style:font-style-asian="italic" style:font-name-complex="Latha" style:font-family-complex="Latha" style:font-family-generic-complex="system" style:font-pitch-complex="variable" style:font-size-complex="11pt" style:language-complex="ta" style:country-complex="IN" style:font-style-complex="italic">
        <loext:char-complex-color loext:theme-type="dark1" loext:color-type="theme">
          <loext:transformation loext:type="tint" loext:value="2509"/>
        </loext:char-complex-color>
      </style:text-properties>
    </style:style>
    <style:style style:name="Titre_20_Car" style:display-name="Titre Car" style:family="text" style:parent-style-name="Default_20_Paragraph_20_Font" loext:linked-style-name="Title">
      <style:text-properties fo:color="#323e4f" loext:opacity="100%" style:font-name="Calibri Light" fo:font-family="'Calibri Light'" style:font-family-generic="roman" style:font-pitch="variable" fo:font-size="26pt" fo:letter-spacing="0.0035in" fo:language="fr" fo:country="FR" style:letter-kerning="true" style:font-name-asian="Calibri1" style:font-family-asian="Calibri" style:font-family-generic-asian="system" style:font-pitch-asian="variable" style:font-size-asian="26pt" style:font-name-complex="Latha" style:font-family-complex="Latha" style:font-family-generic-complex="system" style:font-pitch-complex="variable" style:font-size-complex="26pt" style:language-complex="ta" style:country-complex="IN">
        <loext:char-complex-color loext:theme-type="dark2" loext:color-type="theme">
          <loext:transformation loext:type="shade" loext:value="2509"/>
        </loext:char-complex-color>
      </style:text-properties>
    </style:style>
    <style:style style:name="Commentaire_20_Car" style:display-name="Commentaire Car" style:family="text" style:parent-style-name="Default_20_Paragraph_20_Font" loext:linked-style-name="Marginalia">
      <style:text-properties fo:language="fr" fo:country="FR" style:language-complex="ta" style:country-complex="IN"/>
    </style:style>
    <style:style style:name="Objet_20_du_20_commentaire_20_Car" style:display-name="Objet du commentaire Car" style:family="text" style:parent-style-name="Commentaire_20_Car" loext:linked-style-name="annotation_20_subject">
      <style:text-properties fo:font-size="10pt" fo:language="fr" fo:country="FR" fo:font-weight="bold" style:font-size-asian="10pt" style:font-weight-asian="bold" style:font-size-complex="10pt" style:language-complex="ta" style:country-complex="IN" style:font-weight-complex="bold"/>
    </style:style>
    <style:style style:name="Corps_20_de_20_texte_20_Car" style:display-name="Corps de texte Car" style:family="text" style:parent-style-name="Default_20_Paragraph_20_Font">
      <style:text-properties style:font-name="Arial Unicode MS" fo:font-family="'Arial Unicode MS'" style:font-family-generic="swiss" style:font-pitch="variable" fo:font-size="11pt" fo:language="en" fo:country="US" style:font-name-asian="Arial Unicode MS1" style:font-family-asian="'Arial Unicode MS'" style:font-family-generic-asian="system" style:font-pitch-asian="variable" style:font-size-asian="11pt" style:font-name-complex="Arial Unicode MS1" style:font-family-complex="'Arial Unicode MS'" style:font-family-generic-complex="system" style:font-pitch-complex="variable" style:font-size-complex="11pt"/>
    </style:style>
    <style:style style:name="Internet_20_link" style:display-name="Internet link" style:family="tex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alibri" fo:font-family="Calibri"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use-window-font-color="true" loext:opacity="0%" fo:font-size="12pt" style:font-size-asian="12pt"/>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use-window-font-color="true" loext:opacity="0%" fo:font-size="12pt" style:font-size-asian="12pt"/>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color="#000000" loext:opacity="100%"/>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alibri" fo:font-family="Calibri" style:font-family-generic="roman" style:font-pitch="variable" style:font-name-asian="Calibri1" style:font-family-asian="Calibri" style:font-family-generic-asian="system" style:font-pitch-asian="variable" style:font-name-complex="Latha" style:font-family-complex="Latha"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Calibri" fo:font-family="Calibri" style:font-family-generic="roman" style:font-pitch="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Calibri" fo:font-family="Calibri" style:font-family-generic="roman" style:font-pitch="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padding="0in" fo:border="none"/>
    </style:style>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Frame2" text:anchor-type="paragraph" svg:y="0.0008in" draw:z-index="15"><draw:text-box fo:min-height="0.0161in" fo:min-width="0.0161in"><text:p text:style-name="MP1"><text:span text:style-name="Page_20_Number"><text:page-number text:select-page="current">16</text:page-number></text:span></text:p></draw:text-box></draw:frame></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dc:creator>Michaël Meyer</dc:creator>
    <meta:editing-cycles>5554</meta:editing-cycles>
    <meta:creation-date>2019-05-23T10:23:00</meta:creation-date>
    <dc:date>2025-06-10T15:25:04.591618920</dc:date>
    <meta:editing-duration>P16DT13H36M18S</meta:editing-duration>
    <meta:generator>LibreOffice/24.8.7.2$Linux_X86_64 LibreOffice_project/480$Build-2</meta:generator>
    <meta:document-statistic meta:table-count="0" meta:image-count="0" meta:object-count="0" meta:page-count="16" meta:paragraph-count="226" meta:word-count="6095" meta:character-count="41069" meta:non-whitespace-character-count="35185"/>
    <meta:user-defined meta:name="AppVersion">16.0000</meta:user-defined>
    <meta:template xlink:type="simple" xlink:actuate="onRequest" xlink:title="Normal" xlink:href=""/>
  </office:meta>
</office:document-meta>
</file>